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0.6957in"/>
    </style:style>
    <style:style style:name="co8" style:family="table-column">
      <style:table-column-properties fo:break-before="auto" style:column-width="0.5862in"/>
    </style:style>
    <style:style style:name="co1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091in"/>
    </style:style>
    <style:style style:name="co10" style:family="table-column">
      <style:table-column-properties fo:break-before="auto" style:column-width="0.9638in"/>
    </style:style>
    <style:style style:name="co11" style:family="table-column">
      <style:table-column-properties fo:break-before="auto" style:column-width="0.4772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9752in"/>
    </style:style>
    <style:style style:name="co14" style:family="table-column">
      <style:table-column-properties fo:break-before="auto" style:column-width="0.5563in"/>
    </style:style>
    <style:style style:name="co22" style:family="table-column">
      <style:table-column-properties fo:break-before="auto" style:column-width="0.9547in"/>
    </style:style>
    <style:style style:name="co23" style:family="table-column">
      <style:table-column-properties fo:break-before="auto" style:column-width="0.7957in"/>
    </style:style>
    <style:style style:name="co24" style:family="table-column">
      <style:table-column-properties fo:break-before="auto" style:column-width="0.7362in"/>
    </style:style>
    <style:style style:name="co25" style:family="table-column">
      <style:table-column-properties fo:break-before="auto" style:column-width="1.3154in"/>
    </style:style>
    <style:style style:name="co26" style:family="table-column">
      <style:table-column-properties fo:break-before="auto" style:column-width="1.4846in"/>
    </style:style>
    <style:style style:name="co27" style:family="table-column">
      <style:table-column-properties fo:break-before="auto" style:column-width="1.4154in"/>
    </style:style>
    <style:style style:name="co28" style:family="table-column">
      <style:table-column-properties fo:break-before="auto" style:column-width="1.061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9945in"/>
    </style:style>
    <style:style style:name="co31" style:family="table-column">
      <style:table-column-properties fo:break-before="auto" style:column-width="1.1681in"/>
    </style:style>
    <style:style style:name="co32" style:family="table-column">
      <style:table-column-properties fo:break-before="auto" style:column-width="0.4063in"/>
    </style:style>
    <style:style style:name="co33" style:family="table-column">
      <style:table-column-properties fo:break-before="auto" style:column-width="1.2161in"/>
    </style:style>
    <style:style style:name="co34" style:family="table-column">
      <style:table-column-properties fo:break-before="auto" style:column-width="1.0346in"/>
    </style:style>
    <style:style style:name="co35" style:family="table-column">
      <style:table-column-properties fo:break-before="auto" style:column-width="0.7457in"/>
    </style:style>
    <style:style style:name="co36" style:family="table-column">
      <style:table-column-properties fo:break-before="auto" style:column-width="0.5154in"/>
    </style:style>
    <style:style style:name="co37" style:family="table-column">
      <style:table-column-properties fo:break-before="auto" style:column-width="0.6909in"/>
    </style:style>
    <style:style style:name="co38" style:family="table-column">
      <style:table-column-properties fo:break-before="auto" style:column-width="0.8756in"/>
    </style:style>
    <style:style style:name="co39" style:family="table-column">
      <style:table-column-properties fo:break-before="auto" style:column-width="0.5772in"/>
    </style:style>
    <style:style style:name="co40" style:family="table-column">
      <style:table-column-properties fo:break-before="auto" style:column-width="0.4138in"/>
    </style:style>
    <style:style style:name="co41" style:family="table-column">
      <style:table-column-properties fo:break-before="auto" style:column-width="1.489in"/>
    </style:style>
    <style:style style:name="co42" style:family="table-column">
      <style:table-column-properties fo:break-before="auto" style:column-width="1.2839in"/>
    </style:style>
    <style:style style:name="ro5" style:family="table-row">
      <style:table-row-properties style:row-height="0.1638in" fo:break-before="auto" style:use-optimal-row-height="true"/>
    </style:style>
    <style:style style:name="ro7" style:family="table-row">
      <style:table-row-properties style:row-height="0.1689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1" style:family="table-row">
      <style:table-row-properties style:row-height="0.1673in" fo:break-before="auto" style:use-optimal-row-height="true"/>
    </style:style>
    <style:style style:name="ro10" style:family="table-row">
      <style:table-row-properties style:row-height="0.7146in" fo:break-before="auto" style:use-optimal-row-height="false"/>
    </style:style>
    <style:style style:name="ro6" style:family="table-row">
      <style:table-row-properties style:row-height="0.1638in" fo:break-before="auto" style:use-optimal-row-height="false"/>
    </style:style>
    <style:style style:name="ro12" style:family="table-row">
      <style:table-row-properties style:row-height="1.5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7" style:family="table-cell" style:parent-style-name="Default">
      <style:table-cell-properties fo:background-color="#ffff00"/>
      <style:text-properties fo:language="en" fo:country="US" style:language-asian="en" style:country-asian="US" style:language-complex="en" style:country-complex="US"/>
    </style:style>
    <style:style style:name="ce8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950e"/>
    </style:style>
    <style:style style:name="ce16" style:family="table-cell" style:parent-style-name="Default">
      <style:text-properties fo:language="en" fo:country="US" style:language-asian="en" style:country-asian="US" style:font-size-complex="5.65000009536743pt" style:language-complex="en" style:country-complex="US"/>
    </style:style>
    <style:style style:name="ce13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hyphenate="tru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Bilan" table:style-name="ta1" table:print="false">
        <office:forms form:automatic-focus="false" form:apply-design-mode="false"/>
        <table:table-column table:style-name="co1" table:default-cell-style-name="Default"/>
        <table:table-column table:style-name="co33" table:number-columns-repeated="2" table:default-cell-style-name="Default"/>
        <table:table-column table:style-name="co1" table:number-columns-repeated="12" table:default-cell-style-name="Default"/>
        <table:table-row table:style-name="ro5">
          <table:table-cell table:number-columns-repeated="2"/>
          <table:table-cell office:value-type="float" office:value="1.1">
            <text:p>1.1</text:p>
          </table:table-cell>
          <table:table-cell office:value-type="string">
            <text:p>1.2.a</text:p>
          </table:table-cell>
          <table:table-cell office:value-type="string">
            <text:p>1.2.b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7">
          <table:table-cell office:value-type="string">
            <text:p>Bareme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formula="of:=SUM([.C2:.J2])" office:value-type="float" office:value="20">
            <text:p>20</text:p>
          </table:table-cell>
          <table:table-cell table:number-columns-repeated="4"/>
        </table:table-row>
        <table:table-row table:style-name="ro5">
          <table:table-cell table:number-columns-repeated="15"/>
        </table:table-row>
        <table:table-row table:style-name="ro7">
          <table:table-cell table:number-columns-repeated="2"/>
          <table:table-cell office:value-type="string">
            <text:p>MOYENNE DS1</text:p>
          </table:table-cell>
          <table:table-cell office:value-type="string">
            <text:p>Ecart type</text:p>
          </table:table-cell>
          <table:table-cell office:value-type="string">
            <text:p>1 quartile</text:p>
          </table:table-cell>
          <table:table-cell office:value-type="string">
            <text:p>Mediane</text:p>
          </table:table-cell>
          <table:table-cell office:value-type="string">
            <text:p>3 quartile</text:p>
          </table:table-cell>
          <table:table-cell office:value-type="string">
            <text:p>MOYENNE TP</text:p>
          </table:table-cell>
          <table:table-cell office:value-type="string">
            <text:p>1 quartile</text:p>
          </table:table-cell>
          <table:table-cell office:value-type="string">
            <text:p>Médiane</text:p>
          </table:table-cell>
          <table:table-cell office:value-type="string">
            <text:p>3 <text:s/>quartile</text:p>
          </table:table-cell>
          <table:table-cell table:number-columns-repeated="4"/>
        </table:table-row>
        <table:table-row table:style-name="ro5">
          <table:table-cell office:value-type="string">
            <text:p>INFO1</text:p>
          </table:table-cell>
          <table:table-cell table:formula="of:=AVERAGE([INFO1.$P$38:INFO1.$P$67])" office:value-type="float" office:value="9.90833333333333">
            <text:p>9.91</text:p>
          </table:table-cell>
          <table:table-cell table:formula="of:=[INFO1.J2]" office:value-type="float" office:value="10.95">
            <text:p>10.95</text:p>
          </table:table-cell>
          <table:table-cell table:formula="of:=[INFO1.K2]" office:value-type="float" office:value="2.82842712474619">
            <text:p>2.83</text:p>
          </table:table-cell>
          <table:table-cell table:formula="of:=QUARTILE([$INFO1.$J$3:$INFO1.$J$32];1)" office:value-type="float" office:value="7.625">
            <text:p>7.63</text:p>
          </table:table-cell>
          <table:table-cell table:formula="of:=QUARTILE([$INFO1.$J$3:$INFO1.$J$32];2)" office:value-type="float" office:value="10.75">
            <text:p>10.75</text:p>
          </table:table-cell>
          <table:table-cell table:formula="of:=QUARTILE([$INFO1.$J$3:$INFO1.$J$32];3)" office:value-type="float" office:value="13.75">
            <text:p>13.75</text:p>
          </table:table-cell>
          <table:table-cell table:formula="of:=[INFO1.L2]" office:value-type="float" office:value="10.7666666666667">
            <text:p>10.77</text:p>
          </table:table-cell>
          <table:table-cell table:style-name="ce13" table:formula="of:=QUARTILE([$INFO1.$L$3:$INFO1.$L$35];1)" office:value-type="float" office:value="8">
            <text:p>8</text:p>
          </table:table-cell>
          <table:table-cell table:style-name="ce13" table:formula="of:=QUARTILE([$INFO1.$L$3:$INFO1.$L$35];2)" office:value-type="float" office:value="11">
            <text:p>11</text:p>
          </table:table-cell>
          <table:table-cell table:style-name="ce13" table:formula="of:=QUARTILE([$INFO1.$L$3:$INFO1.$L$35];3)" office:value-type="float" office:value="14">
            <text:p>14</text:p>
          </table:table-cell>
          <table:table-cell table:number-columns-repeated="4"/>
        </table:table-row>
        <table:table-row table:style-name="ro5">
          <table:table-cell office:value-type="string">
            <text:p>INFO2</text:p>
          </table:table-cell>
          <table:table-cell table:formula="of:=AVERAGE([INFO2.$P$34:INFO2.$P$63])" office:value-type="float" office:value="10.4916666666667">
            <text:p>10.49</text:p>
          </table:table-cell>
          <table:table-cell table:formula="of:=[INFO2.J2]" office:value-type="float" office:value="11.7592592592593">
            <text:p>11.76</text:p>
          </table:table-cell>
          <table:table-cell table:formula="of:=[INFO2.K2]" office:value-type="float" office:value="3.50924704385639">
            <text:p>3.51</text:p>
          </table:table-cell>
          <table:table-cell table:formula="of:=QUARTILE([$INFO2.$J$3:$INFO2.$J$30];1)" office:value-type="float" office:value="9.75">
            <text:p>9.75</text:p>
          </table:table-cell>
          <table:table-cell table:formula="of:=QUARTILE([$INFO2.$J$3:$INFO2.$J$30];2)" office:value-type="float" office:value="11">
            <text:p>11</text:p>
          </table:table-cell>
          <table:table-cell table:formula="of:=QUARTILE([$INFO2.$J$3:$INFO2.$J$30];3)" office:value-type="float" office:value="14.25">
            <text:p>14.25</text:p>
          </table:table-cell>
          <table:table-cell table:formula="of:=[INFO2.L2]" office:value-type="float" office:value="10.0714285714286">
            <text:p>10.07</text:p>
          </table:table-cell>
          <table:table-cell table:style-name="ce13" table:formula="of:=QUARTILE([$INFO2.$L$3:$INFO2.$L$30];1)" office:value-type="float" office:value="5">
            <text:p>5</text:p>
          </table:table-cell>
          <table:table-cell table:style-name="ce13" table:formula="of:=QUARTILE([$INFO2.$L$3:$INFO2.$L$30];2)" office:value-type="float" office:value="11">
            <text:p>11</text:p>
          </table:table-cell>
          <table:table-cell table:style-name="ce13" table:formula="of:=QUARTILE([$INFO2.$L$3:$INFO2.$L$30];3)" office:value-type="float" office:value="12.25">
            <text:p>12.25</text:p>
          </table:table-cell>
          <table:table-cell table:number-columns-repeated="4"/>
        </table:table-row>
        <table:table-row table:style-name="ro5">
          <table:table-cell office:value-type="string">
            <text:p>INFO3</text:p>
          </table:table-cell>
          <table:table-cell table:formula="of:=AVERAGE([INFO3.$P$34:INFO3.$P$59])" office:value-type="float" office:value="9.83653846153846">
            <text:p>9.84</text:p>
          </table:table-cell>
          <table:table-cell table:formula="of:=[INFO3.J2]" office:value-type="float" office:value="9.6551724137931">
            <text:p>9.66</text:p>
          </table:table-cell>
          <table:table-cell table:formula="of:=[INFO3.K2]" office:value-type="float" office:value="4.41811095758103">
            <text:p>4.42</text:p>
          </table:table-cell>
          <table:table-cell table:formula="of:=QUARTILE([$INFO3.$J$3:$INFO3.$J$31];1)" office:value-type="float" office:value="6">
            <text:p>6</text:p>
          </table:table-cell>
          <table:table-cell table:formula="of:=QUARTILE([$INFO3.$J$3:$INFO3.$J$31];2)" office:value-type="float" office:value="9.5">
            <text:p>9.5</text:p>
          </table:table-cell>
          <table:table-cell table:formula="of:=QUARTILE([$INFO3.$J$3:$INFO3.$J$31];3)" office:value-type="float" office:value="13.5">
            <text:p>13.5</text:p>
          </table:table-cell>
          <table:table-cell table:formula="of:=[INFO3.L2]" office:value-type="float" office:value="13.8103448275862">
            <text:p>13.81</text:p>
          </table:table-cell>
          <table:table-cell table:style-name="ce13" table:formula="of:=QUARTILE([$INFO3.$L$3:$INFO3.$L$31];1)" office:value-type="float" office:value="12.5">
            <text:p>12.5</text:p>
          </table:table-cell>
          <table:table-cell table:style-name="ce13" table:formula="of:=QUARTILE([$INFO3.$L$3:$INFO3.$L$31];2)" office:value-type="float" office:value="14">
            <text:p>14</text:p>
          </table:table-cell>
          <table:table-cell table:style-name="ce13" table:formula="of:=QUARTILE([$INFO3.$L$3:$INFO3.$L$31];3)" office:value-type="float" office:value="17">
            <text:p>17</text:p>
          </table:table-cell>
          <table:table-cell table:number-columns-repeated="4"/>
        </table:table-row>
        <table:table-row table:style-name="ro5">
          <table:table-cell office:value-type="string">
            <text:p>INFO4</text:p>
          </table:table-cell>
          <table:table-cell table:formula="of:=AVERAGE([INFO4.$P$46:INFO4.$P$69])" office:value-type="float" office:value="10.3385416666667">
            <text:p>10.34</text:p>
          </table:table-cell>
          <table:table-cell table:formula="of:=[INFO4.J2]" office:value-type="float" office:value="10.5">
            <text:p>10.5</text:p>
          </table:table-cell>
          <table:table-cell table:formula="of:=[INFO4.K2]" office:value-type="float" office:value="4.5467655452065">
            <text:p>4.55</text:p>
          </table:table-cell>
          <table:table-cell table:formula="of:=QUARTILE([$INFO4.$J$3:$INFO4.$J$29];1)" office:value-type="float" office:value="7.75">
            <text:p>7.75</text:p>
          </table:table-cell>
          <table:table-cell table:formula="of:=QUARTILE([$INFO4.$J$3:$INFO4.$J$29];2)" office:value-type="float" office:value="10.5">
            <text:p>10.5</text:p>
          </table:table-cell>
          <table:table-cell table:formula="of:=QUARTILE([$INFO4.$J$3:$INFO4.$J$29];3)" office:value-type="float" office:value="13.25">
            <text:p>13.25</text:p>
          </table:table-cell>
          <table:table-cell table:formula="of:=[INFO4.L2]" office:value-type="float" office:value="10.640625">
            <text:p>10.64</text:p>
          </table:table-cell>
          <table:table-cell table:style-name="ce13" table:formula="of:=QUARTILE([$INFO4.$L$3:$INFO4.$L$35];1)" office:value-type="float" office:value="5">
            <text:p>5</text:p>
          </table:table-cell>
          <table:table-cell table:style-name="ce13" table:formula="of:=QUARTILE([$INFO4.$L$3:$INFO4.$L$35];2)" office:value-type="float" office:value="11.5">
            <text:p>11.5</text:p>
          </table:table-cell>
          <table:table-cell table:style-name="ce13" table:formula="of:=QUARTILE([$INFO4.$L$3:$INFO4.$L$35];3)" office:value-type="float" office:value="13.5">
            <text:p>13.5</text:p>
          </table:table-cell>
          <table:table-cell table:number-columns-repeated="4"/>
        </table:table-row>
        <table:table-row table:style-name="ro5">
          <table:table-cell office:value-type="string">
            <text:p>INFO5</text:p>
          </table:table-cell>
          <table:table-cell table:formula="of:=AVERAGE([INFO5.$P$34:INFO5.$P$61])" office:value-type="float" office:value="9.4375">
            <text:p>9.44</text:p>
          </table:table-cell>
          <table:table-cell table:formula="of:=[INFO5.J2]" office:value-type="float" office:value="10.0357142857143">
            <text:p>10.04</text:p>
          </table:table-cell>
          <table:table-cell table:formula="of:=[INFO5.K2]" office:value-type="float" office:value="4.58848916357365">
            <text:p>4.59</text:p>
          </table:table-cell>
          <table:table-cell table:formula="of:=QUARTILE([$INFO5.$J$3:$INFO5.$J$30];1)" office:value-type="float" office:value="7.375">
            <text:p>7.38</text:p>
          </table:table-cell>
          <table:table-cell table:formula="of:=QUARTILE([$INFO5.$J$3:$INFO5.$J$30];2)" office:value-type="float" office:value="10">
            <text:p>10</text:p>
          </table:table-cell>
          <table:table-cell table:formula="of:=QUARTILE([$INFO5.$J$3:$INFO5.$J$30];3)" office:value-type="float" office:value="13.5">
            <text:p>13.5</text:p>
          </table:table-cell>
          <table:table-cell table:formula="of:=[INFO5.L2]" office:value-type="float" office:value="12.0357142857143">
            <text:p>12.04</text:p>
          </table:table-cell>
          <table:table-cell table:style-name="ce13" table:formula="of:=QUARTILE([$INFO5.$L$3:$INFO5.$L$30];1)" office:value-type="float" office:value="11">
            <text:p>11</text:p>
          </table:table-cell>
          <table:table-cell table:style-name="ce13" table:formula="of:=QUARTILE([$INFO5.$L$3:$INFO5.$L$30];2)" office:value-type="float" office:value="12.5">
            <text:p>12.5</text:p>
          </table:table-cell>
          <table:table-cell table:style-name="ce13" table:formula="of:=QUARTILE([$INFO5.$L$3:$INFO5.$L$30];3)" office:value-type="float" office:value="14">
            <text:p>14</text:p>
          </table:table-cell>
          <table:table-cell table:number-columns-repeated="4"/>
        </table:table-row>
        <table:table-row table:style-name="ro5">
          <table:table-cell office:value-type="string">
            <text:p>MIAGE1</text:p>
          </table:table-cell>
          <table:table-cell/>
          <table:table-cell table:formula="of:=[MIAGE1.J2]" office:value-type="float" office:value="11.0952380952381">
            <text:p>11.1</text:p>
          </table:table-cell>
          <table:table-cell table:formula="of:=[MIAGE1.K2]" office:value-type="float" office:value="3.37127219169206">
            <text:p>3.37</text:p>
          </table:table-cell>
          <table:table-cell table:formula="of:=QUARTILE([$MIAGE1.$J$3:$MIAGE1.$J$24];1)" office:value-type="float" office:value="9">
            <text:p>9</text:p>
          </table:table-cell>
          <table:table-cell table:formula="of:=QUARTILE([$MIAGE1.$J$3:$MIAGE1.$J$24];2)" office:value-type="float" office:value="11">
            <text:p>11</text:p>
          </table:table-cell>
          <table:table-cell table:formula="of:=QUARTILE([$MIAGE1.$J$3:$MIAGE1.$J$24];3)" office:value-type="float" office:value="13">
            <text:p>13</text:p>
          </table:table-cell>
          <table:table-cell/>
          <table:table-cell table:style-name="ce13" table:formula="of:=QUARTILE([$MIAGE1.$L$3:$MIAGE1.$L$30];2)" office:value-type="float" office:value="0">
            <text:p>#VALEUR !</text:p>
          </table:table-cell>
          <table:table-cell table:style-name="ce13" table:formula="of:=QUARTILE([$MIAGE1.$L$3:$MIAGE1.$L$35];2)" office:value-type="float" office:value="0">
            <text:p>#VALEUR !</text:p>
          </table:table-cell>
          <table:table-cell table:style-name="ce13" table:formula="of:=QUARTILE([$MIAGE1.$L$3:$MIAGE1.$L$35];3)" office:value-type="float" office:value="0">
            <text:p>#VALEUR !</text:p>
          </table:table-cell>
          <table:table-cell table:number-columns-repeated="4"/>
        </table:table-row>
        <table:table-row table:style-name="ro5">
          <table:table-cell office:value-type="string">
            <text:p>MIAGE2</text:p>
          </table:table-cell>
          <table:table-cell/>
          <table:table-cell table:formula="of:=[MIAGE2.J2]" office:value-type="float" office:value="8.675">
            <text:p>8.68</text:p>
          </table:table-cell>
          <table:table-cell table:formula="of:=[MIAGE2.K2]" office:value-type="float" office:value="4.57186763633972">
            <text:p>4.57</text:p>
          </table:table-cell>
          <table:table-cell table:formula="of:=QUARTILE([$MIAGE2.$J$3:$MIAGE2.$J$22];1)" office:value-type="float" office:value="5.625">
            <text:p>5.63</text:p>
          </table:table-cell>
          <table:table-cell table:formula="of:=QUARTILE([$MIAGE2.$J$3:$MIAGE2.$J$22];2)" office:value-type="float" office:value="9.5">
            <text:p>9.5</text:p>
          </table:table-cell>
          <table:table-cell table:formula="of:=QUARTILE([$MIAGE2.$J$3:$MIAGE2.$J$22];3)" office:value-type="float" office:value="11.5">
            <text:p>11.5</text:p>
          </table:table-cell>
          <table:table-cell/>
          <table:table-cell table:style-name="ce13" table:formula="of:=QUARTILE([$MIAGE2.$L$3:$MIAGE2.$L$35];1)" office:value-type="float" office:value="0">
            <text:p>#VALEUR !</text:p>
          </table:table-cell>
          <table:table-cell table:style-name="ce13" table:formula="of:=QUARTILE([$MIAGE2.$L$3:$MIAGE2.$L$35];2)" office:value-type="float" office:value="0">
            <text:p>#VALEUR !</text:p>
          </table:table-cell>
          <table:table-cell table:style-name="ce13" table:formula="of:=QUARTILE([$MIAGE2.$L$3:$MIAGE2.$L$35];3)" office:value-type="float" office:value="0">
            <text:p>#VALEUR !</text:p>
          </table:table-cell>
          <table:table-cell table:number-columns-repeated="4"/>
        </table:table-row>
        <table:table-row table:style-name="ro5">
          <table:table-cell table:number-columns-repeated="2"/>
          <table:table-cell table:formula="of:=AVERAGE([.C5:.C9])" office:value-type="float" office:value="10.5800291917533">
            <text:p>10.58</text:p>
          </table:table-cell>
          <table:table-cell table:formula="of:=AVERAGE([.D5:.D9])" office:value-type="float" office:value="3.97820796699275">
            <text:p>3.98</text:p>
          </table:table-cell>
          <table:table-cell table:formula="of:=AVERAGE([.E5:.E9])" office:value-type="float" office:value="7.7">
            <text:p>7.7</text:p>
          </table:table-cell>
          <table:table-cell table:formula="of:=AVERAGE([.F5:.F9])" office:value-type="float" office:value="10.35">
            <text:p>10.35</text:p>
          </table:table-cell>
          <table:table-cell table:formula="of:=AVERAGE([.G5:.G9])" office:value-type="float" office:value="13.65">
            <text:p>13.65</text:p>
          </table:table-cell>
          <table:table-cell table:formula="of:=AVERAGE([.H5:.H9])" office:value-type="float" office:value="11.4649558702791">
            <text:p>11.46</text:p>
          </table:table-cell>
          <table:table-cell table:formula="of:=AVERAGE([.I5:.I9])" office:value-type="float" office:value="8.3">
            <text:p>8.3</text:p>
          </table:table-cell>
          <table:table-cell table:formula="of:=AVERAGE([.J5:.J9])" office:value-type="float" office:value="12">
            <text:p>12</text:p>
          </table:table-cell>
          <table:table-cell table:formula="of:=AVERAGE([.K5:.K9])" office:value-type="float" office:value="14.15">
            <text:p>14.15</text:p>
          </table:table-cell>
          <table:table-cell table:number-columns-repeated="4"/>
        </table:table-row>
        <table:table-row table:style-name="ro5">
          <table:table-cell table:number-columns-repeated="15"/>
        </table:table-row>
        <table:table-row table:style-name="ro5">
          <table:table-cell table:number-columns-repeated="2"/>
          <table:table-cell table:style-name="ce2" office:value-type="float" office:value="1.1">
            <text:p>1.1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1.3">
            <text:p>1.3</text:p>
          </table:table-cell>
          <table:table-cell table:style-name="ce2" office:value-type="float" office:value="2.1">
            <text:p>2.1</text:p>
          </table:table-cell>
          <table:table-cell table:style-name="ce2" office:value-type="float" office:value="3.1">
            <text:p>3.1</text:p>
          </table:table-cell>
          <table:table-cell table:style-name="ce2" office:value-type="float" office:value="3.2">
            <text:p>3.2</text:p>
          </table:table-cell>
          <table:table-cell table:style-name="ce2" office:value-type="float" office:value="3.3">
            <text:p>3.3</text:p>
          </table:table-cell>
          <table:table-cell table:style-name="ce2" office:value-type="float" office:value="3.4">
            <text:p>3.4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4.1">
            <text:p>4.1</text:p>
          </table:table-cell>
          <table:table-cell table:style-name="ce2" office:value-type="float" office:value="4.2">
            <text:p>4.2</text:p>
          </table:table-cell>
          <table:table-cell table:style-name="ce2" office:value-type="float" office:value="4.3">
            <text:p>4.3</text:p>
          </table:table-cell>
          <table:table-cell/>
        </table:table-row>
        <table:table-row table:style-name="ro7">
          <table:table-cell office:value-type="string">
            <text:p>Bareme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C15:.N15])" office:value-type="float" office:value="21">
            <text:p>21</text:p>
          </table:table-cell>
        </table:table-row>
        <table:table-row table:style-name="ro5" table:number-rows-repeated="2">
          <table:table-cell table:number-columns-repeated="15"/>
        </table:table-row>
        <table:table-row table:style-name="ro8">
          <table:table-cell/>
          <table:table-cell office:value-type="string">
            <text:p>Ecart type</text:p>
          </table:table-cell>
          <table:table-cell office:value-type="string">
            <text:p>1 quartile</text:p>
          </table:table-cell>
          <table:table-cell office:value-type="string">
            <text:p>Mediane</text:p>
          </table:table-cell>
          <table:table-cell office:value-type="string">
            <text:p>3 quartile</text:p>
          </table:table-cell>
          <table:table-cell table:number-columns-repeated="10"/>
        </table:table-row>
        <table:table-row table:style-name="ro5">
          <table:table-cell table:formula="of:=AVERAGE([INFO1.$P$38:INFO1.$P$67])" office:value-type="float" office:value="9.90833333333333">
            <text:p>9.91</text:p>
          </table:table-cell>
          <table:table-cell table:formula="of:=STDEV([INFO1.$P$38:INFO1.$P$67])" office:value-type="float" office:value="4.3189055792294">
            <text:p>4.32</text:p>
          </table:table-cell>
          <table:table-cell table:formula="of:=QUARTILE([INFO1.$P$38:INFO1.$P$67];1)" office:value-type="float" office:value="6.5625">
            <text:p>6.56</text:p>
          </table:table-cell>
          <table:table-cell table:formula="of:=QUARTILE([INFO1.$P$38:INFO1.$P$67];2)" office:value-type="float" office:value="10">
            <text:p>10</text:p>
          </table:table-cell>
          <table:table-cell table:formula="of:=QUARTILE([INFO1.$P$38:INFO1.$P$67];3)" office:value-type="float" office:value="12.6875">
            <text:p>12.69</text:p>
          </table:table-cell>
          <table:table-cell table:number-columns-repeated="10"/>
        </table:table-row>
        <table:table-row table:style-name="ro5">
          <table:table-cell table:formula="of:=AVERAGE([INFO2.$P$34:INFO2.$P$63])" office:value-type="float" office:value="10.4916666666667">
            <text:p>10.49</text:p>
          </table:table-cell>
          <table:table-cell table:formula="of:=STDEV([INFO2.$P$34:INFO2.$P$63])" office:value-type="float" office:value="4.90314964454295">
            <text:p>4.9</text:p>
          </table:table-cell>
          <table:table-cell table:formula="of:=QUARTILE([INFO2.$P$34:INFO2.$P$63];1)" office:value-type="float" office:value="6.125">
            <text:p>6.13</text:p>
          </table:table-cell>
          <table:table-cell table:formula="of:=QUARTILE([INFO2.$P$34:INFO2.$P$63];2)" office:value-type="float" office:value="10.75">
            <text:p>10.75</text:p>
          </table:table-cell>
          <table:table-cell table:formula="of:=QUARTILE([INFO2.$P$34:INFO2.$P$63];3)" office:value-type="float" office:value="14">
            <text:p>14</text:p>
          </table:table-cell>
          <table:table-cell table:number-columns-repeated="10"/>
        </table:table-row>
        <table:table-row table:style-name="ro5">
          <table:table-cell table:formula="of:=AVERAGE([INFO3.$P$34:INFO3.$P$59])" office:value-type="float" office:value="9.83653846153846">
            <text:p>9.84</text:p>
          </table:table-cell>
          <table:table-cell table:formula="of:=STDEV([INFO3.$P$34:INFO3.$P$59])" office:value-type="float" office:value="3.20931636621595">
            <text:p>3.21</text:p>
          </table:table-cell>
          <table:table-cell table:formula="of:=QUARTILE([INFO3.$P$34:INFO3.$P$59];1)" office:value-type="float" office:value="7.8125">
            <text:p>7.81</text:p>
          </table:table-cell>
          <table:table-cell table:formula="of:=QUARTILE([INFO3.$P$34:INFO3.$P$59];2)" office:value-type="float" office:value="9.875">
            <text:p>9.88</text:p>
          </table:table-cell>
          <table:table-cell table:formula="of:=QUARTILE([INFO3.$P$34:INFO3.$P$59];3)" office:value-type="float" office:value="12.375">
            <text:p>12.38</text:p>
          </table:table-cell>
          <table:table-cell table:number-columns-repeated="10"/>
        </table:table-row>
        <table:table-row table:style-name="ro5">
          <table:table-cell table:formula="of:=AVERAGE([INFO4.$P$46:INFO4.$P$69])" office:value-type="float" office:value="10.3385416666667">
            <text:p>10.34</text:p>
          </table:table-cell>
          <table:table-cell table:formula="of:=STDEV([INFO4.$P$46:INFO4.$P$69])" office:value-type="float" office:value="4.24655857575506">
            <text:p>4.25</text:p>
          </table:table-cell>
          <table:table-cell table:formula="of:=QUARTILE([INFO4.$P$46:INFO4.$P$69];1)" office:value-type="float" office:value="8.0625">
            <text:p>8.06</text:p>
          </table:table-cell>
          <table:table-cell table:formula="of:=QUARTILE([INFO4.$P$46:INFO4.$P$69];2)" office:value-type="float" office:value="9.625">
            <text:p>9.63</text:p>
          </table:table-cell>
          <table:table-cell table:formula="of:=QUARTILE([INFO4.$P$46:INFO4.$P$69];3)" office:value-type="float" office:value="13.125">
            <text:p>13.13</text:p>
          </table:table-cell>
          <table:table-cell table:number-columns-repeated="10"/>
        </table:table-row>
        <table:table-row table:style-name="ro5">
          <table:table-cell table:formula="of:=AVERAGE([INFO5.$P$34:INFO5.$P$61])" office:value-type="float" office:value="9.4375">
            <text:p>9.44</text:p>
          </table:table-cell>
          <table:table-cell table:formula="of:=STDEV([INFO5.$P$34:INFO5.$P$61])" office:value-type="float" office:value="4.48692803019484">
            <text:p>4.49</text:p>
          </table:table-cell>
          <table:table-cell table:formula="of:=QUARTILE([INFO5.$P$34:INFO5.$P$61];1)" office:value-type="float" office:value="6.125">
            <text:p>6.13</text:p>
          </table:table-cell>
          <table:table-cell table:formula="of:=QUARTILE([INFO5.$P$34:INFO5.$P$61];2)" office:value-type="float" office:value="9.25">
            <text:p>9.25</text:p>
          </table:table-cell>
          <table:table-cell table:formula="of:=QUARTILE([INFO5.$P$34:INFO5.$P$61];3)" office:value-type="float" office:value="12.5625">
            <text:p>12.56</text:p>
          </table:table-cell>
          <table:table-cell table:number-columns-repeated="10"/>
        </table:table-row>
        <table:table-row table:style-name="ro5">
          <table:table-cell table:formula="of:=AVERAGE([.A19:.A23])" office:value-type="float" office:value="10.002516025641">
            <text:p>10</text:p>
          </table:table-cell>
          <table:table-cell table:formula="of:=AVERAGE([.B19:.B23])" office:value-type="float" office:value="4.23297163918764">
            <text:p>4.23</text:p>
          </table:table-cell>
          <table:table-cell table:formula="of:=AVERAGE([.C19:.C23])" office:value-type="float" office:value="6.9375">
            <text:p>6.94</text:p>
          </table:table-cell>
          <table:table-cell table:formula="of:=AVERAGE([.D19:.D23])" office:value-type="float" office:value="9.9">
            <text:p>9.9</text:p>
          </table:table-cell>
          <table:table-cell table:formula="of:=AVERAGE([.E19:.E23])" office:value-type="float" office:value="12.95">
            <text:p>12.95</text:p>
          </table:table-cell>
          <table:table-cell table:number-columns-repeated="10"/>
        </table:table-row>
      </table:table>
      <table:table table:name="INFO1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3" table:default-cell-style-name="Default"/>
        <table:table-row table:style-name="ro5">
          <table:table-cell table:number-columns-repeated="2"/>
          <table:table-cell office:value-type="float" office:value="1.1">
            <text:p>1.1</text:p>
          </table:table-cell>
          <table:table-cell office:value-type="string">
            <text:p>1.2.a</text:p>
          </table:table-cell>
          <table:table-cell office:value-type="string">
            <text:p>1.2.b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S1</text:p>
          </table:table-cell>
          <table:table-cell/>
          <table:table-cell office:value-type="string">
            <text:p>TP</text:p>
          </table:table-cell>
          <table:table-cell table:number-columns-repeated="4"/>
        </table:table-row>
        <table:table-row table:style-name="ro5">
          <table:table-cell table:number-columns-repeated="2"/>
          <table:table-cell table:formula="of:=[$Bilan.$C$2]" office:value-type="float" office:value="3">
            <text:p>3</text:p>
          </table:table-cell>
          <table:table-cell table:formula="of:=[$Bilan.$D$2]" office:value-type="float" office:value="2">
            <text:p>2</text:p>
          </table:table-cell>
          <table:table-cell table:formula="of:=[$Bilan.$E$2]" office:value-type="float" office:value="3">
            <text:p>3</text:p>
          </table:table-cell>
          <table:table-cell table:formula="of:=[$Bilan.$F$2]" office:value-type="float" office:value="2">
            <text:p>2</text:p>
          </table:table-cell>
          <table:table-cell table:formula="of:=[$Bilan.$G$2]" office:value-type="float" office:value="3">
            <text:p>3</text:p>
          </table:table-cell>
          <table:table-cell table:formula="of:=[$Bilan.$H$2]" office:value-type="float" office:value="4">
            <text:p>4</text:p>
          </table:table-cell>
          <table:table-cell table:formula="of:=[$Bilan.$J$2]" office:value-type="float" office:value="3">
            <text:p>3</text:p>
          </table:table-cell>
          <table:table-cell table:formula="of:=AVERAGE([.J3:.J32])" office:value-type="float" office:value="10.95">
            <text:p>10.95</text:p>
          </table:table-cell>
          <table:table-cell table:formula="of:=STDEV([.J3];[.J32])" office:value-type="float" office:value="2.82842712474619">
            <text:p>2.83</text:p>
          </table:table-cell>
          <table:table-cell table:formula="of:=AVERAGE([.L3:.L32])" office:value-type="float" office:value="10.7666666666667">
            <text:p>10.77</text:p>
          </table:table-cell>
          <table:table-cell table:number-columns-repeated="4"/>
        </table:table-row>
        <table:table-row table:style-name="ro7">
          <table:table-cell office:value-type="string">
            <text:p>Binois</text:p>
          </table:table-cell>
          <table:table-cell office:value-type="string">
            <text:p>Olivier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table:formula="of:=CEILING(SUMPRODUCT([.$C$2:.$I$2];[.$C3:.$I3])/4;0.5;0)" office:value-type="float" office:value="11.5">
            <text:p>11.5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  <table:table-row table:style-name="ro7">
          <table:table-cell office:value-type="string">
            <text:p>Bossut</text:p>
          </table:table-cell>
          <table:table-cell office:value-type="string">
            <text:p>Jérémy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4:.$I4])/4;0.5;0)" office:value-type="float" office:value="13">
            <text:p>13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7">
          <table:table-cell office:value-type="string">
            <text:p>Bultel</text:p>
          </table:table-cell>
          <table:table-cell office:value-type="string">
            <text:p>Aymer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5:.$I5])/4;0.5;0)" office:value-type="float" office:value="7">
            <text:p>7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7">
          <table:table-cell office:value-type="string">
            <text:p>Buquet</text:p>
          </table:table-cell>
          <table:table-cell office:value-type="string">
            <text:p>Timothée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table:formula="of:=CEILING(SUMPRODUCT([.$C$2:.$I$2];[.$C6:.$I6])/4;0.5;0)" office:value-type="float" office:value="9.5">
            <text:p>9.5</text:p>
          </table:table-cell>
          <table:table-cell/>
          <table:table-cell office:value-type="float" office:value="14">
            <text:p>14</text:p>
          </table:table-cell>
          <table:table-cell table:number-columns-repeated="4"/>
        </table:table-row>
        <table:table-row table:style-name="ro7">
          <table:table-cell office:value-type="string">
            <text:p>Cacciatore</text:p>
          </table:table-cell>
          <table:table-cell office:value-type="string">
            <text:p>Célia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table:formula="of:=CEILING(SUMPRODUCT([.$C$2:.$I$2];[.$C7:.$I7])/4;0.5;0)"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7">
          <table:table-cell office:value-type="string">
            <text:p>Camara <text:span text:style-name="T1">Alpha</text:span></text:p>
          </table:table-cell>
          <table:table-cell table:style-name="ce5" office:value-type="string">
            <text:p>Delmas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8:.$I8])/4;0.5;0)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4"/>
        </table:table-row>
        <table:table-row table:style-name="ro5">
          <table:table-cell office:value-type="string">
            <text:p>Cha</text:p>
          </table:table-cell>
          <table:table-cell office:value-type="string">
            <text:p>Jerome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table:formula="of:=CEILING(SUMPRODUCT([.$C$2:.$I$2];[.$C9:.$I9])/4;0.5;0)"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7">
          <table:table-cell office:value-type="string">
            <text:p>Corbeau</text:p>
          </table:table-cell>
          <table:table-cell office:value-type="string">
            <text:p>Sophie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10:.$I10])/4;0.5;0)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4"/>
        </table:table-row>
        <table:table-row table:style-name="ro7">
          <table:table-cell office:value-type="string">
            <text:p>Decaudin</text:p>
          </table:table-cell>
          <table:table-cell office:value-type="string">
            <text:p>Julien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6" table:formula="of:=CEILING(SUMPRODUCT([.$C$2:.$I$2];[.$C11:.$I11])/4;0.5;0)" office:value-type="float" office:value="12.5">
            <text:p>12.5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7">
          <table:table-cell office:value-type="string">
            <text:p>Delussu</text:p>
          </table:table-cell>
          <table:table-cell office:value-type="string">
            <text:p>Julien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12:.$I12])/4;0.5;0)" office:value-type="float" office:value="11">
            <text:p>11</text:p>
          </table:table-cell>
          <table:table-cell/>
          <table:table-cell office:value-type="float" office:value="14">
            <text:p>14</text:p>
          </table:table-cell>
          <table:table-cell table:number-columns-repeated="4"/>
        </table:table-row>
        <table:table-row table:style-name="ro7">
          <table:table-cell office:value-type="string">
            <text:p>Desmet</text:p>
          </table:table-cell>
          <table:table-cell office:value-type="string">
            <text:p>Auréli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" table:formula="of:=CEILING(SUMPRODUCT([.$C$2:.$I$2];[.$C13:.$I13])/4;0.5;0)"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table:number-columns-repeated="4"/>
        </table:table-row>
        <table:table-row table:style-name="ro7">
          <table:table-cell office:value-type="string">
            <text:p>Duthoit</text:p>
          </table:table-cell>
          <table:table-cell office:value-type="string">
            <text:p>Julien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table:formula="of:=CEILING(SUMPRODUCT([.$C$2:.$I$2];[.$C14:.$I14])/4;0.5;0)" office:value-type="float" office:value="17">
            <text:p>17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  <table:table-row table:style-name="ro7">
          <table:table-cell office:value-type="string">
            <text:p>Elkhofti</text:p>
          </table:table-cell>
          <table:table-cell office:value-type="string">
            <text:p>Min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table:formula="of:=CEILING(SUMPRODUCT([.$C$2:.$I$2];[.$C15:.$I15])/4;0.5;0)" office:value-type="float" office:value="9.5">
            <text:p>9.5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7">
          <table:table-cell office:value-type="string">
            <text:p>François</text:p>
          </table:table-cell>
          <table:table-cell office:value-type="string">
            <text:p>Rémy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table:formula="of:=CEILING(SUMPRODUCT([.$C$2:.$I$2];[.$C16:.$I16])/4;0.5;0)" office:value-type="float" office:value="10.5">
            <text:p>10.5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  <table:table-row table:style-name="ro7">
          <table:table-cell office:value-type="string">
            <text:p>Ghannam</text:p>
          </table:table-cell>
          <table:table-cell office:value-type="string">
            <text:p>Houda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17:.$I17])/4;0.5;0)"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  <table:table-row table:style-name="ro7">
          <table:table-cell office:value-type="string">
            <text:p>Heugue</text:p>
          </table:table-cell>
          <table:table-cell office:value-type="string">
            <text:p>Rémi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6" table:formula="of:=CEILING(SUMPRODUCT([.$C$2:.$I$2];[.$C18:.$I18])/4;0.5;0)" office:value-type="float" office:value="17.5">
            <text:p>17.5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7">
          <table:table-cell office:value-type="string">
            <text:p>Irhlam</text:p>
          </table:table-cell>
          <table:table-cell office:value-type="string">
            <text:p>Ayoub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ce6" table:formula="of:=CEILING(SUMPRODUCT([.$C$2:.$I$2];[.$C19:.$I19])/4;0.5;0)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7">
          <table:table-cell office:value-type="string">
            <text:p>Hancquart</text:p>
          </table:table-cell>
          <table:table-cell office:value-type="string">
            <text:p>Matthew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table:formula="of:=CEILING(SUMPRODUCT([.$C$2:.$I$2];[.$C20:.$I20])/4;0.5;0)" office:value-type="float" office:value="9.5">
            <text:p>9.5</text:p>
          </table:table-cell>
          <table:table-cell/>
          <table:table-cell office:value-type="float" office:value="10">
            <text:p>10</text:p>
          </table:table-cell>
          <table:table-cell table:number-columns-repeated="4"/>
        </table:table-row>
        <table:table-row table:style-name="ro5">
          <table:table-cell office:value-type="string">
            <text:p>Leven</text:p>
          </table:table-cell>
          <table:table-cell office:value-type="string">
            <text:p>Juli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21:.$I21])/4;0.5;0)" office:value-type="float" office:value="7.5">
            <text:p>7.5</text:p>
          </table:table-cell>
          <table:table-cell/>
          <table:table-cell office:value-type="float" office:value="14">
            <text:p>14</text:p>
          </table:table-cell>
          <table:table-cell table:number-columns-repeated="4"/>
        </table:table-row>
        <table:table-row table:style-name="ro5">
          <table:table-cell office:value-type="string">
            <text:p>Mariel</text:p>
          </table:table-cell>
          <table:table-cell office:value-type="string">
            <text:p>Charlott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table:formula="of:=CEILING(SUMPRODUCT([.$C$2:.$I$2];[.$C22:.$I22])/4;0.5;0)" office:value-type="float" office:value="10.5">
            <text:p>10.5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5">
          <table:table-cell office:value-type="string">
            <text:p>Marquette</text:p>
          </table:table-cell>
          <table:table-cell office:value-type="string">
            <text:p>Camil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23:.$I23])/4;0.5;0)" office:value-type="float" office:value="7.5">
            <text:p>7.5</text:p>
          </table:table-cell>
          <table: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7">
          <table:table-cell office:value-type="string">
            <text:p>Miranda</text:p>
          </table:table-cell>
          <table:table-cell office:value-type="string">
            <text:p>Yoan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6" table:formula="of:=CEILING(SUMPRODUCT([.$C$2:.$I$2];[.$C24:.$I24])/4;0.5;0)" office:value-type="float" office:value="14.5">
            <text:p>14.5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7">
          <table:table-cell office:value-type="string">
            <text:p>Nachtergaele</text:p>
          </table:table-cell>
          <table:table-cell office:value-type="string">
            <text:p>Thomas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" table:formula="of:=CEILING(SUMPRODUCT([.$C$2:.$I$2];[.$C25:.$I25])/4;0.5;0)" office:value-type="float" office:value="17.5">
            <text:p>17.5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7">
          <table:table-cell office:value-type="string">
            <text:p>Niemczycki</text:p>
          </table:table-cell>
          <table:table-cell office:value-type="string">
            <text:p>Nicolas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table:formula="of:=CEILING(SUMPRODUCT([.$C$2:.$I$2];[.$C26:.$I26])/4;0.5;0)" office:value-type="float" office:value="10.5">
            <text:p>10.5</text:p>
          </table:table-cell>
          <table:table-cell/>
          <table:table-cell office:value-type="float" office:value="13">
            <text:p>13</text:p>
          </table:table-cell>
          <table:table-cell table:number-columns-repeated="4"/>
        </table:table-row>
        <table:table-row table:style-name="ro7">
          <table:table-cell office:value-type="string">
            <text:p>Peysson</text:p>
          </table:table-cell>
          <table:table-cell office:value-type="string">
            <text:p>florent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6" table:formula="of:=CEILING(SUMPRODUCT([.$C$2:.$I$2];[.$C27:.$I27])/4;0.5;0)" office:value-type="float" office:value="6.5">
            <text:p>6.5</text:p>
          </table:table-cell>
          <table:table-cell/>
          <table:table-cell office:value-type="float" office:value="10">
            <text:p>10</text:p>
          </table:table-cell>
          <table:table-cell table:number-columns-repeated="4"/>
        </table:table-row>
        <table:table-row table:style-name="ro7">
          <table:table-cell office:value-type="string">
            <text:p>Tramon</text:p>
          </table:table-cell>
          <table:table-cell office:value-type="string">
            <text:p>Quentin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6" table:formula="of:=CEILING(SUMPRODUCT([.$C$2:.$I$2];[.$C28:.$I28])/4;0.5;0)" office:value-type="float" office:value="14">
            <text:p>14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  <table:table-row table:style-name="ro7">
          <table:table-cell office:value-type="string">
            <text:p>Van <text:span text:style-name="T1">Bevere</text:span><text:span text:style-name="T1">n</text:span></text:p>
          </table:table-cell>
          <table:table-cell table:style-name="ce5" office:value-type="string">
            <text:p>Cédric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style-name="ce6" table:formula="of:=CEILING(SUMPRODUCT([.$C$2:.$I$2];[.$C29:.$I29])/4;0.5;0)" office:value-type="float" office:value="14.5">
            <text:p>14.5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  <table:table-row table:style-name="ro7">
          <table:table-cell office:value-type="string">
            <text:p>Vanneste</text:p>
          </table:table-cell>
          <table:table-cell office:value-type="string">
            <text:p>Jules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style-name="ce6" table:formula="of:=CEILING(SUMPRODUCT([.$C$2:.$I$2];[.$C30:.$I30])/4;0.5;0)"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 table:number-columns-repeated="4"/>
        </table:table-row>
        <table:table-row table:style-name="ro7">
          <table:table-cell office:value-type="string">
            <text:p>Vanovertveldt</text:p>
          </table:table-cell>
          <table:table-cell office:value-type="string">
            <text:p>Edmond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31:.$I31])/4;0.5;0)" office:value-type="float" office:value="15.5">
            <text:p>15.5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7">
          <table:table-cell office:value-type="string">
            <text:p>Yang</text:p>
          </table:table-cell>
          <table:table-cell office:value-type="string">
            <text:p>Pahou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table:formula="of:=CEILING(SUMPRODUCT([.$C$2:.$I$2];[.$C32:.$I32])/4;0.5;0)" office:value-type="float" office:value="7.5">
            <text:p>7.5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7">
          <table:table-cell office:value-type="string">
            <text:p>Kaptan</text:p>
          </table:table-cell>
          <table:table-cell table:number-columns-repeated="10"/>
          <table:table-cell office:value-type="float" office:value="15">
            <text:p>15</text:p>
          </table:table-cell>
          <table:table-cell table:number-columns-repeated="4"/>
        </table:table-row>
        <table:table-row table:style-name="ro7">
          <table:table-cell office:value-type="string">
            <text:p>Izer</text:p>
          </table:table-cell>
          <table:table-cell table:number-columns-repeated="10"/>
          <table:table-cell office:value-type="float" office:value="15">
            <text:p>15</text:p>
          </table:table-cell>
          <table:table-cell table:number-columns-repeated="4"/>
        </table:table-row>
        <table:table-row table:style-name="ro7">
          <table:table-cell office:value-type="string">
            <text:p>Belhouli</text:p>
          </table:table-cell>
          <table:table-cell table:number-columns-repeated="10"/>
          <table:table-cell office:value-type="float" office:value="6">
            <text:p>6</text:p>
          </table:table-cell>
          <table:table-cell table:number-columns-repeated="4"/>
        </table:table-row>
        <table:table-row table:style-name="ro5">
          <table:table-cell table:number-columns-repeated="16"/>
        </table:table-row>
        <table:table-row table:style-name="ro7">
          <table:table-cell table:style-name="ce2" office:value-type="string">
            <text:p>numero </text:p>
          </table:table-cell>
          <table:table-cell table:style-name="ce2" office:value-type="string">
            <text:p>nom </text:p>
          </table:table-cell>
          <table:table-cell table:style-name="ce2" office:value-type="float" office:value="1.1">
            <text:p>1.1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1.3">
            <text:p>1.3</text:p>
          </table:table-cell>
          <table:table-cell table:style-name="ce2" office:value-type="float" office:value="2.1">
            <text:p>2.1</text:p>
          </table:table-cell>
          <table:table-cell table:style-name="ce2" office:value-type="float" office:value="3.1">
            <text:p>3.1</text:p>
          </table:table-cell>
          <table:table-cell table:style-name="ce2" office:value-type="float" office:value="3.2">
            <text:p>3.2</text:p>
          </table:table-cell>
          <table:table-cell table:style-name="ce2" office:value-type="float" office:value="3.3">
            <text:p>3.3</text:p>
          </table:table-cell>
          <table:table-cell table:style-name="ce2" office:value-type="float" office:value="3.4">
            <text:p>3.4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4.1">
            <text:p>4.1</text:p>
          </table:table-cell>
          <table:table-cell table:style-name="ce2" office:value-type="float" office:value="4.2">
            <text:p>4.2</text:p>
          </table:table-cell>
          <table:table-cell table:style-name="ce2" office:value-type="float" office:value="4.3">
            <text:p>4.3</text:p>
          </table:table-cell>
          <table:table-cell table:style-name="ce2"/>
          <table:table-cell table:style-name="ce2" office:value-type="string">
            <text:p>Sur 20</text:p>
          </table:table-cell>
        </table:table-row>
        <table:table-row table:style-name="ro5">
          <table:table-cell office:value-type="float" office:value="17">
            <text:p>17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7" table:formula="of:=SUMPRODUCT([Bilan.$C$15:Bilan.$N$15];[.$C38:.$N38])/4" office:value-type="float" office:value="9.25">
            <text:p>9.25</text:p>
          </table:table-cell>
        </table:table-row>
        <table:table-row table:style-name="ro5">
          <table:table-cell office:value-type="float" office:value="20">
            <text:p>2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style-name="ce4" table:formula="of:=SUMPRODUCT([Bilan.$C$15:Bilan.$N$15];[.$C39:.$N39])/4" office:value-type="float" office:value="12.75">
            <text:p>12.75</text:p>
          </table:table-cell>
        </table:table-row>
        <table:table-row table:style-name="ro5">
          <table:table-cell office:value-type="float" office:value="25">
            <text:p>2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  <table:table-cell table:style-name="ce4" table:formula="of:=SUMPRODUCT([Bilan.$C$15:Bilan.$N$15];[.$C40:.$N40])/4" office:value-type="float" office:value="4.75">
            <text:p>4.75</text:p>
          </table:table-cell>
        </table:table-row>
        <table:table-row table:style-name="ro5">
          <table:table-cell office:value-type="float" office:value="28">
            <text:p>2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style-name="ce4" table:formula="of:=SUMPRODUCT([Bilan.$C$15:Bilan.$N$15];[.$C41:.$N41])/4" office:value-type="float" office:value="4.25">
            <text:p>4.25</text:p>
          </table:table-cell>
        </table:table-row>
        <table:table-row table:style-name="ro5">
          <table:table-cell office:value-type="float" office:value="29">
            <text:p>29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style-name="ce4" table:formula="of:=SUMPRODUCT([Bilan.$C$15:Bilan.$N$15];[.$C42:.$N42])/4" office:value-type="float" office:value="12.5">
            <text:p>12.5</text:p>
          </table:table-cell>
        </table:table-row>
        <table:table-row table:style-name="ro5">
          <table:table-cell office:value-type="float" office:value="33">
            <text:p>33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4" table:formula="of:=SUMPRODUCT([Bilan.$C$15:Bilan.$N$15];[.$C43:.$N43])/4" office:value-type="float" office:value="17.25">
            <text:p>17.25</text:p>
          </table:table-cell>
        </table:table-row>
        <table:table-row table:style-name="ro5">
          <table:table-cell office:value-type="float" office:value="36">
            <text:p>36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4" table:formula="of:=SUMPRODUCT([Bilan.$C$15:Bilan.$N$15];[.$C44:.$N44])/4" office:value-type="float" office:value="4">
            <text:p>4</text:p>
          </table:table-cell>
        </table:table-row>
        <table:table-row table:style-name="ro5">
          <table:table-cell office:value-type="float" office:value="40">
            <text:p>40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style-name="ce4" table:formula="of:=SUMPRODUCT([Bilan.$C$15:Bilan.$N$15];[.$C45:.$N45])/4" office:value-type="float" office:value="7.75">
            <text:p>7.75</text:p>
          </table:table-cell>
        </table:table-row>
        <table:table-row table:style-name="ro5">
          <table:table-cell office:value-type="float" office:value="45">
            <text:p>4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ce4" table:formula="of:=SUMPRODUCT([Bilan.$C$15:Bilan.$N$15];[.$C46:.$N46])/4" office:value-type="float" office:value="12.75">
            <text:p>12.75</text:p>
          </table:table-cell>
        </table:table-row>
        <table:table-row table:style-name="ro5">
          <table:table-cell office:value-type="float" office:value="50">
            <text:p>50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table:formula="of:=SUMPRODUCT([Bilan.$C$15:Bilan.$N$15];[.$C47:.$N47])/4" office:value-type="float" office:value="6.5">
            <text:p>6.5</text:p>
          </table:table-cell>
        </table:table-row>
        <table:table-row table:style-name="ro5">
          <table:table-cell office:value-type="float" office:value="53">
            <text:p>53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4" table:formula="of:=SUMPRODUCT([Bilan.$C$15:Bilan.$N$15];[.$C48:.$N48])/4" office:value-type="float" office:value="11">
            <text:p>11</text:p>
          </table:table-cell>
        </table:table-row>
        <table:table-row table:style-name="ro5">
          <table:table-cell office:value-type="float" office:value="63">
            <text:p>6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/>
          <table:table-cell table:style-name="ce4" table:formula="of:=SUMPRODUCT([Bilan.$C$15:Bilan.$N$15];[.$C49:.$N49])/4" office:value-type="float" office:value="12.75">
            <text:p>12.75</text:p>
          </table:table-cell>
        </table:table-row>
        <table:table-row table:style-name="ro5">
          <table:table-cell office:value-type="float" office:value="66">
            <text:p>66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  <table:table-cell table:style-name="ce4" table:formula="of:=SUMPRODUCT([Bilan.$C$15:Bilan.$N$15];[.$C50:.$N50])/4" office:value-type="float" office:value="5">
            <text:p>5</text:p>
          </table:table-cell>
        </table:table-row>
        <table:table-row table:style-name="ro5">
          <table:table-cell office:value-type="float" office:value="73">
            <text:p>73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style-name="ce4" table:formula="of:=SUMPRODUCT([Bilan.$C$15:Bilan.$N$15];[.$C51:.$N51])/4" office:value-type="float" office:value="14.5">
            <text:p>14.5</text:p>
          </table:table-cell>
        </table:table-row>
        <table:table-row table:style-name="ro5">
          <table:table-cell office:value-type="float" office:value="78">
            <text:p>78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style-name="ce4" table:formula="of:=SUMPRODUCT([Bilan.$C$15:Bilan.$N$15];[.$C52:.$N52])/4" office:value-type="float" office:value="10.25">
            <text:p>10.25</text:p>
          </table:table-cell>
        </table:table-row>
        <table:table-row table:style-name="ro5">
          <table:table-cell office:value-type="float" office:value="89">
            <text:p>89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/>
          <table:table-cell table:style-name="ce4" table:formula="of:=SUMPRODUCT([Bilan.$C$15:Bilan.$N$15];[.$C53:.$N53])/4" office:value-type="float" office:value="17.25">
            <text:p>17.25</text:p>
          </table:table-cell>
        </table:table-row>
        <table:table-row table:style-name="ro5">
          <table:table-cell office:value-type="float" office:value="103">
            <text:p>103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style-name="ce4" table:formula="of:=SUMPRODUCT([Bilan.$C$15:Bilan.$N$15];[.$C54:.$N54])/4" office:value-type="float" office:value="6.75">
            <text:p>6.75</text:p>
          </table:table-cell>
        </table:table-row>
        <table:table-row table:style-name="ro5">
          <table:table-cell office:value-type="float" office:value="105">
            <text:p>10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4" table:formula="of:=SUMPRODUCT([Bilan.$C$15:Bilan.$N$15];[.$C55:.$N55])/4" office:value-type="float" office:value="6">
            <text:p>6</text:p>
          </table:table-cell>
        </table:table-row>
        <table:table-row table:style-name="ro5">
          <table:table-cell office:value-type="float" office:value="107">
            <text:p>107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4" table:formula="of:=SUMPRODUCT([Bilan.$C$15:Bilan.$N$15];[.$C56:.$N56])/4" office:value-type="float" office:value="4.75">
            <text:p>4.75</text:p>
          </table:table-cell>
        </table:table-row>
        <table:table-row table:style-name="ro5">
          <table:table-cell office:value-type="float" office:value="108">
            <text:p>108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/>
          <table:table-cell table:style-name="ce4" table:formula="of:=SUMPRODUCT([Bilan.$C$15:Bilan.$N$15];[.$C57:.$N57])/4" office:value-type="float" office:value="2.5">
            <text:p>2.5</text:p>
          </table:table-cell>
        </table:table-row>
        <table:table-row table:style-name="ro5">
          <table:table-cell office:value-type="float" office:value="112">
            <text:p>11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/>
          <table:table-cell table:style-name="ce4" table:formula="of:=SUMPRODUCT([Bilan.$C$15:Bilan.$N$15];[.$C58:.$N58])/4" office:value-type="float" office:value="7.5">
            <text:p>7.5</text:p>
          </table:table-cell>
        </table:table-row>
        <table:table-row table:style-name="ro5">
          <table:table-cell office:value-type="float" office:value="114">
            <text:p>114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4" table:formula="of:=SUMPRODUCT([Bilan.$C$15:Bilan.$N$15];[.$C59:.$N59])/4" office:value-type="float" office:value="18.25">
            <text:p>18.25</text:p>
          </table:table-cell>
        </table:table-row>
        <table:table-row table:style-name="ro5">
          <table:table-cell office:value-type="float" office:value="117">
            <text:p>117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style-name="ce4" table:formula="of:=SUMPRODUCT([Bilan.$C$15:Bilan.$N$15];[.$C60:.$N60])/4" office:value-type="float" office:value="17">
            <text:p>17</text:p>
          </table:table-cell>
        </table:table-row>
        <table:table-row table:style-name="ro5">
          <table:table-cell office:value-type="float" office:value="122">
            <text:p>122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4" table:formula="of:=SUMPRODUCT([Bilan.$C$15:Bilan.$N$15];[.$C61:.$N61])/4" office:value-type="float" office:value="9.75">
            <text:p>9.75</text:p>
          </table:table-cell>
        </table:table-row>
        <table:table-row table:style-name="ro5">
          <table:table-cell office:value-type="float" office:value="139">
            <text:p>139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style-name="ce4" table:formula="of:=SUMPRODUCT([Bilan.$C$15:Bilan.$N$15];[.$C62:.$N62])/4" office:value-type="float" office:value="10.5">
            <text:p>10.5</text:p>
          </table:table-cell>
        </table:table-row>
        <table:table-row table:style-name="ro5">
          <table:table-cell office:value-type="float" office:value="140">
            <text:p>14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table:formula="of:=SUMPRODUCT([Bilan.$C$15:Bilan.$N$15];[.$C63:.$N63])/4" office:value-type="float" office:value="10.25">
            <text:p>10.25</text:p>
          </table:table-cell>
        </table:table-row>
        <table:table-row table:style-name="ro5">
          <table:table-cell office:value-type="float" office:value="141">
            <text:p>14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4" table:formula="of:=SUMPRODUCT([Bilan.$C$15:Bilan.$N$15];[.$C64:.$N64])/4" office:value-type="float" office:value="12">
            <text:p>12</text:p>
          </table:table-cell>
        </table:table-row>
        <table:table-row table:style-name="ro5">
          <table:table-cell office:value-type="float" office:value="148">
            <text:p>148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style-name="ce4" table:formula="of:=SUMPRODUCT([Bilan.$C$15:Bilan.$N$15];[.$C65:.$N65])/4" office:value-type="float" office:value="8">
            <text:p>8</text:p>
          </table:table-cell>
        </table:table-row>
        <table:table-row table:style-name="ro5">
          <table:table-cell office:value-type="float" office:value="153">
            <text:p>15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style-name="ce4" table:formula="of:=SUMPRODUCT([Bilan.$C$15:Bilan.$N$15];[.$C66:.$N66])/4" office:value-type="float" office:value="12">
            <text:p>12</text:p>
          </table:table-cell>
        </table:table-row>
        <table:table-row table:style-name="ro5">
          <table:table-cell office:value-type="float" office:value="154">
            <text:p>15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4" table:formula="of:=SUMPRODUCT([Bilan.$C$15:Bilan.$N$15];[.$C67:.$N67])/4" office:value-type="float" office:value="9.5">
            <text:p>9.5</text:p>
          </table:table-cell>
        </table:table-row>
        <table:table-row table:style-name="ro5">
          <table:table-cell table:number-columns-repeated="15"/>
          <table:table-cell table:style-name="ce4"/>
        </table:table-row>
        <table:table-row table:style-name="ro7">
          <table:table-cell table:style-name="ce4" office:value-type="string">
            <text:p>Moyenne</text:p>
          </table:table-cell>
          <table:table-cell table:style-name="ce4"/>
          <table:table-cell table:style-name="ce4" table:formula="of:=AVERAGE([.C38:.C67])" office:value-type="float" office:value="3.73333333333333">
            <text:p>3.73</text:p>
          </table:table-cell>
          <table:table-cell table:style-name="ce4" table:formula="of:=AVERAGE([.D38:.D67])" office:value-type="float" office:value="2.83333333333333">
            <text:p>2.83</text:p>
          </table:table-cell>
          <table:table-cell table:style-name="ce4" table:formula="of:=AVERAGE([.E38:.E67])" office:value-type="float" office:value="0.833333333333333">
            <text:p>0.83</text:p>
          </table:table-cell>
          <table:table-cell table:style-name="ce4" table:formula="of:=AVERAGE([.F38:.F67])" office:value-type="float" office:value="0.8">
            <text:p>0.8</text:p>
          </table:table-cell>
          <table:table-cell table:style-name="ce4" table:formula="of:=AVERAGE([.G38:.G67])" office:value-type="float" office:value="2.23333333333333">
            <text:p>2.23</text:p>
          </table:table-cell>
          <table:table-cell table:style-name="ce4" table:formula="of:=AVERAGE([.H38:.H67])" office:value-type="float" office:value="1.63333333333333">
            <text:p>1.63</text:p>
          </table:table-cell>
          <table:table-cell table:style-name="ce4" table:formula="of:=AVERAGE([.I38:.I67])" office:value-type="float" office:value="1.93333333333333">
            <text:p>1.93</text:p>
          </table:table-cell>
          <table:table-cell table:style-name="ce4" table:formula="of:=AVERAGE([.J38:.J67])" office:value-type="float" office:value="1.2">
            <text:p>1.2</text:p>
          </table:table-cell>
          <table:table-cell table:style-name="ce4" table:formula="of:=AVERAGE([.K38:.K67])" office:value-type="float" office:value="2">
            <text:p>2</text:p>
          </table:table-cell>
          <table:table-cell table:style-name="ce4" table:formula="of:=AVERAGE([.L38:.L67])" office:value-type="float" office:value="0.966666666666667">
            <text:p>0.97</text:p>
          </table:table-cell>
          <table:table-cell table:style-name="ce4" table:formula="of:=AVERAGE([.M38:.M67])" office:value-type="float" office:value="2.33333333333333">
            <text:p>2.33</text:p>
          </table:table-cell>
          <table:table-cell table:style-name="ce4" table:formula="of:=AVERAGE([.N38:.N67])" office:value-type="float" office:value="1.3">
            <text:p>1.3</text:p>
          </table:table-cell>
          <table:table-cell table:style-name="ce4"/>
          <table:table-cell table:style-name="ce4" table:formula="of:=AVERAGE([.P38:.P67])" office:value-type="float" office:value="9.90833333333333">
            <text:p>9.91</text:p>
          </table:table-cell>
        </table:table-row>
      </table:table>
      <table:table table:name="INFO2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7" table:default-cell-style-name="Default"/>
        <table:table-row table:style-name="ro5">
          <table:table-cell table:number-columns-repeated="2"/>
          <table:table-cell office:value-type="float" office:value="1.1">
            <text:p>1.1</text:p>
          </table:table-cell>
          <table:table-cell office:value-type="string">
            <text:p>1.2.a</text:p>
          </table:table-cell>
          <table:table-cell office:value-type="string">
            <text:p>1.2.b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string">
            <text:p>DS1</text:p>
          </table:table-cell>
          <table:table-cell/>
          <table:table-cell office:value-type="string">
            <text:p>TP</text:p>
          </table:table-cell>
          <table:table-cell table:number-columns-repeated="5"/>
        </table:table-row>
        <table:table-row table:style-name="ro5">
          <table:table-cell table:number-columns-repeated="2"/>
          <table:table-cell table:formula="of:=[$Bilan.$C$2]" office:value-type="float" office:value="3">
            <text:p>3</text:p>
          </table:table-cell>
          <table:table-cell table:formula="of:=[$Bilan.$D$2]" office:value-type="float" office:value="2">
            <text:p>2</text:p>
          </table:table-cell>
          <table:table-cell table:formula="of:=[$Bilan.$E$2]" office:value-type="float" office:value="3">
            <text:p>3</text:p>
          </table:table-cell>
          <table:table-cell table:formula="of:=[$Bilan.$F$2]" office:value-type="float" office:value="2">
            <text:p>2</text:p>
          </table:table-cell>
          <table:table-cell table:formula="of:=[$Bilan.$G$2]" office:value-type="float" office:value="3">
            <text:p>3</text:p>
          </table:table-cell>
          <table:table-cell table:formula="of:=[$Bilan.$H$2]" office:value-type="float" office:value="4">
            <text:p>4</text:p>
          </table:table-cell>
          <table:table-cell table:formula="of:=[$Bilan.$J$2]" office:value-type="float" office:value="3">
            <text:p>3</text:p>
          </table:table-cell>
          <table:table-cell table:style-name="Default" table:formula="of:=AVERAGE([.J3:.J30])" office:value-type="float" office:value="11.7592592592593">
            <text:p>11.76</text:p>
          </table:table-cell>
          <table:table-cell table:formula="of:=STDEV([.J3:.J30])" office:value-type="float" office:value="3.50924704385639">
            <text:p>3.51</text:p>
          </table:table-cell>
          <table:table-cell table:formula="of:=AVERAGE([.L3:.L30])" office:value-type="float" office:value="10.0714285714286">
            <text:p>10.07</text:p>
          </table:table-cell>
          <table:table-cell table:number-columns-repeated="5"/>
        </table:table-row>
        <table:table-row table:style-name="ro5">
          <table:table-cell office:value-type="string">
            <text:p>Allion</text:p>
          </table:table-cell>
          <table:table-cell office:value-type="string">
            <text:p>Benjamin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CEILING(SUMPRODUCT([.$C$2:.$I$2];[.$C3:.$I3])/4;0.5;0)" office:value-type="float" office:value="16">
            <text:p>16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5">
          <table:table-cell office:value-type="string">
            <text:p>Asseman</text:p>
          </table:table-cell>
          <table:table-cell office:value-type="string">
            <text:p>Antoin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CEILING(SUMPRODUCT([.$C$2:.$I$2];[.$C4:.$I4])/4;0.5;0)" office:value-type="float" office:value="6.5">
            <text:p>6.5</text:p>
          </table:table-cell>
          <table:table-cell/>
          <table:table-cell office:value-type="float" office:value="12">
            <text:p>12</text:p>
          </table:table-cell>
          <table:table-cell table:number-columns-repeated="5"/>
        </table:table-row>
        <table:table-row table:style-name="ro5">
          <table:table-cell office:value-type="string">
            <text:p>Axinti</text:p>
          </table:table-cell>
          <table:table-cell office:value-type="string">
            <text:p>Igor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CEILING(SUMPRODUCT([.$C$2:.$I$2];[.$C5:.$I5])/4;0.5;0)" office:value-type="float" office:value="12">
            <text:p>12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5">
          <table:table-cell office:value-type="string">
            <text:p>Batnini</text:p>
          </table:table-cell>
          <table:table-cell office:value-type="string">
            <text:p>Myriam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CEILING(SUMPRODUCT([.$C$2:.$I$2];[.$C6:.$I6])/4;0.5;0)" office:value-type="float" office:value="13">
            <text:p>13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5">
          <table:table-cell office:value-type="string">
            <text:p>Bert</text:p>
          </table:table-cell>
          <table:table-cell office:value-type="string">
            <text:p>Maxime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CEILING(SUMPRODUCT([.$C$2:.$I$2];[.$C7:.$I7])/4;0.5;0)"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5">
          <table:table-cell office:value-type="string">
            <text:p>Boeykens</text:p>
          </table:table-cell>
          <table:table-cell office:value-type="string">
            <text:p>Matthieu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8:.$I8])/4;0.5;0)"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5">
          <table:table-cell office:value-type="string">
            <text:p>Catteaux</text:p>
          </table:table-cell>
          <table:table-cell office:value-type="string">
            <text:p>Guillaum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9:.$I9])/4;0.5;0)" office:value-type="float" office:value="9.5">
            <text:p>9.5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5">
          <table:table-cell office:value-type="string">
            <text:p>Chatelais</text:p>
          </table:table-cell>
          <table:table-cell office:value-type="string">
            <text:p>Quent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10:.$I10])/4;0.5;0)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5">
          <table:table-cell office:value-type="string">
            <text:p>De ville</text:p>
          </table:table-cell>
          <table:table-cell office:value-type="string">
            <text:p>Halim</text:p>
          </table:table-cell>
          <table:table-cell table:number-columns-repeated="9"/>
          <table:table-cell office:value-type="float" office:value="12">
            <text:p>12</text:p>
          </table:table-cell>
          <table:table-cell table:number-columns-repeated="5"/>
        </table:table-row>
        <table:table-row table:style-name="ro7">
          <table:table-cell office:value-type="string">
            <text:p>Dia <text:span text:style-name="T1">Alhass</text:span><text:span text:style-name="T1">ane</text:span></text:p>
          </table:table-cell>
          <table:table-cell table:style-name="ce5" office:value-type="string">
            <text:p>A.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12:.$I12])/4;0.5;0)"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5">
          <table:table-cell office:value-type="string">
            <text:p>Dubrulle</text:p>
          </table:table-cell>
          <table:table-cell office:value-type="string">
            <text:p>Nicolas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CEILING(SUMPRODUCT([.$C$2:.$I$2];[.$C13:.$I13])/4;0.5;0)" office:value-type="float" office:value="10.5">
            <text:p>10.5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5">
          <table:table-cell office:value-type="string">
            <text:p>Dufeu</text:p>
          </table:table-cell>
          <table:table-cell office:value-type="string">
            <text:p>Jean-Philippe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EILING(SUMPRODUCT([.$C$2:.$I$2];[.$C14:.$I14])/4;0.5;0)" office:value-type="float" office:value="9.5">
            <text:p>9.5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5">
          <table:table-cell office:value-type="string">
            <text:p>Fetiveau</text:p>
          </table:table-cell>
          <table:table-cell office:value-type="string">
            <text:p>Jérémy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CEILING(SUMPRODUCT([.$C$2:.$I$2];[.$C15:.$I15])/4;0.5;0)" office:value-type="float" office:value="13">
            <text:p>13</text:p>
          </table:table-cell>
          <table:table-cell/>
          <table:table-cell office:value-type="float" office:value="12">
            <text:p>12</text:p>
          </table:table-cell>
          <table:table-cell table:number-columns-repeated="5"/>
        </table:table-row>
        <table:table-row table:style-name="ro5">
          <table:table-cell office:value-type="string">
            <text:p>Fontaine</text:p>
          </table:table-cell>
          <table:table-cell office:value-type="string">
            <text:p>Jérémy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16:.$I16])/4;0.5;0)" office:value-type="float" office:value="15.5">
            <text:p>15.5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5">
          <table:table-cell office:value-type="string">
            <text:p>Foulon</text:p>
          </table:table-cell>
          <table:table-cell office:value-type="string">
            <text:p>Nicolas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CEILING(SUMPRODUCT([.$C$2:.$I$2];[.$C17:.$I17])/4;0.5;0)" office:value-type="float" office:value="11.5">
            <text:p>11.5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5">
          <table:table-cell office:value-type="string">
            <text:p>Frenoy</text:p>
          </table:table-cell>
          <table:table-cell office:value-type="string">
            <text:p>Quentin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CEILING(SUMPRODUCT([.$C$2:.$I$2];[.$C18:.$I18])/4;0.5;0)" office:value-type="float" office:value="12.5">
            <text:p>12.5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5">
          <table:table-cell office:value-type="string">
            <text:p>Gouzer</text:p>
          </table:table-cell>
          <table:table-cell office:value-type="string">
            <text:p>Willia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CEILING(SUMPRODUCT([.$C$2:.$I$2];[.$C19:.$I19])/4;0.5;0)" office:value-type="float" office:value="9.5">
            <text:p>9.5</text:p>
          </table:table-cell>
          <table:table-cell/>
          <table:table-cell office:value-type="float" office:value="13">
            <text:p>13</text:p>
          </table:table-cell>
          <table:table-cell table:number-columns-repeated="5"/>
        </table:table-row>
        <table:table-row table:style-name="ro5">
          <table:table-cell office:value-type="string">
            <text:p>Grahek</text:p>
          </table:table-cell>
          <table:table-cell office:value-type="string">
            <text:p>Kevin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CEILING(SUMPRODUCT([.$C$2:.$I$2];[.$C20:.$I20])/4;0.5;0)"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 table:number-columns-repeated="5"/>
        </table:table-row>
        <table:table-row table:style-name="ro5">
          <table:table-cell office:value-type="string">
            <text:p>Grave</text:p>
          </table:table-cell>
          <table:table-cell office:value-type="string">
            <text:p>Guy</text:p>
          </table:table-cell>
          <table:table-cell table:number-columns-repeated="4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formula="of:=CEILING(SUMPRODUCT([.$C$2:.$I$2];[.$C21:.$I21])/4;0.5;0)" office:value-type="float" office:value="15.5">
            <text:p>15.5</text:p>
          </table:table-cell>
          <table:table-cell/>
          <table:table-cell office:value-type="float" office:value="14">
            <text:p>14</text:p>
          </table:table-cell>
          <table:table-cell table:number-columns-repeated="5"/>
        </table:table-row>
        <table:table-row table:style-name="ro5">
          <table:table-cell office:value-type="string">
            <text:p>Guida</text:p>
          </table:table-cell>
          <table:table-cell office:value-type="string">
            <text:p>Tony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22:.$I22])/4;0.5;0)" office:value-type="float" office:value="10.5">
            <text:p>10.5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5">
          <table:table-cell office:value-type="string">
            <text:p>Havet</text:p>
          </table:table-cell>
          <table:table-cell office:value-type="string">
            <text:p>Aurélien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CEILING(SUMPRODUCT([.$C$2:.$I$2];[.$C23:.$I23])/4;0.5;0)" office:value-type="float" office:value="19">
            <text:p>19</text:p>
          </table:table-cell>
          <table:table-cell/>
          <table:table-cell office:value-type="float" office:value="13">
            <text:p>13</text:p>
          </table:table-cell>
          <table:table-cell table:number-columns-repeated="5"/>
        </table:table-row>
        <table:table-row table:style-name="ro5">
          <table:table-cell office:value-type="string">
            <text:p>Kachani</text:p>
          </table:table-cell>
          <table:table-cell office:value-type="string">
            <text:p>Zineb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CEILING(SUMPRODUCT([.$C$2:.$I$2];[.$C24:.$I24])/4;0.5;0)" office:value-type="float" office:value="3.5">
            <text:p>3.5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5">
          <table:table-cell office:value-type="string">
            <text:p>Koma</text:p>
          </table:table-cell>
          <table:table-cell office:value-type="string">
            <text:p>Xavier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CEILING(SUMPRODUCT([.$C$2:.$I$2];[.$C25:.$I25])/4;0.5;0)" office:value-type="float" office:value="11.5">
            <text:p>11.5</text:p>
          </table:table-cell>
          <table:table-cell/>
          <table:table-cell office:value-type="float" office:value="12">
            <text:p>12</text:p>
          </table:table-cell>
          <table:table-cell table:number-columns-repeated="5"/>
        </table:table-row>
        <table:table-row table:style-name="ro5">
          <table:table-cell office:value-type="string">
            <text:p>Laigle</text:p>
          </table:table-cell>
          <table:table-cell office:value-type="string">
            <text:p>Florian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CEILING(SUMPRODUCT([.$C$2:.$I$2];[.$C26:.$I26])/4;0.5;0)" office:value-type="float" office:value="10.5">
            <text:p>10.5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5">
          <table:table-cell office:value-type="string">
            <text:p>Lefer</text:p>
          </table:table-cell>
          <table:table-cell office:value-type="string">
            <text:p>Grégory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27:.$I27])/4;0.5;0)" office:value-type="float" office:value="16">
            <text:p>16</text:p>
          </table:table-cell>
          <table:table-cell/>
          <table:table-cell office:value-type="float" office:value="17">
            <text:p>17</text:p>
          </table:table-cell>
          <table:table-cell table:number-columns-repeated="5"/>
        </table:table-row>
        <table:table-row table:style-name="ro7">
          <table:table-cell office:value-type="string">
            <text:p>Nait <text:span text:style-name="T1">Abdela</text:span><text:span text:style-name="T1">ziz</text:span></text:p>
          </table:table-cell>
          <table:table-cell table:style-name="ce5" office:value-type="string">
            <text:p>Yanis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EILING(SUMPRODUCT([.$C$2:.$I$2];[.$C28:.$I28])/4;0.5;0)" office:value-type="float" office:value="10.5">
            <text:p>10.5</text:p>
          </table:table-cell>
          <table:table-cell/>
          <table:table-cell office:value-type="float" office:value="14">
            <text:p>14</text:p>
          </table:table-cell>
          <table:table-cell table:number-columns-repeated="5"/>
        </table:table-row>
        <table:table-row table:style-name="ro5">
          <table:table-cell office:value-type="string">
            <text:p>Rodrigues</text:p>
          </table:table-cell>
          <table:table-cell office:value-type="string">
            <text:p>Rémi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CEILING(SUMPRODUCT([.$C$2:.$I$2];[.$C29:.$I29])/4;0.5;0)" office:value-type="float" office:value="16.5">
            <text:p>16.5</text:p>
          </table:table-cell>
          <table:table-cell/>
          <table:table-cell office:value-type="float" office:value="16">
            <text:p>16</text:p>
          </table:table-cell>
          <table:table-cell table:number-columns-repeated="5"/>
        </table:table-row>
        <table:table-row table:style-name="ro5">
          <table:table-cell office:value-type="string">
            <text:p>Weng Zhi</text:p>
          </table:table-cell>
          <table:table-cell office:value-type="string">
            <text:p>Hao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CEILING(SUMPRODUCT([.$C$2:.$I$2];[.$C30:.$I30])/4;0.5;0)" office:value-type="float" office:value="11">
            <text:p>11</text:p>
          </table:table-cell>
          <table:table-cell/>
          <table:table-cell office:value-type="float" office:value="13">
            <text:p>13</text:p>
          </table:table-cell>
          <table:table-cell table:number-columns-repeated="5"/>
        </table:table-row>
        <table:table-row table:style-name="ro5" table:number-rows-repeated="2">
          <table:table-cell table:number-columns-repeated="9"/>
          <table:table-cell table:style-name="Default"/>
          <table:table-cell table:number-columns-repeated="7"/>
        </table:table-row>
        <table:table-row table:style-name="ro5">
          <table:table-cell table:style-name="ce2" office:value-type="string">
            <text:p>numero </text:p>
          </table:table-cell>
          <table:table-cell table:style-name="ce2" office:value-type="string">
            <text:p>nom </text:p>
          </table:table-cell>
          <table:table-cell table:style-name="ce2" office:value-type="float" office:value="1.1">
            <text:p>1.1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1.3">
            <text:p>1.3</text:p>
          </table:table-cell>
          <table:table-cell table:style-name="ce2" office:value-type="float" office:value="2.1">
            <text:p>2.1</text:p>
          </table:table-cell>
          <table:table-cell table:style-name="ce2" office:value-type="float" office:value="3.1">
            <text:p>3.1</text:p>
          </table:table-cell>
          <table:table-cell table:style-name="ce2" office:value-type="float" office:value="3.2">
            <text:p>3.2</text:p>
          </table:table-cell>
          <table:table-cell table:style-name="ce2" office:value-type="float" office:value="3.3">
            <text:p>3.3</text:p>
          </table:table-cell>
          <table:table-cell table:style-name="ce2" office:value-type="float" office:value="3.4">
            <text:p>3.4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4.1">
            <text:p>4.1</text:p>
          </table:table-cell>
          <table:table-cell table:style-name="ce2" office:value-type="float" office:value="4.2">
            <text:p>4.2</text:p>
          </table:table-cell>
          <table:table-cell table:style-name="ce2" office:value-type="float" office:value="4.3">
            <text:p>4.3</text:p>
          </table:table-cell>
          <table:table-cell table:style-name="ce2"/>
          <table:table-cell table:style-name="ce2" office:value-type="string">
            <text:p>total</text:p>
          </table:table-cell>
          <table:table-cell table:style-name="ce2" office:value-type="string">
            <text:p>Sur 20</text:p>
          </table:table-cell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8" table:formula="of:=SUMPRODUCT([Bilan.$C$15:Bilan.$N$15];[.$C34:.$N34])/4" office:value-type="float" office:value="15.25">
            <text:p>15.25</text:p>
          </table:table-cell>
          <table:table-cell table:style-name="ce2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number-columns-repeated="5"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8" table:formula="of:=SUMPRODUCT([Bilan.$C$15:Bilan.$N$15];[.$C35:.$N35])/4" office:value-type="float" office:value="13.5">
            <text:p>13.5</text:p>
          </table:table-cell>
          <table:table-cell table:style-name="ce2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2"/>
          <table:table-cell table:number-columns-repeated="2" table:style-name="ce2" office:value-type="float" office:value="3">
            <text:p>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8" table:formula="of:=SUMPRODUCT([Bilan.$C$15:Bilan.$N$15];[.$C36:.$N36])/4" office:value-type="float" office:value="9.5">
            <text:p>9.5</text:p>
          </table:table-cell>
          <table:table-cell table:style-name="ce2"/>
        </table:table-row>
        <table:table-row table:style-name="ro5">
          <table:table-cell table:style-name="ce2" office:value-type="float" office:value="16">
            <text:p>16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8" table:formula="of:=SUMPRODUCT([Bilan.$C$15:Bilan.$N$15];[.$C37:.$N37])/4" office:value-type="float" office:value="8.5">
            <text:p>8.5</text:p>
          </table:table-cell>
          <table:table-cell table:style-name="ce2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8" table:formula="of:=SUMPRODUCT([Bilan.$C$15:Bilan.$N$15];[.$C38:.$N38])/4" office:value-type="float" office:value="10.5">
            <text:p>10.5</text:p>
          </table:table-cell>
          <table:table-cell table:style-name="ce2"/>
        </table:table-row>
        <table:table-row table:style-name="ro5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/>
          <table:table-cell table:style-name="ce8" table:formula="of:=SUMPRODUCT([Bilan.$C$15:Bilan.$N$15];[.$C39:.$N39])/4" office:value-type="float" office:value="3">
            <text:p>3</text:p>
          </table:table-cell>
          <table:table-cell table:style-name="ce2"/>
        </table:table-row>
        <table:table-row table:style-name="ro5">
          <table:table-cell table:style-name="ce2" office:value-type="float" office:value="37">
            <text:p>37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table:number-columns-repeated="7"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8" table:formula="of:=SUMPRODUCT([Bilan.$C$15:Bilan.$N$15];[.$C40:.$N40])/4" office:value-type="float" office:value="6.5">
            <text:p>6.5</text:p>
          </table:table-cell>
          <table:table-cell table:style-name="ce2"/>
        </table:table-row>
        <table:table-row table:style-name="ro5">
          <table:table-cell table:style-name="ce2" office:value-type="float" office:value="44">
            <text:p>44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8" table:formula="of:=SUMPRODUCT([Bilan.$C$15:Bilan.$N$15];[.$C41:.$N41])/4" office:value-type="float" office:value="14">
            <text:p>14</text:p>
          </table:table-cell>
          <table:table-cell table:style-name="ce2"/>
        </table:table-row>
        <table:table-row table:style-name="ro5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8" table:formula="of:=SUMPRODUCT([Bilan.$C$15:Bilan.$N$15];[.$C42:.$N42])/4" office:value-type="float" office:value="9.5">
            <text:p>9.5</text:p>
          </table:table-cell>
          <table:table-cell table:style-name="ce2"/>
        </table:table-row>
        <table:table-row table:style-name="ro5">
          <table:table-cell table:style-name="ce2" office:value-type="float" office:value="62">
            <text:p>6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/>
          <table:table-cell table:style-name="ce8" table:formula="of:=SUMPRODUCT([Bilan.$C$15:Bilan.$N$15];[.$C43:.$N43])/4" office:value-type="float" office:value="6">
            <text:p>6</text:p>
          </table:table-cell>
          <table:table-cell table:style-name="ce2"/>
        </table:table-row>
        <table:table-row table:style-name="ro5">
          <table:table-cell table:style-name="ce2" office:value-type="float" office:value="69">
            <text:p>69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6" table:style-name="ce2" office:value-type="float" office:value="4">
            <text:p>4</text:p>
          </table:table-cell>
          <table:table-cell table:style-name="ce2" table:number-columns-repeated="2"/>
          <table:table-cell table:number-columns-repeated="2" table:style-name="ce2" office:value-type="float" office:value="4">
            <text:p>4</text:p>
          </table:table-cell>
          <table:table-cell table:style-name="ce2"/>
          <table:table-cell table:style-name="ce8" table:formula="of:=SUMPRODUCT([Bilan.$C$15:Bilan.$N$15];[.$C44:.$N44])/4" office:value-type="float" office:value="15.5">
            <text:p>15.5</text:p>
          </table:table-cell>
          <table:table-cell table:style-name="ce2"/>
        </table:table-row>
        <table:table-row table:style-name="ro5">
          <table:table-cell table:style-name="ce2" office:value-type="float" office:value="70">
            <text:p>7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8" table:formula="of:=SUMPRODUCT([Bilan.$C$15:Bilan.$N$15];[.$C45:.$N45])/4" office:value-type="float" office:value="12.25">
            <text:p>12.25</text:p>
          </table:table-cell>
          <table:table-cell table:style-name="ce2"/>
        </table:table-row>
        <table:table-row table:style-name="ro5">
          <table:table-cell table:style-name="ce2" office:value-type="float" office:value="74">
            <text:p>7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8" table:formula="of:=SUMPRODUCT([Bilan.$C$15:Bilan.$N$15];[.$C46:.$N46])/4" office:value-type="float" office:value="6">
            <text:p>6</text:p>
          </table:table-cell>
          <table:table-cell table:style-name="ce2"/>
        </table:table-row>
        <table:table-row table:style-name="ro5">
          <table:table-cell table:style-name="ce2" office:value-type="float" office:value="75">
            <text:p>75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8" table:formula="of:=SUMPRODUCT([Bilan.$C$15:Bilan.$N$15];[.$C47:.$N47])/4" office:value-type="float" office:value="11">
            <text:p>11</text:p>
          </table:table-cell>
          <table:table-cell table:style-name="ce2"/>
        </table:table-row>
        <table:table-row table:style-name="ro5">
          <table:table-cell table:style-name="ce2" office:value-type="float" office:value="80">
            <text:p>80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8" table:formula="of:=SUMPRODUCT([Bilan.$C$15:Bilan.$N$15];[.$C48:.$N48])/4" office:value-type="float" office:value="11.75">
            <text:p>11.75</text:p>
          </table:table-cell>
          <table:table-cell table:style-name="ce2"/>
        </table:table-row>
        <table:table-row table:style-name="ro5">
          <table:table-cell table:style-name="ce2" office:value-type="float" office:value="81">
            <text:p>81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8" table:formula="of:=SUMPRODUCT([Bilan.$C$15:Bilan.$N$15];[.$C49:.$N49])/4" office:value-type="float" office:value="12">
            <text:p>12</text:p>
          </table:table-cell>
          <table:table-cell table:style-name="ce2"/>
        </table:table-row>
        <table:table-row table:style-name="ro5">
          <table:table-cell table:style-name="ce2" office:value-type="float" office:value="82">
            <text:p>82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7"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8" table:formula="of:=SUMPRODUCT([Bilan.$C$15:Bilan.$N$15];[.$C50:.$N50])/4" office:value-type="float" office:value="17.5">
            <text:p>17.5</text:p>
          </table:table-cell>
          <table:table-cell table:style-name="ce2"/>
        </table:table-row>
        <table:table-row table:style-name="ro5">
          <table:table-cell table:style-name="ce2" office:value-type="float" office:value="85">
            <text:p>85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table:number-columns-repeated="2"/>
          <table:table-cell table:style-name="ce8" table:formula="of:=SUMPRODUCT([Bilan.$C$15:Bilan.$N$15];[.$C51:.$N51])/4" office:value-type="float" office:value="14">
            <text:p>14</text:p>
          </table:table-cell>
          <table:table-cell table:style-name="ce2"/>
        </table:table-row>
        <table:table-row table:style-name="ro5">
          <table:table-cell table:style-name="ce2" office:value-type="float" office:value="87">
            <text:p>87</text:p>
          </table:table-cell>
          <table:table-cell table:style-name="ce2"/>
          <table:table-cell table:number-columns-repeated="2" table:style-name="ce2" office:value-type="float" office:value="1">
            <text:p>1</text:p>
          </table:table-cell>
          <table:table-cell table:style-name="ce2" table:number-columns-repeated="3"/>
          <table:table-cell table:number-columns-repeated="2" table:style-name="ce2" office:value-type="float" office:value="0">
            <text:p>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4"/>
          <table:table-cell table:style-name="ce8" table:formula="of:=SUMPRODUCT([Bilan.$C$15:Bilan.$N$15];[.$C52:.$N52])/4" office:value-type="float" office:value="2.5">
            <text:p>2.5</text:p>
          </table:table-cell>
          <table:table-cell table:style-name="ce2"/>
        </table:table-row>
        <table:table-row table:style-name="ro5">
          <table:table-cell table:style-name="ce2" office:value-type="float" office:value="88">
            <text:p>88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4" table:style-name="ce2" office:value-type="float" office:value="4">
            <text:p>4</text:p>
          </table:table-cell>
          <table:table-cell table:style-name="ce2"/>
          <table:table-cell table:style-name="ce8" table:formula="of:=SUMPRODUCT([Bilan.$C$15:Bilan.$N$15];[.$C53:.$N53])/4" office:value-type="float" office:value="17.5">
            <text:p>17.5</text:p>
          </table:table-cell>
          <table:table-cell table:style-name="ce2"/>
        </table:table-row>
        <table:table-row table:style-name="ro5">
          <table:table-cell table:style-name="ce2" office:value-type="float" office:value="95">
            <text:p>95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table:number-columns-repeated="8"/>
          <table:table-cell table:style-name="ce8" table:formula="of:=SUMPRODUCT([Bilan.$C$15:Bilan.$N$15];[.$C54:.$N54])/4" office:value-type="float" office:value="1.5">
            <text:p>1.5</text:p>
          </table:table-cell>
          <table:table-cell table:style-name="ce2"/>
        </table:table-row>
        <table:table-row table:style-name="ro5">
          <table:table-cell table:style-name="ce2" office:value-type="float" office:value="96">
            <text:p>96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8" table:formula="of:=SUMPRODUCT([Bilan.$C$15:Bilan.$N$15];[.$C55:.$N55])/4" office:value-type="float" office:value="7">
            <text:p>7</text:p>
          </table:table-cell>
          <table:table-cell table:style-name="ce2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8" table:formula="of:=SUMPRODUCT([Bilan.$C$15:Bilan.$N$15];[.$C56:.$N56])/4" office:value-type="float" office:value="10.5">
            <text:p>10.5</text:p>
          </table:table-cell>
          <table:table-cell table:style-name="ce2"/>
        </table:table-row>
        <table:table-row table:style-name="ro5">
          <table:table-cell table:style-name="ce2" office:value-type="float" office:value="100">
            <text:p>100</text:p>
          </table:table-cell>
          <table:table-cell table:style-name="ce2"/>
          <table:table-cell table:number-columns-repeated="3" table:style-name="ce2" office:value-type="float" office:value="4">
            <text:p>4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number-columns-repeated="4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/>
          <table:table-cell table:style-name="ce8" table:formula="of:=SUMPRODUCT([Bilan.$C$15:Bilan.$N$15];[.$C57:.$N57])/4" office:value-type="float" office:value="19">
            <text:p>19</text:p>
          </table:table-cell>
          <table:table-cell table:style-name="ce2"/>
        </table:table-row>
        <table:table-row table:style-name="ro5">
          <table:table-cell office:value-type="float" office:value="115">
            <text:p>115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number-columns-repeated="4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style-name="ce8" table:formula="of:=SUMPRODUCT([Bilan.$C$15:Bilan.$N$15];[.$C58:.$N58])/4" office:value-type="float" office:value="17">
            <text:p>17</text:p>
          </table:table-cell>
          <table:table-cell/>
        </table:table-row>
        <table:table-row table:style-name="ro5">
          <table:table-cell office:value-type="float" office:value="126">
            <text:p>126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style-name="ce8" table:formula="of:=SUMPRODUCT([Bilan.$C$15:Bilan.$N$15];[.$C59:.$N59])/4" office:value-type="float" office:value="14">
            <text:p>14</text:p>
          </table:table-cell>
          <table:table-cell/>
        </table:table-row>
        <table:table-row table:style-name="ro5">
          <table:table-cell office:value-type="float" office:value="146">
            <text:p>146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style-name="ce8" table:formula="of:=SUMPRODUCT([Bilan.$C$15:Bilan.$N$15];[.$C60:.$N60])/4" office:value-type="float" office:value="14.5">
            <text:p>14.5</text:p>
          </table:table-cell>
          <table:table-cell/>
        </table:table-row>
        <table:table-row table:style-name="ro5">
          <table:table-cell office:value-type="float" office:value="149">
            <text:p>149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table:style-name="ce8" table:formula="of:=SUMPRODUCT([Bilan.$C$15:Bilan.$N$15];[.$C61:.$N61])/4" office:value-type="float" office:value="5.5">
            <text:p>5.5</text:p>
          </table:table-cell>
          <table:table-cell/>
        </table:table-row>
        <table:table-row table:style-name="ro5">
          <table:table-cell office:value-type="float" office:value="155">
            <text:p>155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4"/>
          <table:table-cell table:style-name="ce8" table:formula="of:=SUMPRODUCT([Bilan.$C$15:Bilan.$N$15];[.$C62:.$N62])/4" office:value-type="float" office:value="5.5">
            <text:p>5.5</text:p>
          </table:table-cell>
          <table:table-cell/>
        </table:table-row>
        <table:table-row table:style-name="ro5">
          <table:table-cell office:value-type="float" office:value="157">
            <text:p>157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8" table:formula="of:=SUMPRODUCT([Bilan.$C$15:Bilan.$N$15];[.$C63:.$N63])/4" office:value-type="float" office:value="4">
            <text:p>4</text:p>
          </table:table-cell>
          <table:table-cell/>
        </table:table-row>
        <table:table-row table:style-name="ro5">
          <table:table-cell table:number-columns-repeated="9"/>
          <table:table-cell table:style-name="Default"/>
          <table:table-cell table:number-columns-repeated="5"/>
          <table:table-cell table:formula="of:=AVERAGE([.P34:.P63])" office:value-type="float" office:value="10.4916666666667">
            <text:p>10.49</text:p>
          </table:table-cell>
          <table:table-cell/>
        </table:table-row>
      </table:table>
      <table:table table:name="INFO3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3" table:default-cell-style-name="Default"/>
        <table:table-row table:style-name="ro5">
          <table:table-cell table:number-columns-repeated="2"/>
          <table:table-cell office:value-type="float" office:value="1.1">
            <text:p>1.1</text:p>
          </table:table-cell>
          <table:table-cell office:value-type="string">
            <text:p>1.2.a</text:p>
          </table:table-cell>
          <table:table-cell office:value-type="string">
            <text:p>1.2.b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S1</text:p>
          </table:table-cell>
          <table:table-cell/>
          <table:table-cell office:value-type="string">
            <text:p>TP</text:p>
          </table:table-cell>
          <table:table-cell table:number-columns-repeated="4"/>
        </table:table-row>
        <table:table-row table:style-name="ro5">
          <table:table-cell table:number-columns-repeated="2"/>
          <table:table-cell table:formula="of:=[$Bilan.$C$2]" office:value-type="float" office:value="3">
            <text:p>3</text:p>
          </table:table-cell>
          <table:table-cell table:formula="of:=[$Bilan.$D$2]" office:value-type="float" office:value="2">
            <text:p>2</text:p>
          </table:table-cell>
          <table:table-cell table:formula="of:=[$Bilan.$E$2]" office:value-type="float" office:value="3">
            <text:p>3</text:p>
          </table:table-cell>
          <table:table-cell table:formula="of:=[$Bilan.$F$2]" office:value-type="float" office:value="2">
            <text:p>2</text:p>
          </table:table-cell>
          <table:table-cell table:formula="of:=[$Bilan.$G$2]" office:value-type="float" office:value="3">
            <text:p>3</text:p>
          </table:table-cell>
          <table:table-cell table:formula="of:=[$Bilan.$H$2]" office:value-type="float" office:value="4">
            <text:p>4</text:p>
          </table:table-cell>
          <table:table-cell table:formula="of:=[$Bilan.$J$2]" office:value-type="float" office:value="3">
            <text:p>3</text:p>
          </table:table-cell>
          <table:table-cell table:formula="of:=AVERAGE([.J3:.J31])" office:value-type="float" office:value="9.6551724137931">
            <text:p>9.66</text:p>
          </table:table-cell>
          <table:table-cell table:formula="of:=STDEV([.J3:.J31])" office:value-type="float" office:value="4.41811095758103">
            <text:p>4.42</text:p>
          </table:table-cell>
          <table:table-cell table:formula="of:=AVERAGE([.L3:.L31])" office:value-type="float" office:value="13.8103448275862">
            <text:p>13.81</text:p>
          </table:table-cell>
          <table:table-cell table:number-columns-repeated="4"/>
        </table:table-row>
        <table:table-row table:style-name="ro7">
          <table:table-cell table:style-name="ce9" office:value-type="string">
            <text:p>Bekkai</text:p>
          </table:table-cell>
          <table:table-cell office:value-type="string">
            <text:p>Soukai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table:formula="of:=CEILING(SUMPRODUCT([.$C$2:.$I$2];[.$C3:.$I3])/4;0.5;0)" office:value-type="float" office:value="6.5">
            <text:p>6.5</text:p>
          </table:table-cell>
          <table:table-cell/>
          <table:table-cell office:value-type="float" office:value="12.5">
            <text:p>12.5</text:p>
          </table:table-cell>
          <table:table-cell table:number-columns-repeated="4"/>
        </table:table-row>
        <table:table-row table:style-name="ro7">
          <table:table-cell table:style-name="ce9" office:value-type="string">
            <text:p>Boudjaj</text:p>
          </table:table-cell>
          <table:table-cell office:value-type="string">
            <text:p>Jamal</text:p>
          </table:table-cell>
          <table:table-cell table:number-columns-repeated="4" office:value-type="float" office:value="4">
            <text:p>4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6" table:formula="of:=CEILING(SUMPRODUCT([.$C$2:.$I$2];[.$C4:.$I4])/4;0.5;0)" office:value-type="float" office:value="13.5">
            <text:p>13.5</text:p>
          </table:table-cell>
          <table:table-cell/>
          <table:table-cell office:value-type="float" office:value="14">
            <text:p>14</text:p>
          </table:table-cell>
          <table:table-cell table:number-columns-repeated="4"/>
        </table:table-row>
        <table:table-row table:style-name="ro7">
          <table:table-cell table:style-name="ce9" office:value-type="string">
            <text:p>Bourgeois</text:p>
          </table:table-cell>
          <table:table-cell office:value-type="string">
            <text:p>Geoffroy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6" table:formula="of:=CEILING(SUMPRODUCT([.$C$2:.$I$2];[.$C5:.$I5])/4;0.5;0)"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 table:number-columns-repeated="4"/>
        </table:table-row>
        <table:table-row table:style-name="ro5">
          <table:table-cell table:style-name="ce9" office:value-type="string">
            <text:p>Bun</text:p>
          </table:table-cell>
          <table:table-cell office:value-type="string">
            <text:p>Sabrina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6" table:formula="of:=CEILING(SUMPRODUCT([.$C$2:.$I$2];[.$C6:.$I6])/4;0.5;0)" office:value-type="float" office:value="3.5">
            <text:p>3.5</text:p>
          </table:table-cell>
          <table:table-cell/>
          <table:table-cell office:value-type="float" office:value="12.5">
            <text:p>12.5</text:p>
          </table:table-cell>
          <table:table-cell table:number-columns-repeated="4"/>
        </table:table-row>
        <table:table-row table:style-name="ro7">
          <table:table-cell table:style-name="ce9" office:value-type="string">
            <text:p>Calesse</text:p>
          </table:table-cell>
          <table:table-cell office:value-type="string">
            <text:p>Damien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7:.$I7])/4;0.5;0)" office:value-type="float" office:value="8.5">
            <text:p>8.5</text:p>
          </table:table-cell>
          <table:table-cell/>
          <table:table-cell office:value-type="float" office:value="11">
            <text:p>11</text:p>
          </table:table-cell>
          <table:table-cell table:number-columns-repeated="4"/>
        </table:table-row>
        <table:table-row table:style-name="ro7">
          <table:table-cell table:style-name="ce9" office:value-type="string">
            <text:p>Callaert</text:p>
          </table:table-cell>
          <table:table-cell office:value-type="string">
            <text:p>Anthony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6" table:formula="of:=CEILING(SUMPRODUCT([.$C$2:.$I$2];[.$C8:.$I8])/4;0.5;0)" office:value-type="float" office:value="10.5">
            <text:p>10.5</text:p>
          </table:table-cell>
          <table:table-cell/>
          <table:table-cell office:value-type="float" office:value="17">
            <text:p>17</text:p>
          </table:table-cell>
          <table:table-cell table:number-columns-repeated="4"/>
        </table:table-row>
        <table:table-row table:style-name="ro7">
          <table:table-cell table:style-name="ce9" office:value-type="string">
            <text:p>Capolino</text:p>
          </table:table-cell>
          <table:table-cell office:value-type="string">
            <text:p>Maxim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style-name="ce6" table:formula="of:=CEILING(SUMPRODUCT([.$C$2:.$I$2];[.$C9:.$I9])/4;0.5;0)" office:value-type="float" office:value="9.5">
            <text:p>9.5</text:p>
          </table:table-cell>
          <table:table-cell/>
          <table:table-cell office:value-type="float" office:value="15.5">
            <text:p>15.5</text:p>
          </table:table-cell>
          <table:table-cell table:number-columns-repeated="4"/>
        </table:table-row>
        <table:table-row table:style-name="ro7">
          <table:table-cell table:style-name="ce9" office:value-type="string">
            <text:p>Delhermet</text:p>
          </table:table-cell>
          <table:table-cell office:value-type="string">
            <text:p>Rémi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10:.$I10])/4;0.5;0)" office:value-type="float" office:value="15.5">
            <text:p>15.5</text:p>
          </table:table-cell>
          <table:table-cell/>
          <table:table-cell office:value-type="float" office:value="18">
            <text:p>18</text:p>
          </table:table-cell>
          <table:table-cell table:number-columns-repeated="4"/>
        </table:table-row>
        <table:table-row table:style-name="ro7">
          <table:table-cell table:style-name="ce9" office:value-type="string">
            <text:p>Deruywe</text:p>
          </table:table-cell>
          <table:table-cell office:value-type="string">
            <text:p>Nicolas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style-name="ce6" table:formula="of:=CEILING(SUMPRODUCT([.$C$2:.$I$2];[.$C11:.$I11])/4;0.5;0)" office:value-type="float" office:value="5">
            <text:p>5</text:p>
          </table:table-cell>
          <table:table-cell/>
          <table:table-cell office:value-type="float" office:value="11.5">
            <text:p>11.5</text:p>
          </table:table-cell>
          <table:table-cell table:number-columns-repeated="4"/>
        </table:table-row>
        <table:table-row table:style-name="ro7">
          <table:table-cell table:style-name="ce9" office:value-type="string">
            <text:p>Douchet</text:p>
          </table:table-cell>
          <table:table-cell office:value-type="string">
            <text:p>Guillaum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12:.$I12])/4;0.5;0)" office:value-type="float" office:value="5.5">
            <text:p>5.5</text:p>
          </table:table-cell>
          <table:table-cell/>
          <table:table-cell office:value-type="float" office:value="16">
            <text:p>16</text:p>
          </table:table-cell>
          <table:table-cell table:number-columns-repeated="4"/>
        </table:table-row>
        <table:table-row table:style-name="ro7">
          <table:table-cell table:style-name="ce9" office:value-type="string">
            <text:p>Dubus</text:p>
          </table:table-cell>
          <table:table-cell office:value-type="string">
            <text:p>Guillaume</text:p>
          </table:table-cell>
          <table:table-cell table:number-columns-repeated="4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style-name="ce6" table:formula="of:=CEILING(SUMPRODUCT([.$C$2:.$I$2];[.$C13:.$I13])/4;0.5;0)" office:value-type="float" office:value="17.5">
            <text:p>17.5</text:p>
          </table:table-cell>
          <table:table-cell/>
          <table:table-cell office:value-type="float" office:value="18">
            <text:p>18</text:p>
          </table:table-cell>
          <table:table-cell table:number-columns-repeated="4"/>
        </table:table-row>
        <table:table-row table:style-name="ro7">
          <table:table-cell table:style-name="ce9" office:value-type="string">
            <text:p>Duthoit</text:p>
          </table:table-cell>
          <table:table-cell office:value-type="string">
            <text:p>Marc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table:formula="of:=CEILING(SUMPRODUCT([.$C$2:.$I$2];[.$C14:.$I14])/4;0.5;0)" office:value-type="float" office:value="14">
            <text:p>14</text:p>
          </table:table-cell>
          <table:table-cell/>
          <table:table-cell office:value-type="float" office:value="17">
            <text:p>17</text:p>
          </table:table-cell>
          <table:table-cell table:number-columns-repeated="4"/>
        </table:table-row>
        <table:table-row table:style-name="ro7">
          <table:table-cell table:style-name="ce9" office:value-type="string">
            <text:p>Engelaere</text:p>
          </table:table-cell>
          <table:table-cell office:value-type="string">
            <text:p>Antoine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table:formula="of:=CEILING(SUMPRODUCT([.$C$2:.$I$2];[.$C15:.$I15])/4;0.5;0)" office:value-type="float" office:value="16">
            <text:p>16</text:p>
          </table:table-cell>
          <table:table-cell/>
          <table:table-cell office:value-type="float" office:value="18">
            <text:p>18</text:p>
          </table:table-cell>
          <table:table-cell table:number-columns-repeated="4"/>
        </table:table-row>
        <table:table-row table:style-name="ro7">
          <table:table-cell table:style-name="ce9" office:value-type="string">
            <text:p>Gallos</text:p>
          </table:table-cell>
          <table:table-cell office:value-type="string">
            <text:p>lis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" table:formula="of:=CEILING(SUMPRODUCT([.$C$2:.$I$2];[.$C16:.$I16])/4;0.5;0)" office:value-type="float" office:value="8">
            <text:p>8</text:p>
          </table:table-cell>
          <table:table-cell/>
          <table:table-cell office:value-type="float" office:value="13.5">
            <text:p>13.5</text:p>
          </table:table-cell>
          <table:table-cell table:number-columns-repeated="4"/>
        </table:table-row>
        <table:table-row table:style-name="ro7">
          <table:table-cell table:style-name="ce9" office:value-type="string">
            <text:p>Gbaguidi</text:p>
          </table:table-cell>
          <table:table-cell office:value-type="string">
            <text:p>Fréjus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6" table:formula="of:=CEILING(SUMPRODUCT([.$C$2:.$I$2];[.$C17:.$I17])/4;0.5;0)" office:value-type="float" office:value="7">
            <text:p>7</text:p>
          </table:table-cell>
          <table:table-cell/>
          <table:table-cell office:value-type="float" office:value="17.5">
            <text:p>17.5</text:p>
          </table:table-cell>
          <table:table-cell table:number-columns-repeated="4"/>
        </table:table-row>
        <table:table-row table:style-name="ro7">
          <table:table-cell table:style-name="ce9" office:value-type="string">
            <text:p>Guergar <text:span text:style-name="T2">Kamel</text:span></text:p>
          </table:table-cell>
          <table:table-cell table:style-name="ce5" office:value-type="string">
            <text:p>Eddine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6" table:formula="of:=CEILING(SUMPRODUCT([.$C$2:.$I$2];[.$C18:.$I18])/4;0.5;0)"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7">
          <table:table-cell table:style-name="ce9" office:value-type="string">
            <text:p>Hancquart</text:p>
          </table:table-cell>
          <table:table-cell office:value-type="string">
            <text:p>Loui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6" table:formula="of:=CEILING(SUMPRODUCT([.$C$2:.$I$2];[.$C19:.$I19])/4;0.5;0)" office:value-type="float" office:value="2.5">
            <text:p>2.5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7">
          <table:table-cell table:style-name="ce9" office:value-type="string">
            <text:p>Hondeghem</text:p>
          </table:table-cell>
          <table:table-cell office:value-type="string">
            <text:p>Nicolas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6" table:formula="of:=CEILING(SUMPRODUCT([.$C$2:.$I$2];[.$C20:.$I20])/4;0.5;0)" office:value-type="float" office:value="18.5">
            <text:p>18.5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7">
          <table:table-cell table:style-name="ce9" office:value-type="string">
            <text:p>Larget</text:p>
          </table:table-cell>
          <table:table-cell office:value-type="string">
            <text:p>Henri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6" table:formula="of:=CEILING(SUMPRODUCT([.$C$2:.$I$2];[.$C21:.$I21])/4;0.5;0)"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4"/>
        </table:table-row>
        <table:table-row table:style-name="ro7">
          <table:table-cell table:style-name="ce9" office:value-type="string">
            <text:p>Marrecau</text:p>
          </table:table-cell>
          <table:table-cell office:value-type="string">
            <text:p>Quentin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6" table:formula="of:=CEILING(SUMPRODUCT([.$C$2:.$I$2];[.$C22:.$I22])/4;0.5;0)" office:value-type="float" office:value="11">
            <text:p>11</text:p>
          </table:table-cell>
          <table:table-cell/>
          <table:table-cell office:value-type="float" office:value="17">
            <text:p>17</text:p>
          </table:table-cell>
          <table:table-cell table:number-columns-repeated="4"/>
        </table:table-row>
        <table:table-row table:style-name="ro7">
          <table:table-cell table:style-name="ce9" office:value-type="string">
            <text:p>Motuelle</text:p>
          </table:table-cell>
          <table:table-cell office:value-type="string">
            <text:p>Romain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style-name="ce6" table:formula="of:=CEILING(SUMPRODUCT([.$C$2:.$I$2];[.$C23:.$I23])/4;0.5;0)" office:value-type="float" office:value="15">
            <text:p>15</text:p>
          </table:table-cell>
          <table:table-cell/>
          <table:table-cell office:value-type="float" office:value="15.5">
            <text:p>15.5</text:p>
          </table:table-cell>
          <table:table-cell table:number-columns-repeated="4"/>
        </table:table-row>
        <table:table-row table:style-name="ro7">
          <table:table-cell table:style-name="ce9" office:value-type="string">
            <text:p>Nininahazwe</text:p>
          </table:table-cell>
          <table:table-cell office:value-type="string">
            <text:p>Jeannette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6" table:formula="of:=CEILING(SUMPRODUCT([.$C$2:.$I$2];[.$C24:.$I24])/4;0.5;0)" office:value-type="float" office:value="6">
            <text:p>6</text:p>
          </table:table-cell>
          <table:table-cell/>
          <table:table-cell office:value-type="float" office:value="8.5">
            <text:p>8.5</text:p>
          </table:table-cell>
          <table:table-cell table:number-columns-repeated="4"/>
        </table:table-row>
        <table:table-row table:style-name="ro7">
          <table:table-cell table:style-name="ce9" office:value-type="string">
            <text:p>Qian</text:p>
          </table:table-cell>
          <table:table-cell office:value-type="string">
            <text:p>Sichen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6" table:formula="of:=CEILING(SUMPRODUCT([.$C$2:.$I$2];[.$C25:.$I25])/4;0.5;0)"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5">
          <table:table-cell table:style-name="ce9" office:value-type="string">
            <text:p>Romano</text:p>
          </table:table-cell>
          <table:table-cell office:value-type="string">
            <text:p>Cyril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style-name="ce6" table:formula="of:=CEILING(SUMPRODUCT([.$C$2:.$I$2];[.$C26:.$I26])/4;0.5;0)" office:value-type="float" office:value="11.5">
            <text:p>11.5</text:p>
          </table:table-cell>
          <table:table-cell/>
          <table:table-cell office:value-type="float" office:value="15.5">
            <text:p>15.5</text:p>
          </table:table-cell>
          <table:table-cell table:number-columns-repeated="4"/>
        </table:table-row>
        <table:table-row table:style-name="ro7">
          <table:table-cell table:style-name="ce9" office:value-type="string">
            <text:p>Schannes</text:p>
          </table:table-cell>
          <table:table-cell office:value-type="string">
            <text:p>Jean-Baptist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27:.$I27])/4;0.5;0)" office:value-type="float" office:value="8">
            <text:p>8</text:p>
          </table:table-cell>
          <table:table-cell/>
          <table:table-cell office:value-type="float" office:value="14">
            <text:p>14</text:p>
          </table:table-cell>
          <table:table-cell table:number-columns-repeated="4"/>
        </table:table-row>
        <table:table-row table:style-name="ro7">
          <table:table-cell table:style-name="ce9" office:value-type="string">
            <text:p>Toulet</text:p>
          </table:table-cell>
          <table:table-cell office:value-type="string">
            <text:p>Cyrille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6" table:formula="of:=CEILING(SUMPRODUCT([.$C$2:.$I$2];[.$C28:.$I28])/4;0.5;0)" office:value-type="float" office:value="14.5">
            <text:p>14.5</text:p>
          </table:table-cell>
          <table:table-cell/>
          <table:table-cell office:value-type="float" office:value="14.5">
            <text:p>14.5</text:p>
          </table:table-cell>
          <table:table-cell table:number-columns-repeated="4"/>
        </table:table-row>
        <table:table-row table:style-name="ro5">
          <table:table-cell table:style-name="ce9" office:value-type="string">
            <text:p>Vidal</text:p>
          </table:table-cell>
          <table:table-cell office:value-type="string">
            <text:p>Vincent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style-name="ce6" table:formula="of:=CEILING(SUMPRODUCT([.$C$2:.$I$2];[.$C29:.$I29])/4;0.5;0)" office:value-type="float" office:value="10.5">
            <text:p>10.5</text:p>
          </table:table-cell>
          <table:table-cell/>
          <table:table-cell office:value-type="float" office:value="5.5">
            <text:p>5.5</text:p>
          </table:table-cell>
          <table:table-cell table:number-columns-repeated="4"/>
        </table:table-row>
        <table:table-row table:style-name="ro7">
          <table:table-cell table:style-name="ce9" office:value-type="string">
            <text:p>Vince</text:p>
          </table:table-cell>
          <table:table-cell office:value-type="string">
            <text:p>Maxim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style-name="ce6" table:formula="of:=CEILING(SUMPRODUCT([.$C$2:.$I$2];[.$C30:.$I30])/4;0.5;0)" office:value-type="float" office:value="9.5">
            <text:p>9.5</text:p>
          </table:table-cell>
          <table:table-cell/>
          <table:table-cell office:value-type="float" office:value="12.5">
            <text:p>12.5</text:p>
          </table:table-cell>
          <table:table-cell table:number-columns-repeated="4"/>
        </table:table-row>
        <table:table-row table:style-name="ro7">
          <table:table-cell table:style-name="ce9" office:value-type="string">
            <text:p>Zairi</text:p>
          </table:table-cell>
          <table:table-cell office:value-type="string">
            <text:p>Foua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" table:formula="of:=CEILING(SUMPRODUCT([.$C$2:.$I$2];[.$C31:.$I31])/4;0.5;0)" office:value-type="float" office:value="4.5">
            <text:p>4.5</text:p>
          </table:table-cell>
          <table:table-cell/>
          <table:table-cell office:value-type="float" office:value="12.5">
            <text:p>12.5</text:p>
          </table:table-cell>
          <table:table-cell table:number-columns-repeated="4"/>
        </table:table-row>
        <table:table-row table:style-name="ro5">
          <table:table-cell table:number-columns-repeated="16"/>
        </table:table-row>
        <table:table-row table:style-name="ro5">
          <table:table-cell/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office:value-type="float" office:value="3.2">
            <text:p>3.2</text:p>
          </table:table-cell>
          <table:table-cell office:value-type="float" office:value="3.3">
            <text:p>3.3</text:p>
          </table:table-cell>
          <table:table-cell office:value-type="float" office:value="3.4">
            <text:p>3.4</text:p>
          </table:table-cell>
          <table:table-cell office:value-type="float" office:value="3.5">
            <text:p>3.5</text:p>
          </table:table-cell>
          <table:table-cell office:value-type="float" office:value="4.1">
            <text:p>4.1</text:p>
          </table:table-cell>
          <table:table-cell office:value-type="float" office:value="4.2">
            <text:p>4.2</text:p>
          </table:table-cell>
          <table:table-cell office:value-type="float" office:value="4.3">
            <text:p>4.3</text:p>
          </table:table-cell>
          <table:table-cell table:number-columns-repeated="2"/>
          <table:table-cell table:style-name="ce8"/>
        </table:table-row>
        <table:table-row table:style-name="ro5">
          <table:table-cell office:value-type="float" office:value="86">
            <text:p>8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8" table:formula="of:=SUMPRODUCT([Bilan.$C$15:Bilan.$N$15];[.$B34:.$M34])/4" office:value-type="float" office:value="8.25">
            <text:p>8.25</text:p>
          </table:table-cell>
        </table:table-row>
        <table:table-row table:style-name="ro5">
          <table:table-cell office:value-type="float" office:value="109">
            <text:p>109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style-name="ce8" table:formula="of:=SUMPRODUCT([Bilan.$C$15:Bilan.$N$15];[.$B35:.$M35])/4" office:value-type="float" office:value="9.75">
            <text:p>9.75</text:p>
          </table:table-cell>
        </table:table-row>
        <table:table-row table:style-name="ro5">
          <table:table-cell office:value-type="float" office:value="113">
            <text:p>11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8" table:formula="of:=SUMPRODUCT([Bilan.$C$15:Bilan.$N$15];[.$B36:.$M36])/4" office:value-type="float" office:value="12.75">
            <text:p>12.75</text:p>
          </table:table-cell>
        </table:table-row>
        <table:table-row table:style-name="ro5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8" table:formula="of:=SUMPRODUCT([Bilan.$C$15:Bilan.$N$15];[.$B37:.$M37])/4" office:value-type="float" office:value="7.75">
            <text:p>7.75</text:p>
          </table:table-cell>
        </table:table-row>
        <table:table-row table:style-name="ro5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style-name="ce8" table:formula="of:=SUMPRODUCT([Bilan.$C$15:Bilan.$N$15];[.$B38:.$M38])/4" office:value-type="float" office:value="9.5">
            <text:p>9.5</text:p>
          </table:table-cell>
        </table:table-row>
        <table:table-row table:style-name="ro5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8" table:formula="of:=SUMPRODUCT([Bilan.$C$15:Bilan.$N$15];[.$B39:.$M39])/4" office:value-type="float" office:value="10">
            <text:p>10</text:p>
          </table:table-cell>
        </table:table-row>
        <table:table-row table:style-name="ro5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table:style-name="ce8" table:formula="of:=SUMPRODUCT([Bilan.$C$15:Bilan.$N$15];[.$B40:.$M40])/4" office:value-type="float" office:value="11.5">
            <text:p>11.5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8" table:formula="of:=SUMPRODUCT([Bilan.$C$15:Bilan.$N$15];[.$B41:.$M41])/4" office:value-type="float" office:value="8">
            <text:p>8</text:p>
          </table:table-cell>
        </table:table-row>
        <table:table-row table:style-name="ro5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8" table:formula="of:=SUMPRODUCT([Bilan.$C$15:Bilan.$N$15];[.$B42:.$M42])/4" office:value-type="float" office:value="5.5">
            <text:p>5.5</text:p>
          </table:table-cell>
        </table:table-row>
        <table:table-row table:style-name="ro5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8" table:formula="of:=SUMPRODUCT([Bilan.$C$15:Bilan.$N$15];[.$B43:.$M43])/4" office:value-type="float" office:value="10.25">
            <text:p>10.25</text:p>
          </table:table-cell>
        </table:table-row>
        <table:table-row table:style-name="ro5"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style-name="ce8" table:formula="of:=SUMPRODUCT([Bilan.$C$15:Bilan.$N$15];[.$B44:.$M44])/4" office:value-type="float" office:value="12.5">
            <text:p>12.5</text:p>
          </table:table-cell>
        </table:table-row>
        <table:table-row table:style-name="ro5">
          <table:table-cell office:value-type="float" office:value="131">
            <text:p>13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4"/>
          <table:table-cell table:style-name="ce8" table:formula="of:=SUMPRODUCT([Bilan.$C$15:Bilan.$N$15];[.$B45:.$M45])/4" office:value-type="float" office:value="9.5">
            <text:p>9.5</text:p>
          </table:table-cell>
        </table:table-row>
        <table:table-row table:style-name="ro5">
          <table:table-cell office:value-type="float" office:value="98">
            <text:p>9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style-name="ce8" table:formula="of:=SUMPRODUCT([Bilan.$C$15:Bilan.$N$15];[.$B46:.$M46])/4" office:value-type="float" office:value="11.5">
            <text:p>11.5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5"/>
          <table:table-cell table:style-name="ce8" table:formula="of:=SUMPRODUCT([Bilan.$C$15:Bilan.$N$15];[.$B47:.$M47])/4" office:value-type="float" office:value="7.5">
            <text:p>7.5</text:p>
          </table:table-cell>
        </table:table-row>
        <table:table-row table:style-name="ro5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style-name="ce8" table:formula="of:=SUMPRODUCT([Bilan.$C$15:Bilan.$N$15];[.$B48:.$M48])/4" office:value-type="float" office:value="13.75">
            <text:p>13.75</text:p>
          </table:table-cell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style-name="ce8" table:formula="of:=SUMPRODUCT([Bilan.$C$15:Bilan.$N$15];[.$B49:.$M49])/4" office:value-type="float" office:value="6">
            <text:p>6</text:p>
          </table:table-cell>
        </table:table-row>
        <table:table-row table:style-name="ro5">
          <table:table-cell table:style-name="ce5"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 table:formula="of:=SUMPRODUCT([Bilan.$C$15:Bilan.$N$15];[.$B50:.$M50])/4" office:value-type="float" office:value="6.75">
            <text:p>6.75</text:p>
          </table:table-cell>
        </table:table-row>
        <table:table-row table:style-name="ro5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8" table:formula="of:=SUMPRODUCT([Bilan.$C$15:Bilan.$N$15];[.$B51:.$M51])/4" office:value-type="float" office:value="14">
            <text:p>14</text:p>
          </table:table-cell>
        </table:table-row>
        <table:table-row table:style-name="ro5"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8" table:formula="of:=SUMPRODUCT([Bilan.$C$15:Bilan.$N$15];[.$B52:.$M52])/4" office:value-type="float" office:value="12">
            <text:p>12</text:p>
          </table:table-cell>
        </table:table-row>
        <table:table-row table:style-name="ro5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style-name="ce8" table:formula="of:=SUMPRODUCT([Bilan.$C$15:Bilan.$N$15];[.$B53:.$M53])/4" office:value-type="float" office:value="16.25">
            <text:p>16.25</text:p>
          </table:table-cell>
        </table:table-row>
        <table:table-row table:style-name="ro5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8" table:formula="of:=SUMPRODUCT([Bilan.$C$15:Bilan.$N$15];[.$B54:.$M54])/4" office:value-type="float" office:value="13.25">
            <text:p>13.25</text:p>
          </table:table-cell>
        </table:table-row>
        <table:table-row table:style-name="ro5"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8" table:formula="of:=SUMPRODUCT([Bilan.$C$15:Bilan.$N$15];[.$B55:.$M55])/4" office:value-type="float" office:value="3.5">
            <text:p>3.5</text:p>
          </table:table-cell>
        </table:table-row>
        <table:table-row table:style-name="ro5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8" table:formula="of:=SUMPRODUCT([Bilan.$C$15:Bilan.$N$15];[.$B56:.$M56])/4" office:value-type="float" office:value="10">
            <text:p>10</text:p>
          </table:table-cell>
        </table:table-row>
        <table:table-row table:style-name="ro5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3"/>
          <table:table-cell table:style-name="ce8" table:formula="of:=SUMPRODUCT([Bilan.$C$15:Bilan.$N$15];[.$B57:.$M57])/4" office:value-type="float" office:value="13.25">
            <text:p>13.25</text:p>
          </table:table-cell>
        </table:table-row>
        <table:table-row table:style-name="ro5">
          <table:table-cell office:value-type="float" office:value="91">
            <text:p>9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8" table:formula="of:=SUMPRODUCT([Bilan.$C$15:Bilan.$N$15];[.$B58:.$M58])/4" office:value-type="float" office:value="8.75">
            <text:p>8.75</text:p>
          </table:table-cell>
        </table:table-row>
        <table:table-row table:style-name="ro5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ce8" table:formula="of:=SUMPRODUCT([Bilan.$C$15:Bilan.$N$15];[.$B59:.$M59])/4" office:value-type="float" office:value="4">
            <text:p>4</text:p>
          </table:table-cell>
        </table:table-row>
      </table:table>
      <table:table table:name="INFO4" table:style-name="ta1" table:print="false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1" table:number-columns-repeated="7" table:default-cell-style-name="Default"/>
        <table:table-column table:style-name="co36" table:default-cell-style-name="ce17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.1">
            <text:p>1.1</text:p>
          </table:table-cell>
          <table:table-cell office:value-type="string">
            <text:p>1.2.a</text:p>
          </table:table-cell>
          <table:table-cell office:value-type="string">
            <text:p>1.2.b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string">
            <text:p>DS1</text:p>
          </table:table-cell>
          <table:table-cell/>
          <table:table-cell office:value-type="string">
            <text:p>TP</text:p>
          </table:table-cell>
          <table:table-cell office:value-type="string">
            <text:p>commentaires du correcteu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$Bilan.$C$2]" office:value-type="float" office:value="3">
            <text:p>3</text:p>
          </table:table-cell>
          <table:table-cell table:formula="of:=[$Bilan.$D$2]" office:value-type="float" office:value="2">
            <text:p>2</text:p>
          </table:table-cell>
          <table:table-cell table:formula="of:=[$Bilan.$E$2]" office:value-type="float" office:value="3">
            <text:p>3</text:p>
          </table:table-cell>
          <table:table-cell table:formula="of:=[$Bilan.$F$2]" office:value-type="float" office:value="2">
            <text:p>2</text:p>
          </table:table-cell>
          <table:table-cell table:formula="of:=[$Bilan.$G$2]" office:value-type="float" office:value="3">
            <text:p>3</text:p>
          </table:table-cell>
          <table:table-cell table:formula="of:=[$Bilan.$H$2]" office:value-type="float" office:value="4">
            <text:p>4</text:p>
          </table:table-cell>
          <table:table-cell table:formula="of:=[$Bilan.$J$2]" office:value-type="float" office:value="3">
            <text:p>3</text:p>
          </table:table-cell>
          <table:table-cell table:style-name="Default" table:formula="of:=AVERAGE([.J3:.J29])" office:value-type="float" office:value="10.5">
            <text:p>10.5</text:p>
          </table:table-cell>
          <table:table-cell table:formula="of:=STDEV([.J3:.J29])" office:value-type="float" office:value="4.5467655452065">
            <text:p>4.55</text:p>
          </table:table-cell>
          <table:table-cell table:formula="of:=AVERAGE([.L4:.L35])" office:value-type="float" office:value="10.640625">
            <text:p>10.64</text:p>
          </table:table-cell>
          <table:table-cell table:number-columns-repeated="6"/>
        </table:table-row>
        <table:table-row table:style-name="ro1">
          <table:table-cell office:value-type="string">
            <text:p>Baikrich</text:p>
          </table:table-cell>
          <table:table-cell office:value-type="string">
            <text:p>Juli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3:.$I3])/4;0.5;0)" office:value-type="float" office:value="12">
            <text:p>12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SUM([.C3:.I3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Bizimungu</text:p>
          </table:table-cell>
          <table:table-cell office:value-type="string">
            <text:p>Ste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table:formula="of:=CEILING(SUMPRODUCT([.$C$2:.$I$2];[.$C4:.$I4])/4;0.5;0)" office:value-type="float" office:value="5">
            <text:p>5</text:p>
          </table:table-cell>
          <table:table-cell/>
          <table:table-cell office:value-type="float" office:value="10.5">
            <text:p>10.5</text:p>
          </table:table-cell>
          <table:table-cell/>
          <table:table-cell table:formula="of:=SUM([.C4:.I4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Briet</text:p>
          </table:table-cell>
          <table:table-cell office:value-type="string">
            <text:p>Nicolas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ce6" table:formula="of:=CEILING(SUMPRODUCT([.$C$2:.$I$2];[.$C5:.$I5])/4;0.5;0)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SUM([.C5:.I5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Buissart</text:p>
          </table:table-cell>
          <table:table-cell office:value-type="string">
            <text:p>Thomas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table:formula="of:=CEILING(SUMPRODUCT([.$C$2:.$I$2];[.$C6:.$I6])/4;0.5;0)" office:value-type="float" office:value="15">
            <text:p>15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colonne G : pas de déclaration de globale (ou static), d'où 3 et pas 4. Mais les variables étant définies dans l'énoncé, doit-on considérer comme faux le fait de pas les avoir écrites ?</text:p>
          </table:table-cell>
          <table:table-cell table:formula="of:=SUM([.C6:.I6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Burnouf</text:p>
          </table:table-cell>
          <table:table-cell office:value-type="string">
            <text:p>Benjami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table:formula="of:=CEILING(SUMPRODUCT([.$C$2:.$I$2];[.$C7:.$I7])/4;0.5;0)" office:value-type="float" office:value="5.5">
            <text:p>5.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Quizz 1: a pas capté que 9 était pas premier mais a compris l'idée du code. A part ca, on a la un étudiant qui s'est noyé dans le 4 et a manqué de temps ensuite</text:p>
          </table:table-cell>
          <table:table-cell table:formula="of:=SUM([.C7:.I7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Cheng</text:p>
          </table:table-cell>
          <table:table-cell office:value-type="string">
            <text:p>Xiaojun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8:.$I8])/4;0.5;0)" office:value-type="float" office:value="10.5">
            <text:p>10.5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SUM([.C8:.I8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Cordonnier</text:p>
          </table:table-cell>
          <table:table-cell office:value-type="string">
            <text:p>Raphael</text:p>
          </table:table-cell>
          <table:table-cell table:number-columns-repeated="7" office:value-type="float" office:value="4">
            <text:p>4</text:p>
          </table:table-cell>
          <table:table-cell table:style-name="ce6" table:formula="of:=CEILING(SUMPRODUCT([.$C$2:.$I$2];[.$C9:.$I9])/4;0.5;0)" office:value-type="float" office:value="20">
            <text:p>2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L'exo 3 pourrait valoir 4 en comparaison des autres rendus</text:p>
          </table:table-cell>
          <table:table-cell table:formula="of:=SUM([.C9:.I9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Dehouck</text:p>
          </table:table-cell>
          <table:table-cell office:value-type="string">
            <text:p>Mathieu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6" table:formula="of:=CEILING(SUMPRODUCT([.$C$2:.$I$2];[.$C10:.$I10])/4;0.5;0)" office:value-type="float" office:value="17.5">
            <text:p>17.5</text:p>
          </table:table-cell>
          <table:table-cell/>
          <table:table-cell office:value-type="float" office:value="11.5">
            <text:p>11.5</text:p>
          </table:table-cell>
          <table:table-cell office:value-type="string">
            <text:p>Quizz 1 : gros doute sur un des chiffres écrits (mal écrit ou erreur ?) mais le commentaire à coté est bon, donc je mets plutot bon.</text:p>
          </table:table-cell>
          <table:table-cell table:formula="of:=SUM([.C10:.I10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Delerue</text:p>
          </table:table-cell>
          <table:table-cell office:value-type="string">
            <text:p>Pierre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11:.$I11])/4;0.5;0)" office:value-type="float" office:value="9.5">
            <text:p>9.5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SUM([.C11:.I11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Douaille</text:p>
          </table:table-cell>
          <table:table-cell office:value-type="string">
            <text:p>Erwan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6" table:formula="of:=CEILING(SUMPRODUCT([.$C$2:.$I$2];[.$C12:.$I12])/4;0.5;0)" office:value-type="float" office:value="10">
            <text:p>10</text:p>
          </table:table-cell>
          <table:table-cell/>
          <table:table-cell office:value-type="float" office:value="12.5">
            <text:p>12.5</text:p>
          </table:table-cell>
          <table:table-cell/>
          <table:table-cell table:formula="of:=SUM([.C12:.I12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Douylliez</text:p>
          </table:table-cell>
          <table:table-cell office:value-type="string">
            <text:p>Maxime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table:formula="of:=CEILING(SUMPRODUCT([.$C$2:.$I$2];[.$C13:.$I13])/4;0.5;0)" office:value-type="float" office:value="9.5">
            <text:p>9.5</text:p>
          </table:table-cell>
          <table:table-cell/>
          <table:table-cell office:value-type="float" office:value="12.5">
            <text:p>12.5</text:p>
          </table:table-cell>
          <table:table-cell/>
          <table:table-cell table:formula="of:=SUM([.C13:.I13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Druel</text:p>
          </table:table-cell>
          <table:table-cell office:value-type="string">
            <text:p>Damien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table:formula="of:=CEILING(SUMPRODUCT([.$C$2:.$I$2];[.$C14:.$I14])/4;0.5;0)" office:value-type="float" office:value="12.5">
            <text:p>12.5</text:p>
          </table:table-cell>
          <table:table-cell/>
          <table:table-cell office:value-type="float" office:value="15.5">
            <text:p>15.5</text:p>
          </table:table-cell>
          <table:table-cell/>
          <table:table-cell table:formula="of:=SUM([.C14:.I14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François</text:p>
          </table:table-cell>
          <table:table-cell office:value-type="string">
            <text:p>Alexandre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15:.$I15])/4;0.5;0)" office:value-type="float" office:value="10">
            <text:p>10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SUM([.C15:.I15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Garcia</text:p>
          </table:table-cell>
          <table:table-cell office:value-type="string">
            <text:p>Jérôm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16:.$I16])/4;0.5;0)" office:value-type="float" office:value="8">
            <text:p>8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SUM([.C16:.I16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Guerin</text:p>
          </table:table-cell>
          <table:table-cell office:value-type="string">
            <text:p>Eddy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17:.$I17])/4;0.5;0)" office:value-type="float" office:value="7.5">
            <text:p>7.5</text:p>
          </table:table-cell>
          <table:table-cell/>
          <table:table-cell office:value-type="float" office:value="11.5">
            <text:p>11.5</text:p>
          </table:table-cell>
          <table:table-cell/>
          <table:table-cell table:formula="of:=SUM([.C17:.I17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Jin</text:p>
          </table:table-cell>
          <table:table-cell office:value-type="string">
            <text:p>Benli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18:.$I18])/4;0.5;0)" office:value-type="float" office:value="10.5">
            <text:p>10.5</text:p>
          </table:table-cell>
          <table:table-cell/>
          <table:table-cell office:value-type="float" office:value="12.5">
            <text:p>12.5</text:p>
          </table:table-cell>
          <table:table-cell/>
          <table:table-cell table:formula="of:=SUM([.C18:.I1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Leroy</text:p>
          </table:table-cell>
          <table:table-cell office:value-type="string">
            <text:p>Pierre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table:formula="of:=CEILING(SUMPRODUCT([.$C$2:.$I$2];[.$C19:.$I19])/4;0.5;0)" office:value-type="float" office:value="12">
            <text:p>12</text:p>
          </table:table-cell>
          <table:table-cell/>
          <table:table-cell office:value-type="float" office:value="16.5">
            <text:p>16.5</text:p>
          </table:table-cell>
          <table:table-cell/>
          <table:table-cell table:formula="of:=SUM([.C19:.I19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Mbabazi Simbi</text:p>
          </table:table-cell>
          <table:table-cell office:value-type="string">
            <text:p>Raïs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20:.$I20])/4;0.5;0)"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SUM([.C20:.I20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Opsomer</text:p>
          </table:table-cell>
          <table:table-cell office:value-type="string">
            <text:p>Jérémy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table:formula="of:=CEILING(SUMPRODUCT([.$C$2:.$I$2];[.$C21:.$I21])/4;0.5;0)" office:value-type="float" office:value="14">
            <text:p>14</text:p>
          </table:table-cell>
          <table:table-cell/>
          <table:table-cell office:value-type="float" office:value="13.5">
            <text:p>13.5</text:p>
          </table:table-cell>
          <table:table-cell/>
          <table:table-cell table:formula="of:=SUM([.C21:.I21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Plouvier</text:p>
          </table:table-cell>
          <table:table-cell office:value-type="string">
            <text:p>Henri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table:formula="of:=CEILING(SUMPRODUCT([.$C$2:.$I$2];[.$C22:.$I22])/4;0.5;0)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SUM([.C22:.I22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Rucar</text:p>
          </table:table-cell>
          <table:table-cell office:value-type="string">
            <text:p>Alexis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style-name="ce6" table:formula="of:=CEILING(SUMPRODUCT([.$C$2:.$I$2];[.$C23:.$I23])/4;0.5;0)" office:value-type="float" office:value="13.5">
            <text:p>13.5</text:p>
          </table:table-cell>
          <table:table-cell/>
          <table:table-cell office:value-type="float" office:value="11.5">
            <text:p>11.5</text:p>
          </table:table-cell>
          <table:table-cell office:value-type="string">
            <text:p>L'exo 4 contient quelques erreurs mineures (innatentions qui euent été corrigées trivialement sur un ordi), mais est vraiment bien écrit sinon (j'ai hésité à mettre 4)</text:p>
          </table:table-cell>
          <table:table-cell table:formula="of:=SUM([.C23:.I23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Said</text:p>
          </table:table-cell>
          <table:table-cell office:value-type="string">
            <text:p>Nai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6" table:formula="of:=CEILING(SUMPRODUCT([.$C$2:.$I$2];[.$C24:.$I24])/4;0.5;0)" office:value-type="float" office:value="2">
            <text:p>2</text:p>
          </table:table-cell>
          <table:table-cell/>
          <table:table-cell office:value-type="float" office:value="9.5">
            <text:p>9.5</text:p>
          </table:table-cell>
          <table:table-cell/>
          <table:table-cell table:formula="of:=SUM([.C24:.I24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Semain</text:p>
          </table:table-cell>
          <table:table-cell office:value-type="string">
            <text:p>Mathieu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table:formula="of:=CEILING(SUMPRODUCT([.$C$2:.$I$2];[.$C25:.$I25])/4;0.5;0)" office:value-type="float" office:value="13">
            <text:p>13</text:p>
          </table:table-cell>
          <table:table-cell/>
          <table:table-cell office:value-type="float" office:value="16.5">
            <text:p>16.5</text:p>
          </table:table-cell>
          <table:table-cell/>
          <table:table-cell table:formula="of:=SUM([.C25:.I25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Tibere</text:p>
          </table:table-cell>
          <table:table-cell office:value-type="string">
            <text:p>Aymeri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26:.$I26])/4;0.5;0)" office:value-type="float" office:value="10.5">
            <text:p>10.5</text:p>
          </table:table-cell>
          <table:table-cell/>
          <table:table-cell office:value-type="float" office:value="10.5">
            <text:p>10.5</text:p>
          </table:table-cell>
          <table:table-cell/>
          <table:table-cell table:formula="of:=SUM([.C26:.I26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Vincent</text:p>
          </table:table-cell>
          <table:table-cell office:value-type="string">
            <text:p>Thomas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6" table:formula="of:=CEILING(SUMPRODUCT([.$C$2:.$I$2];[.$C27:.$I27])/4;0.5;0)" office:value-type="float" office:value="18.5">
            <text:p>18.5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SUM([.C27:.I27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Wroblewski</text:p>
          </table:table-cell>
          <table:table-cell office:value-type="string">
            <text:p>Pierre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table:formula="of:=CEILING(SUMPRODUCT([.$C$2:.$I$2];[.$C28:.$I28])/4;0.5;0)" office:value-type="float" office:value="14.5">
            <text:p>14.5</text:p>
          </table:table-cell>
          <table:table-cell/>
          <table:table-cell office:value-type="float" office:value="13.5">
            <text:p>13.5</text:p>
          </table:table-cell>
          <table:table-cell/>
          <table:table-cell table:formula="of:=SUM([.C28:.I28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Zhao</text:p>
          </table:table-cell>
          <table:table-cell office:value-type="string">
            <text:p>Xuen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table:formula="of:=CEILING(SUMPRODUCT([.$C$2:.$I$2];[.$C29:.$I29])/4;0.5;0)" office:value-type="float" office:value="2.5">
            <text:p>2.5</text:p>
          </table:table-cell>
          <table:table-cell/>
          <table:table-cell office:value-type="float" office:value="9">
            <text:p>9</text:p>
          </table:table-cell>
          <table:table-cell office:value-type="string">
            <text:p>J'ai peut-être noté sec... l'étudiant est clairement pas au point, dur de savoir si y'a des points à gratter.</text:p>
          </table:table-cell>
          <table:table-cell table:formula="of:=SUM([.C29:.I29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bi-Chahine</text:p>
          </table:table-cell>
          <table:table-cell office:value-type="string">
            <text:p>Rachad</text:p>
          </table:table-cell>
          <table:table-cell table:number-columns-repeated="7"/>
          <table:table-cell table:style-name="Default"/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Canivet</text:p>
          </table:table-cell>
          <table:table-cell office:value-type="string">
            <text:p>Pierre</text:p>
          </table:table-cell>
          <table:table-cell table:number-columns-repeated="7"/>
          <table:table-cell table:style-name="Default"/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essein</text:p>
          </table:table-cell>
          <table:table-cell office:value-type="string">
            <text:p>Samuel</text:p>
          </table:table-cell>
          <table:table-cell table:number-columns-repeated="7"/>
          <table:table-cell table:style-name="Default"/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Harick</text:p>
          </table:table-cell>
          <table:table-cell office:value-type="string">
            <text:p>Sébastien</text:p>
          </table:table-cell>
          <table:table-cell table:number-columns-repeated="7"/>
          <table:table-cell table:style-name="Default"/>
          <table:table-cell/>
          <table:table-cell office:value-type="float" office:value="5.5">
            <text:p>5.5</text:p>
          </table:table-cell>
          <table:table-cell table:number-columns-repeated="6"/>
        </table:table-row>
        <table:table-row table:style-name="ro1">
          <table:table-cell office:value-type="string">
            <text:p>Ong</text:p>
          </table:table-cell>
          <table:table-cell office:value-type="string">
            <text:p>André</text:p>
          </table:table-cell>
          <table:table-cell table:number-columns-repeated="7"/>
          <table:table-cell table:style-name="Default"/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Sadki</text:p>
          </table:table-cell>
          <table:table-cell office:value-type="string">
            <text:p>Farid</text:p>
          </table:table-cell>
          <table:table-cell table:number-columns-repeated="7"/>
          <table:table-cell table:style-name="Default"/>
          <table:table-cell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9" office:value-type="string">
            <text:p>Pour l'exo 3, j'ai mis 2 à quelqu'un ne testant que les sommes et pas les chiffres différents.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2.2 : la version ou on teste l'appartenance à la table en début de programme seulement passe très bien en fait ; dans le corrigé, le test initial manque par ailleurs (là on se calcule la boucle une fois même si C_n est déjà dans la table).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Quizz 1 : j'ai pas (toujours) noté en binaire car dans certains cas on voit que tout n'a pas été compris, mais une partie si (les chiffres restent bons par exemple).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office:value-type="string">
            <text:p>NB: pour le futur, il faudrait préciser qu'on veut du code ansi (des tableaux constants paramétrés par une variable n, j'en ai vu un paquet ; et hors ansi, ca compile ces trucs là). Vu qu'on a moult fois répétés qu'il fallait pas, j'ai compté ca comme une erreur</text:p>
          </table:table-cell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7" office:value-type="string">
            <text:p>Q1.1</text:p>
          </table:table-cell>
          <table:table-cell table:style-name="ce17" office:value-type="string">
            <text:p>Q1.2</text:p>
          </table:table-cell>
          <table:table-cell table:style-name="ce17" office:value-type="string">
            <text:p>Q1.3</text:p>
          </table:table-cell>
          <table:table-cell table:style-name="ce17" office:value-type="string">
            <text:p>Q2</text:p>
          </table:table-cell>
          <table:table-cell table:style-name="ce17" office:value-type="string">
            <text:p>Q3.1</text:p>
          </table:table-cell>
          <table:table-cell table:style-name="ce17" office:value-type="string">
            <text:p>Q3.2</text:p>
          </table:table-cell>
          <table:table-cell table:style-name="ce17" office:value-type="string">
            <text:p>Q3.3</text:p>
          </table:table-cell>
          <table:table-cell table:style-name="ce17" office:value-type="string">
            <text:p>Q3.4</text:p>
          </table:table-cell>
          <table:table-cell office:value-type="string">
            <text:p>Q3.5</text:p>
          </table:table-cell>
          <table:table-cell table:style-name="ce17" office:value-type="string">
            <text:p>Q4.1</text:p>
          </table:table-cell>
          <table:table-cell table:style-name="ce17" office:value-type="string">
            <text:p>Q4.2</text:p>
          </table:table-cell>
          <table:table-cell table:style-name="ce17" office:value-type="string">
            <text:p>Q4.3</text:p>
          </table:table-cell>
          <table:table-cell table:style-name="ce17"/>
          <table:table-cell table:style-name="ce17" office:value-type="string">
            <text:p>moyenne</text:p>
          </table:table-cell>
          <table:table-cell table:number-columns-repeated="3"/>
        </table:table-row>
        <table:table-row table:style-name="ro12">
          <table:table-cell/>
          <table:table-cell table:style-name="ce18" office:value-type="string">
            <text:p>2 sur 3 = 3 ; 1 sur 3 = 2</text:p>
          </table:table-cell>
          <table:table-cell table:style-name="ce17" table:number-columns-repeated="2"/>
          <table:table-cell table:style-name="ce19" office:value-type="string">
            <text:p>prérequis : générique (max 1 sinon) ; dichotomie sur 2, gest° pointeurs sur 2</text:p>
          </table:table-cell>
          <table:table-cell table:style-name="ce17"/>
          <table:table-cell table:style-name="ce20" office:value-type="string">
            <text:p>Malloc /3 ; struct /1</text:p>
          </table:table-cell>
          <table:table-cell table:style-name="ce20" office:value-type="string">
            <text:p>Malloc struct /1 ; Malloc matrix /1; <text:s/>test sizes /1 ; remplissage struct /1</text:p>
          </table:table-cell>
          <table:table-cell table:style-name="ce20" office:value-type="string">
            <text:p>free m / 2 ; free body / 2</text:p>
          </table:table-cell>
          <table:table-cell table:style-name="ce20" office:value-type="string">
            <text:p>test dim / 1 ; boucle / 1 ; malloc / 1 ; test nulle / 1</text:p>
          </table:table-cell>
          <table:table-cell table:style-name="ce17" table:number-columns-repeated="5"/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table:number-columns-repeated="3"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3" table:style-name="ce1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table:style-name="ce17" office:value-type="float" office:value="4">
            <text:p>4</text:p>
          </table:table-cell>
          <table:table-cell table:style-name="ce17"/>
          <table:table-cell table:style-name="ce17" table:formula="of:=AVERAGE([.B46:.M46])" office:value-type="float" office:value="2.41666666666667">
            <text:p>2.42</text:p>
          </table:table-cell>
          <table:table-cell table:style-name="ce8" table:formula="of:=SUMPRODUCT([Bilan.$C$15:Bilan.$N$15];[.$B46:.$M46])/4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style-name="ce17"/>
          <table:table-cell table:style-name="ce17" table:formula="of:=AVERAGE([.B47:.M47])" office:value-type="float" office:value="2.08333333333333">
            <text:p>2.08</text:p>
          </table:table-cell>
          <table:table-cell table:style-name="ce8" table:formula="of:=SUMPRODUCT([Bilan.$C$15:Bilan.$N$15];[.$B47:.$M47])/4" office:value-type="float" office:value="9.5">
            <text:p>9.5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number-columns-repeated="2" table:style-name="ce17" office:value-type="float" office:value="3">
            <text:p>3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17"/>
          <table:table-cell table:style-name="ce17" table:formula="of:=AVERAGE([.B48:.M48])" office:value-type="float" office:value="1.75">
            <text:p>1.75</text:p>
          </table:table-cell>
          <table:table-cell table:style-name="ce8" table:formula="of:=SUMPRODUCT([Bilan.$C$15:Bilan.$N$15];[.$B48:.$M48])/4" office:value-type="float" office:value="9.75">
            <text:p>9.7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/>
          <table:table-cell table:style-name="ce17" table:formula="of:=AVERAGE([.B49:.M49])" office:value-type="float" office:value="1.41666666666667">
            <text:p>1.42</text:p>
          </table:table-cell>
          <table:table-cell table:style-name="ce8" table:formula="of:=SUMPRODUCT([Bilan.$C$15:Bilan.$N$15];[.$B49:.$M49])/4" office:value-type="float" office:value="8.5">
            <text:p>8.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number-columns-repeated="5" table:style-name="ce17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/>
          <table:table-cell table:style-name="ce17" table:formula="of:=AVERAGE([.B50:.M50])" office:value-type="float" office:value="3.58333333333333">
            <text:p>3.58</text:p>
          </table:table-cell>
          <table:table-cell table:style-name="ce8" table:formula="of:=SUMPRODUCT([Bilan.$C$15:Bilan.$N$15];[.$B50:.$M50])/4" office:value-type="float" office:value="19.5">
            <text:p>19.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3.5">
            <text:p>3.5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/>
          <table:table-cell table:style-name="ce17" table:formula="of:=AVERAGE([.B51:.M51])" office:value-type="float" office:value="3.625">
            <text:p>3.63</text:p>
          </table:table-cell>
          <table:table-cell table:style-name="ce8" table:formula="of:=SUMPRODUCT([Bilan.$C$15:Bilan.$N$15];[.$B51:.$M51])/4" office:value-type="float" office:value="19.125">
            <text:p>19.13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3" table:style-name="ce17" office:value-type="float" office:value="0">
            <text:p>0</text:p>
          </table:table-cell>
          <table:table-cell table:style-name="ce17"/>
          <table:table-cell table:style-name="ce17" table:formula="of:=AVERAGE([.B52:.M52])" office:value-type="float" office:value="1.66666666666667">
            <text:p>1.67</text:p>
          </table:table-cell>
          <table:table-cell table:style-name="ce8" table:formula="of:=SUMPRODUCT([Bilan.$C$15:Bilan.$N$15];[.$B52:.$M52])/4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number-columns-repeated="2" table:style-name="ce17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table:style-name="ce17" office:value-type="float" office:value="0">
            <text:p>0</text:p>
          </table:table-cell>
          <table:table-cell table:style-name="ce17"/>
          <table:table-cell table:style-name="ce17" table:formula="of:=AVERAGE([.B53:.M53])" office:value-type="float" office:value="1">
            <text:p>1</text:p>
          </table:table-cell>
          <table:table-cell table:style-name="ce8" table:formula="of:=SUMPRODUCT([Bilan.$C$15:Bilan.$N$15];[.$B53:.$M53])/4" office:value-type="float" office:value="5.75">
            <text:p>5.75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style-name="ce17"/>
          <table:table-cell table:style-name="ce17" table:formula="of:=AVERAGE([.B54:.M54])" office:value-type="float" office:value="1.66666666666667">
            <text:p>1.67</text:p>
          </table:table-cell>
          <table:table-cell table:style-name="ce8" table:formula="of:=SUMPRODUCT([Bilan.$C$15:Bilan.$N$15];[.$B54:.$M54])/4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number-columns-repeated="3" table:style-name="ce17" office:value-type="float" office:value="1">
            <text:p>1</text:p>
          </table:table-cell>
          <table:table-cell table:number-columns-repeated="2" table:style-name="ce17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style-name="ce17" table:formula="of:=AVERAGE([.B55:.M55])" office:value-type="float" office:value="1.58333333333333">
            <text:p>1.58</text:p>
          </table:table-cell>
          <table:table-cell table:style-name="ce8" table:formula="of:=SUMPRODUCT([Bilan.$C$15:Bilan.$N$15];[.$B55:.$M55])/4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17" table:formula="of:=AVERAGE([.B56:.M56])" office:value-type="float" office:value="2.5">
            <text:p>2.5</text:p>
          </table:table-cell>
          <table:table-cell table:style-name="ce8" table:formula="of:=SUMPRODUCT([Bilan.$C$15:Bilan.$N$15];[.$B56:.$M56])/4" office:value-type="float" office:value="13.75">
            <text:p>13.7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number-columns-repeated="3"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style-name="ce17"/>
          <table:table-cell table:style-name="ce17" table:formula="of:=AVERAGE([.B57:.M57])" office:value-type="float" office:value="2.58333333333333">
            <text:p>2.58</text:p>
          </table:table-cell>
          <table:table-cell table:style-name="ce8" table:formula="of:=SUMPRODUCT([Bilan.$C$15:Bilan.$N$15];[.$B57:.$M57])/4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4"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style-name="ce17" table:formula="of:=AVERAGE([.B58:.M58])" office:value-type="float" office:value="1.25">
            <text:p>1.25</text:p>
          </table:table-cell>
          <table:table-cell table:style-name="ce8" table:formula="of:=SUMPRODUCT([Bilan.$C$15:Bilan.$N$15];[.$B58:.$M58])/4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2" table:style-name="ce17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17" table:formula="of:=AVERAGE([.B59:.M59])" office:value-type="float" office:value="1.66666666666667">
            <text:p>1.67</text:p>
          </table:table-cell>
          <table:table-cell table:style-name="ce8" table:formula="of:=SUMPRODUCT([Bilan.$C$15:Bilan.$N$15];[.$B59:.$M59])/4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number-columns-repeated="2" table:style-name="ce17" office:value-type="float" office:value="4">
            <text:p>4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17" table:formula="of:=AVERAGE([.B60:.M60])" office:value-type="float" office:value="2.41666666666667">
            <text:p>2.42</text:p>
          </table:table-cell>
          <table:table-cell table:style-name="ce8" table:formula="of:=SUMPRODUCT([Bilan.$C$15:Bilan.$N$15];[.$B60:.$M60])/4" office:value-type="float" office:value="13.5">
            <text:p>13.5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table:style-name="ce17" office:value-type="float" office:value="4">
            <text:p>4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style-name="ce17" table:formula="of:=AVERAGE([.B61:.M61])" office:value-type="float" office:value="2.33333333333333">
            <text:p>2.33</text:p>
          </table:table-cell>
          <table:table-cell table:style-name="ce8" table:formula="of:=SUMPRODUCT([Bilan.$C$15:Bilan.$N$15];[.$B61:.$M61])/4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table:style-name="ce17" office:value-type="float" office:value="0">
            <text:p>0</text:p>
          </table:table-cell>
          <table:table-cell table:style-name="ce17"/>
          <table:table-cell table:style-name="ce17" table:formula="of:=AVERAGE([.B62:.M62])" office:value-type="float" office:value="1.58333333333333">
            <text:p>1.58</text:p>
          </table:table-cell>
          <table:table-cell table:style-name="ce8" table:formula="of:=SUMPRODUCT([Bilan.$C$15:Bilan.$N$15];[.$B62:.$M62])/4" office:value-type="float" office:value="9.25">
            <text:p>9.2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7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style-name="ce17" table:formula="of:=AVERAGE([.B63:.M63])" office:value-type="float" office:value="2.08333333333333">
            <text:p>2.08</text:p>
          </table:table-cell>
          <table:table-cell table:style-name="ce8" table:formula="of:=SUMPRODUCT([Bilan.$C$15:Bilan.$N$15];[.$B63:.$M63])/4"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style-name="ce17" table:formula="of:=AVERAGE([.B64:.M64])" office:value-type="float" office:value="2.16666666666667">
            <text:p>2.17</text:p>
          </table:table-cell>
          <table:table-cell table:style-name="ce8" table:formula="of:=SUMPRODUCT([Bilan.$C$15:Bilan.$N$15];[.$B64:.$M64])/4" office:value-type="float" office:value="10.75">
            <text:p>10.75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number-columns-repeated="4"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table:style-name="ce17" office:value-type="float" office:value="0">
            <text:p>0</text:p>
          </table:table-cell>
          <table:table-cell table:style-name="ce17"/>
          <table:table-cell table:style-name="ce17" table:formula="of:=AVERAGE([.B65:.M65])" office:value-type="float" office:value="0.666666666666667">
            <text:p>0.67</text:p>
          </table:table-cell>
          <table:table-cell table:style-name="ce8" table:formula="of:=SUMPRODUCT([Bilan.$C$15:Bilan.$N$15];[.$B65:.$M65])/4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number-columns-repeated="3"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style-name="ce17"/>
          <table:table-cell table:style-name="ce17" table:formula="of:=AVERAGE([.B66:.M66])" office:value-type="float" office:value="2.91666666666667">
            <text:p>2.92</text:p>
          </table:table-cell>
          <table:table-cell table:style-name="ce8" table:formula="of:=SUMPRODUCT([Bilan.$C$15:Bilan.$N$15];[.$B66:.$M66])/4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style-name="ce17" office:value-type="float" office:value="3">
            <text:p>3</text:p>
          </table:table-cell>
          <table:table-cell table:number-columns-repeated="3"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3" table:style-name="ce17" office:value-type="float" office:value="0">
            <text:p>0</text:p>
          </table:table-cell>
          <table:table-cell table:style-name="ce17"/>
          <table:table-cell table:style-name="ce17" table:formula="of:=AVERAGE([.B67:.M67])" office:value-type="float" office:value="0.75">
            <text:p>0.75</text:p>
          </table:table-cell>
          <table:table-cell table:style-name="ce8" table:formula="of:=SUMPRODUCT([Bilan.$C$15:Bilan.$N$15];[.$B67:.$M67])/4" office:value-type="float" office:value="4.5">
            <text:p>4.5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number-columns-repeated="2" table:style-name="ce17" office:value-type="float" office:value="4">
            <text:p>4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style-name="ce17"/>
          <table:table-cell table:style-name="ce17" table:formula="of:=AVERAGE([.B68:.M68])" office:value-type="float" office:value="2.08333333333333">
            <text:p>2.08</text:p>
          </table:table-cell>
          <table:table-cell table:style-name="ce8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number-columns-repeated="3" table:style-name="ce17" office:value-type="float" office:value="0">
            <text:p>0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style-name="ce17"/>
          <table:table-cell table:style-name="ce17" table:formula="of:=AVERAGE([.B69:.M69])" office:value-type="float" office:value="1.41666666666667">
            <text:p>1.42</text:p>
          </table:table-cell>
          <table:table-cell table:style-name="ce8" table:formula="of:=SUMPRODUCT([Bilan.$C$15:Bilan.$N$15];[.$B69:.$M69])/4" office:value-type="float" office:value="7.5">
            <text:p>7.5</text:p>
          </table:table-cell>
          <table:table-cell table:number-columns-repeated="2"/>
        </table:table-row>
        <table:table-row table:style-name="ro1">
          <table:table-cell/>
          <table:table-cell table:style-name="ce17" table:number-columns-repeated="8"/>
          <table:table-cell/>
          <table:table-cell table:style-name="ce17" table:number-columns-repeated="5"/>
          <table:table-cell table:number-columns-repeated="3"/>
        </table:table-row>
        <table:table-row table:style-name="ro1">
          <table:table-cell office:value-type="string">
            <text:p>moyennes</text:p>
          </table:table-cell>
          <table:table-cell table:style-name="ce17" table:formula="of:=AVERAGE([.B46:.B68])" office:value-type="float" office:value="3.65217391304348">
            <text:p>3.65</text:p>
          </table:table-cell>
          <table:table-cell table:style-name="ce17" table:formula="of:=AVERAGE([.C46:.C68])" office:value-type="float" office:value="3.04347826086957">
            <text:p>3.04</text:p>
          </table:table-cell>
          <table:table-cell table:style-name="ce17" table:formula="of:=AVERAGE([.D46:.D68])" office:value-type="float" office:value="1">
            <text:p>1</text:p>
          </table:table-cell>
          <table:table-cell table:style-name="ce17" table:formula="of:=AVERAGE([.E46:.E68])" office:value-type="float" office:value="0.847826086956522">
            <text:p>0.85</text:p>
          </table:table-cell>
          <table:table-cell table:style-name="ce17" table:formula="of:=AVERAGE([.F46:.F68])" office:value-type="float" office:value="2.47826086956522">
            <text:p>2.48</text:p>
          </table:table-cell>
          <table:table-cell table:style-name="ce17" table:formula="of:=AVERAGE([.G46:.G68])" office:value-type="float" office:value="1.47826086956522">
            <text:p>1.48</text:p>
          </table:table-cell>
          <table:table-cell table:style-name="ce17" table:formula="of:=AVERAGE([.H46:.H68])" office:value-type="float" office:value="2.47826086956522">
            <text:p>2.48</text:p>
          </table:table-cell>
          <table:table-cell table:style-name="ce17" table:formula="of:=AVERAGE([.I46:.I68])" office:value-type="float" office:value="2.04347826086957">
            <text:p>2.04</text:p>
          </table:table-cell>
          <table:table-cell table:formula="of:=AVERAGE([.J46:.J68])" office:value-type="float" office:value="1.91304347826087">
            <text:p>1.91</text:p>
          </table:table-cell>
          <table:table-cell table:style-name="ce17" table:formula="of:=AVERAGE([.K46:.K68])" office:value-type="float" office:value="1.17391304347826">
            <text:p>1.17</text:p>
          </table:table-cell>
          <table:table-cell table:style-name="ce17" table:formula="of:=AVERAGE([.L46:.L68])" office:value-type="float" office:value="2.78260869565217">
            <text:p>2.78</text:p>
          </table:table-cell>
          <table:table-cell table:style-name="ce17" table:formula="of:=AVERAGE([.M46:.M68])" office:value-type="float" office:value="1">
            <text:p>1</text:p>
          </table:table-cell>
          <table:table-cell table:style-name="ce17"/>
          <table:table-cell table:formula="of:=AVERAGE([.B46:.M69])" office:value-type="float" office:value="1.96701388888889">
            <text:p>1.97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8"/>
          <table:table-cell/>
          <table:table-cell table:style-name="ce17" table:number-columns-repeated="4"/>
          <table:table-cell table:style-name="ce17" table:formula="of:=AVERAGE([.O46:.O69])" office:value-type="float" office:value="1.96701388888889">
            <text:p>1.97</text:p>
          </table:table-cell>
          <table:table-cell table:number-columns-repeated="3"/>
        </table:table-row>
      </table:table>
      <table:table table:name="INFO5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7" table:default-cell-style-name="Default"/>
        <table:table-row table:style-name="ro5">
          <table:table-cell table:number-columns-repeated="2"/>
          <table:table-cell office:value-type="float" office:value="1.1">
            <text:p>1.1</text:p>
          </table:table-cell>
          <table:table-cell office:value-type="string">
            <text:p>1.2.a</text:p>
          </table:table-cell>
          <table:table-cell office:value-type="string">
            <text:p>1.2.b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string">
            <text:p>DS1</text:p>
          </table:table-cell>
          <table:table-cell/>
          <table:table-cell office:value-type="string">
            <text:p>TP</text:p>
          </table:table-cell>
          <table:table-cell table:number-columns-repeated="5"/>
        </table:table-row>
        <table:table-row table:style-name="ro5">
          <table:table-cell table:number-columns-repeated="2"/>
          <table:table-cell table:formula="of:=[$Bilan.$C$2]" office:value-type="float" office:value="3">
            <text:p>3</text:p>
          </table:table-cell>
          <table:table-cell table:formula="of:=[$Bilan.$D$2]" office:value-type="float" office:value="2">
            <text:p>2</text:p>
          </table:table-cell>
          <table:table-cell table:formula="of:=[$Bilan.$E$2]" office:value-type="float" office:value="3">
            <text:p>3</text:p>
          </table:table-cell>
          <table:table-cell table:formula="of:=[$Bilan.$F$2]" office:value-type="float" office:value="2">
            <text:p>2</text:p>
          </table:table-cell>
          <table:table-cell table:formula="of:=[$Bilan.$G$2]" office:value-type="float" office:value="3">
            <text:p>3</text:p>
          </table:table-cell>
          <table:table-cell table:formula="of:=[$Bilan.$H$2]" office:value-type="float" office:value="4">
            <text:p>4</text:p>
          </table:table-cell>
          <table:table-cell table:formula="of:=[$Bilan.$J$2]" office:value-type="float" office:value="3">
            <text:p>3</text:p>
          </table:table-cell>
          <table:table-cell table:style-name="Default" table:formula="of:=AVERAGE([.J3:.J30])" office:value-type="float" office:value="10.0357142857143">
            <text:p>10.04</text:p>
          </table:table-cell>
          <table:table-cell table:formula="of:=STDEV([.J3:.J30])" office:value-type="float" office:value="4.58848916357365">
            <text:p>4.59</text:p>
          </table:table-cell>
          <table:table-cell table:formula="of:=AVERAGE([.L3:.L30])" office:value-type="float" office:value="12.0357142857143">
            <text:p>12.04</text:p>
          </table:table-cell>
          <table:table-cell table:number-columns-repeated="5"/>
        </table:table-row>
        <table:table-row table:style-name="ro5">
          <table:table-cell office:value-type="string">
            <text:p>Abbas</text:p>
          </table:table-cell>
          <table:table-cell office:value-type="string">
            <text:p>Hussein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CEILING(SUMPRODUCT([.$C$2:.$I$2];[.$C3:.$I3])/4;0.5;0)"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7">
          <table:table-cell office:value-type="string">
            <text:p>Ait <text:span text:style-name="T1">Belarbi</text:span></text:p>
          </table:table-cell>
          <table:table-cell table:style-name="ce5" office:value-type="string">
            <text:p>Mohamed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EILING(SUMPRODUCT([.$C$2:.$I$2];[.$C4:.$I4])/4;0.5;0)"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5"/>
        </table:table-row>
        <table:table-row table:style-name="ro7">
          <table:table-cell office:value-type="string">
            <text:p>Bacara</text:p>
          </table:table-cell>
          <table:table-cell office:value-type="string">
            <text:p>Christophe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CEILING(SUMPRODUCT([.$C$2:.$I$2];[.$C5:.$I5])/4;0.5;0)" office:value-type="float" office:value="18.5">
            <text:p>18.5</text:p>
          </table:table-cell>
          <table:table-cell/>
          <table:table-cell office:value-type="float" office:value="18">
            <text:p>18</text:p>
          </table:table-cell>
          <table:table-cell table:number-columns-repeated="5"/>
        </table:table-row>
        <table:table-row table:style-name="ro7">
          <table:table-cell office:value-type="string">
            <text:p>Bens</text:p>
          </table:table-cell>
          <table:table-cell office:value-type="string">
            <text:p>Joffrey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CEILING(SUMPRODUCT([.$C$2:.$I$2];[.$C6:.$I6])/4;0.5;0)" office:value-type="float" office:value="15">
            <text:p>15</text:p>
          </table:table-cell>
          <table:table-cell/>
          <table:table-cell office:value-type="float" office:value="14">
            <text:p>14</text:p>
          </table:table-cell>
          <table:table-cell table:number-columns-repeated="5"/>
        </table:table-row>
        <table:table-row table:style-name="ro7">
          <table:table-cell office:value-type="string">
            <text:p>Berneaux</text:p>
          </table:table-cell>
          <table:table-cell office:value-type="string">
            <text:p>Deni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CEILING(SUMPRODUCT([.$C$2:.$I$2];[.$C7:.$I7])/4;0.5;0)"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 table:number-columns-repeated="5"/>
        </table:table-row>
        <table:table-row table:style-name="ro7">
          <table:table-cell office:value-type="string">
            <text:p>Bouazza</text:p>
          </table:table-cell>
          <table:table-cell office:value-type="string">
            <text:p>Younès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EILING(SUMPRODUCT([.$C$2:.$I$2];[.$C8:.$I8])/4;0.5;0)"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5">
          <table:table-cell office:value-type="string">
            <text:p>Calibre</text:p>
          </table:table-cell>
          <table:table-cell office:value-type="string">
            <text:p>Thé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EILING(SUMPRODUCT([.$C$2:.$I$2];[.$C9:.$I9])/4;0.5;0)"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 table:number-columns-repeated="5"/>
        </table:table-row>
        <table:table-row table:style-name="ro5">
          <table:table-cell office:value-type="string">
            <text:p>Cousin</text:p>
          </table:table-cell>
          <table:table-cell office:value-type="string">
            <text:p>Aurélien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CEILING(SUMPRODUCT([.$C$2:.$I$2];[.$C10:.$I10])/4;0.5;0)" office:value-type="float" office:value="17.5">
            <text:p>17.5</text:p>
          </table:table-cell>
          <table:table-cell/>
          <table:table-cell office:value-type="float" office:value="15">
            <text:p>15</text:p>
          </table:table-cell>
          <table:table-cell table:number-columns-repeated="5"/>
        </table:table-row>
        <table:table-row table:style-name="ro7">
          <table:table-cell office:value-type="string">
            <text:p>Darmal</text:p>
          </table:table-cell>
          <table:table-cell office:value-type="string">
            <text:p>Rid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CEILING(SUMPRODUCT([.$C$2:.$I$2];[.$C11:.$I11])/4;0.5;0)"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5">
          <table:table-cell office:value-type="string">
            <text:p>Delorge</text:p>
          </table:table-cell>
          <table:table-cell office:value-type="string">
            <text:p>Kevin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12:.$I12])/4;0.5;0)" office:value-type="float" office:value="8.5">
            <text:p>8.5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5">
          <table:table-cell office:value-type="string">
            <text:p>Demol</text:p>
          </table:table-cell>
          <table:table-cell office:value-type="string">
            <text:p>David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CEILING(SUMPRODUCT([.$C$2:.$I$2];[.$C13:.$I13])/4;0.5;0)"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table:number-columns-repeated="5"/>
        </table:table-row>
        <table:table-row table:style-name="ro7">
          <table:table-cell office:value-type="string">
            <text:p>El Arbaoui</text:p>
          </table:table-cell>
          <table:table-cell office:value-type="string">
            <text:p>Sara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CEILING(SUMPRODUCT([.$C$2:.$I$2];[.$C14:.$I14])/4;0.5;0)" office:value-type="float" office:value="7.5">
            <text:p>7.5</text:p>
          </table:table-cell>
          <table:table-cell/>
          <table:table-cell office:value-type="float" office:value="13">
            <text:p>13</text:p>
          </table:table-cell>
          <table:table-cell table:number-columns-repeated="5"/>
        </table:table-row>
        <table:table-row table:style-name="ro7">
          <table:table-cell office:value-type="string">
            <text:p>El Moutaoukil</text:p>
          </table:table-cell>
          <table:table-cell office:value-type="string">
            <text:p>Medh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CEILING(SUMPRODUCT([.$C$2:.$I$2];[.$C15:.$I15])/4;0.5;0)" office:value-type="float" office:value="8.5">
            <text:p>8.5</text:p>
          </table:table-cell>
          <table:table-cell/>
          <table:table-cell office:value-type="float" office:value="14">
            <text:p>14</text:p>
          </table:table-cell>
          <table:table-cell table:number-columns-repeated="5"/>
        </table:table-row>
        <table:table-row table:style-name="ro5">
          <table:table-cell office:value-type="string">
            <text:p>Fournier</text:p>
          </table:table-cell>
          <table:table-cell office:value-type="string">
            <text:p>Quentin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CEILING(SUMPRODUCT([.$C$2:.$I$2];[.$C16:.$I16])/4;0.5;0)" office:value-type="float" office:value="12.5">
            <text:p>12.5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5">
          <table:table-cell office:value-type="string">
            <text:p>Gino</text:p>
          </table:table-cell>
          <table:table-cell office:value-type="string">
            <text:p>Kevin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CEILING(SUMPRODUCT([.$C$2:.$I$2];[.$C17:.$I17])/4;0.5;0)"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7">
          <table:table-cell office:value-type="string">
            <text:p>Hochedez</text:p>
          </table:table-cell>
          <table:table-cell office:value-type="string">
            <text:p>Clément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CEILING(SUMPRODUCT([.$C$2:.$I$2];[.$C18:.$I18])/4;0.5;0)" office:value-type="float" office:value="9.5">
            <text:p>9.5</text:p>
          </table:table-cell>
          <table:table-cell/>
          <table:table-cell office:value-type="float" office:value="12">
            <text:p>12</text:p>
          </table:table-cell>
          <table:table-cell table:number-columns-repeated="5"/>
        </table:table-row>
        <table:table-row table:style-name="ro7">
          <table:table-cell office:value-type="string">
            <text:p>Lallbeeharry</text:p>
          </table:table-cell>
          <table:table-cell office:value-type="string">
            <text:p>Navish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EILING(SUMPRODUCT([.$C$2:.$I$2];[.$C19:.$I19])/4;0.5;0)" office:value-type="float" office:value="4.5">
            <text:p>4.5</text:p>
          </table:table-cell>
          <table:table-cell/>
          <table:table-cell office:value-type="float" office:value="14">
            <text:p>14</text:p>
          </table:table-cell>
          <table:table-cell table:number-columns-repeated="5"/>
        </table:table-row>
        <table:table-row table:style-name="ro7">
          <table:table-cell office:value-type="string">
            <text:p>Lefils</text:p>
          </table:table-cell>
          <table:table-cell office:value-type="string">
            <text:p>Valentin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CEILING(SUMPRODUCT([.$C$2:.$I$2];[.$C20:.$I20])/4;0.5;0)"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table:number-columns-repeated="5"/>
        </table:table-row>
        <table:table-row table:style-name="ro7">
          <table:table-cell office:value-type="string">
            <text:p>Lemaire</text:p>
          </table:table-cell>
          <table:table-cell office:value-type="string">
            <text:p>Hélèn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CEILING(SUMPRODUCT([.$C$2:.$I$2];[.$C21:.$I21])/4;0.5;0)"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5"/>
        </table:table-row>
        <table:table-row table:style-name="ro7">
          <table:table-cell office:value-type="string">
            <text:p>Massa</text:p>
          </table:table-cell>
          <table:table-cell office:value-type="string">
            <text:p>Alexis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22:.$I22])/4;0.5;0)" office:value-type="float" office:value="13.5">
            <text:p>13.5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7">
          <table:table-cell office:value-type="string">
            <text:p>Nejmeddine</text:p>
          </table:table-cell>
          <table:table-cell office:value-type="string">
            <text:p>Ayoub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CEILING(SUMPRODUCT([.$C$2:.$I$2];[.$C23:.$I23])/4;0.5;0)"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 table:number-columns-repeated="5"/>
        </table:table-row>
        <table:table-row table:style-name="ro5">
          <table:table-cell office:value-type="string">
            <text:p>Renaud</text:p>
          </table:table-cell>
          <table:table-cell office:value-type="string">
            <text:p>Alexandre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CEILING(SUMPRODUCT([.$C$2:.$I$2];[.$C24:.$I24])/4;0.5;0)" office:value-type="float" office:value="14.5">
            <text:p>14.5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7">
          <table:table-cell office:value-type="string">
            <text:p>Schepens</text:p>
          </table:table-cell>
          <table:table-cell office:value-type="string">
            <text:p>Mathieu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CEILING(SUMPRODUCT([.$C$2:.$I$2];[.$C25:.$I25])/4;0.5;0)" office:value-type="float" office:value="18.5">
            <text:p>18.5</text:p>
          </table:table-cell>
          <table:table-cell/>
          <table:table-cell office:value-type="float" office:value="16">
            <text:p>16</text:p>
          </table:table-cell>
          <table:table-cell table:number-columns-repeated="5"/>
        </table:table-row>
        <table:table-row table:style-name="ro7">
          <table:table-cell office:value-type="string">
            <text:p>Slepak</text:p>
          </table:table-cell>
          <table:table-cell office:value-type="string">
            <text:p>Jérémy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CEILING(SUMPRODUCT([.$C$2:.$I$2];[.$C26:.$I26])/4;0.5;0)"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5"/>
        </table:table-row>
        <table:table-row table:style-name="ro7">
          <table:table-cell office:value-type="string">
            <text:p>Souiki</text:p>
          </table:table-cell>
          <table:table-cell office:value-type="string">
            <text:p>Adam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formula="of:=CEILING(SUMPRODUCT([.$C$2:.$I$2];[.$C27:.$I27])/4;0.5;0)" office:value-type="float" office:value="13.5">
            <text:p>13.5</text:p>
          </table:table-cell>
          <table:table-cell/>
          <table:table-cell office:value-type="float" office:value="16">
            <text:p>16</text:p>
          </table:table-cell>
          <table:table-cell table:number-columns-repeated="5"/>
        </table:table-row>
        <table:table-row table:style-name="ro7">
          <table:table-cell office:value-type="string">
            <text:p>Thorez</text:p>
          </table:table-cell>
          <table:table-cell office:value-type="string">
            <text:p>Donatien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CEILING(SUMPRODUCT([.$C$2:.$I$2];[.$C28:.$I28])/4;0.5;0)" office:value-type="float" office:value="8.5">
            <text:p>8.5</text:p>
          </table:table-cell>
          <table:table-cell/>
          <table:table-cell office:value-type="float" office:value="12">
            <text:p>12</text:p>
          </table:table-cell>
          <table:table-cell table:number-columns-repeated="5"/>
        </table:table-row>
        <table:table-row table:style-name="ro7">
          <table:table-cell office:value-type="string">
            <text:p>Vierlinck</text:p>
          </table:table-cell>
          <table:table-cell office:value-type="string">
            <text:p>Florian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29:.$I29])/4;0.5;0)" office:value-type="float" office:value="10.5">
            <text:p>10.5</text:p>
          </table:table-cell>
          <table:table-cell/>
          <table:table-cell office:value-type="float" office:value="14">
            <text:p>14</text:p>
          </table:table-cell>
          <table:table-cell table:number-columns-repeated="5"/>
        </table:table-row>
        <table:table-row table:style-name="ro7">
          <table:table-cell office:value-type="string">
            <text:p>Zehriou</text:p>
          </table:table-cell>
          <table:table-cell office:value-type="string">
            <text:p>Ama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CEILING(SUMPRODUCT([.$C$2:.$I$2];[.$C30:.$I30])/4;0.5;0)"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5" table:number-rows-repeated="2">
          <table:table-cell table:number-columns-repeated="9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numero </text:p>
          </table:table-cell>
          <table:table-cell table:style-name="ce2" office:value-type="string">
            <text:p>nom </text:p>
          </table:table-cell>
          <table:table-cell table:style-name="ce2" office:value-type="float" office:value="1.1">
            <text:p>1.1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1.3">
            <text:p>1.3</text:p>
          </table:table-cell>
          <table:table-cell table:style-name="ce2" office:value-type="float" office:value="2.1">
            <text:p>2.1</text:p>
          </table:table-cell>
          <table:table-cell table:style-name="ce2" office:value-type="float" office:value="3.1">
            <text:p>3.1</text:p>
          </table:table-cell>
          <table:table-cell table:style-name="ce2" office:value-type="float" office:value="3.2">
            <text:p>3.2</text:p>
          </table:table-cell>
          <table:table-cell table:style-name="ce2" office:value-type="float" office:value="3.3">
            <text:p>3.3</text:p>
          </table:table-cell>
          <table:table-cell table:style-name="ce2" office:value-type="float" office:value="3.4">
            <text:p>3.4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4.1">
            <text:p>4.1</text:p>
          </table:table-cell>
          <table:table-cell table:style-name="ce2" office:value-type="float" office:value="4.2">
            <text:p>4.2</text:p>
          </table:table-cell>
          <table:table-cell table:style-name="ce2" office:value-type="float" office:value="4.3">
            <text:p>4.3</text:p>
          </table:table-cell>
          <table:table-cell table:style-name="ce2"/>
          <table:table-cell table:style-name="ce8"/>
          <table:table-cell table:style-name="ce2" office:value-type="string">
            <text:p>Sur 20</text:p>
          </table:table-cell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8" table:formula="of:=SUMPRODUCT([Bilan.$C$15:Bilan.$N$15];[.$C34:.$N34])/4" office:value-type="float" office:value="8.75">
            <text:p>8.75</text:p>
          </table:table-cell>
          <table:table-cell table:style-name="ce2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8" table:formula="of:=SUMPRODUCT([Bilan.$C$15:Bilan.$N$15];[.$C35:.$N35])/4" office:value-type="float" office:value="5.75">
            <text:p>5.75</text:p>
          </table:table-cell>
          <table:table-cell table:style-name="ce2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/>
          <table:table-cell table:number-columns-repeated="3" table:style-name="ce2" office:value-type="float" office:value="4">
            <text:p>4</text:p>
          </table:table-cell>
          <table:table-cell table:style-name="ce2"/>
          <table:table-cell table:number-columns-repeated="4"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/>
          <table:table-cell table:style-name="ce8" table:formula="of:=SUMPRODUCT([Bilan.$C$15:Bilan.$N$15];[.$C36:.$N36])/4" office:value-type="float" office:value="18.5">
            <text:p>18.5</text:p>
          </table:table-cell>
          <table:table-cell table:style-name="ce2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2"/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8" table:formula="of:=SUMPRODUCT([Bilan.$C$15:Bilan.$N$15];[.$C37:.$N37])/4" office:value-type="float" office:value="10.75">
            <text:p>10.75</text:p>
          </table:table-cell>
          <table:table-cell table:style-name="ce2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8" table:formula="of:=SUMPRODUCT([Bilan.$C$15:Bilan.$N$15];[.$C38:.$N38])/4" office:value-type="float" office:value="11.25">
            <text:p>11.25</text:p>
          </table:table-cell>
          <table:table-cell table:style-name="ce2"/>
        </table:table-row>
        <table:table-row table:style-name="ro5">
          <table:table-cell table:style-name="ce2" office:value-type="float" office:value="21">
            <text:p>21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table:number-columns-repeated="2"/>
          <table:table-cell table:style-name="ce8" table:formula="of:=SUMPRODUCT([Bilan.$C$15:Bilan.$N$15];[.$C39:.$N39])/4" office:value-type="float" office:value="8">
            <text:p>8</text:p>
          </table:table-cell>
          <table:table-cell table:style-name="ce2"/>
        </table:table-row>
        <table:table-row table:style-name="ro5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8" table:formula="of:=SUMPRODUCT([Bilan.$C$15:Bilan.$N$15];[.$C40:.$N40])/4" office:value-type="float" office:value="5">
            <text:p>5</text:p>
          </table:table-cell>
          <table:table-cell table:style-name="ce2"/>
        </table:table-row>
        <table:table-row table:style-name="ro5">
          <table:table-cell table:style-name="ce2" office:value-type="float" office:value="42">
            <text:p>4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8" table:formula="of:=SUMPRODUCT([Bilan.$C$15:Bilan.$N$15];[.$C41:.$N41])/4" office:value-type="float" office:value="7">
            <text:p>7</text:p>
          </table:table-cell>
          <table:table-cell table:style-name="ce2"/>
        </table:table-row>
        <table:table-row table:style-name="ro5">
          <table:table-cell table:style-name="ce2" office:value-type="float" office:value="43">
            <text:p>43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table:number-columns-repeated="2"/>
          <table:table-cell table:style-name="ce8" table:formula="of:=SUMPRODUCT([Bilan.$C$15:Bilan.$N$15];[.$C42:.$N42])/4" office:value-type="float" office:value="12">
            <text:p>12</text:p>
          </table:table-cell>
          <table:table-cell table:style-name="ce2"/>
        </table:table-row>
        <table:table-row table:style-name="ro5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number-columns-repeated="4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8" table:formula="of:=SUMPRODUCT([Bilan.$C$15:Bilan.$N$15];[.$C43:.$N43])/4" office:value-type="float" office:value="14">
            <text:p>14</text:p>
          </table:table-cell>
          <table:table-cell table:style-name="ce2"/>
        </table:table-row>
        <table:table-row table:style-name="ro5">
          <table:table-cell table:style-name="ce2" office:value-type="float" office:value="67">
            <text:p>67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/>
          <table:table-cell table:number-columns-repeated="8" table:style-name="ce2" office:value-type="float" office:value="0">
            <text:p>0</text:p>
          </table:table-cell>
          <table:table-cell table:style-name="ce2"/>
          <table:table-cell table:style-name="ce8" table:formula="of:=SUMPRODUCT([Bilan.$C$15:Bilan.$N$15];[.$C44:.$N44])/4" office:value-type="float" office:value="2">
            <text:p>2</text:p>
          </table:table-cell>
          <table:table-cell table:style-name="ce2"/>
        </table:table-row>
        <table:table-row table:style-name="ro5">
          <table:table-cell table:style-name="ce2" office:value-type="float" office:value="71">
            <text:p>71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8" table:formula="of:=SUMPRODUCT([Bilan.$C$15:Bilan.$N$15];[.$C45:.$N45])/4" office:value-type="float" office:value="12.5">
            <text:p>12.5</text:p>
          </table:table-cell>
          <table:table-cell table:style-name="ce2"/>
        </table:table-row>
        <table:table-row table:style-name="ro5">
          <table:table-cell table:style-name="ce2" office:value-type="float" office:value="90">
            <text:p>90</text:p>
          </table:table-cell>
          <table:table-cell table:style-name="ce2"/>
          <table:table-cell table:number-columns-repeated="2"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8" table:formula="of:=SUMPRODUCT([Bilan.$C$15:Bilan.$N$15];[.$C46:.$N46])/4" office:value-type="float" office:value="9">
            <text:p>9</text:p>
          </table:table-cell>
          <table:table-cell table:style-name="ce2"/>
        </table:table-row>
        <table:table-row table:style-name="ro5">
          <table:table-cell table:style-name="ce2" office:value-type="float" office:value="101">
            <text:p>101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/>
          <table:table-cell table:style-name="ce8" table:formula="of:=SUMPRODUCT([Bilan.$C$15:Bilan.$N$15];[.$C47:.$N47])/4" office:value-type="float" office:value="13.5">
            <text:p>13.5</text:p>
          </table:table-cell>
          <table:table-cell table:style-name="ce2"/>
        </table:table-row>
        <table:table-row table:style-name="ro5">
          <table:table-cell table:style-name="ce2" office:value-type="float" office:value="102">
            <text:p>10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8" table:formula="of:=SUMPRODUCT([Bilan.$C$15:Bilan.$N$15];[.$C48:.$N48])/4" office:value-type="float" office:value="7.5">
            <text:p>7.5</text:p>
          </table:table-cell>
          <table:table-cell table:style-name="ce2"/>
        </table:table-row>
        <table:table-row table:style-name="ro5">
          <table:table-cell table:style-name="ce2" office:value-type="float" office:value="110">
            <text:p>11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8" table:formula="of:=SUMPRODUCT([Bilan.$C$15:Bilan.$N$15];[.$C49:.$N49])/4" office:value-type="float" office:value="12.5">
            <text:p>12.5</text:p>
          </table:table-cell>
          <table:table-cell table:style-name="ce2"/>
        </table:table-row>
        <table:table-row table:style-name="ro5">
          <table:table-cell office:value-type="float" office:value="111">
            <text:p>11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5"/>
          <table:table-cell table:style-name="ce8" table:formula="of:=SUMPRODUCT([Bilan.$C$15:Bilan.$N$15];[.$C50:.$N50])/4" office:value-type="float" office:value="2">
            <text:p>2</text:p>
          </table:table-cell>
          <table:table-cell/>
        </table:table-row>
        <table:table-row table:style-name="ro5">
          <table:table-cell office:value-type="float" office:value="116">
            <text:p>11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8" table:formula="of:=SUMPRODUCT([Bilan.$C$15:Bilan.$N$15];[.$C51:.$N51])/4" office:value-type="float" office:value="9.5">
            <text:p>9.5</text:p>
          </table:table-cell>
          <table:table-cell/>
        </table:table-row>
        <table:table-row table:style-name="ro5">
          <table:table-cell office:value-type="float" office:value="125">
            <text:p>12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style-name="ce8" table:formula="of:=SUMPRODUCT([Bilan.$C$15:Bilan.$N$15];[.$C52:.$N52])/4" office:value-type="float" office:value="14.75">
            <text:p>14.75</text:p>
          </table:table-cell>
          <table:table-cell/>
        </table:table-row>
        <table:table-row table:style-name="ro5">
          <table:table-cell office:value-type="float" office:value="132">
            <text:p>132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style-name="ce8" table:formula="of:=SUMPRODUCT([Bilan.$C$15:Bilan.$N$15];[.$C53:.$N53])/4" office:value-type="float" office:value="14">
            <text:p>14</text:p>
          </table:table-cell>
          <table:table-cell/>
        </table:table-row>
        <table:table-row table:style-name="ro5">
          <table:table-cell office:value-type="float" office:value="134">
            <text:p>13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style-name="ce8" table:formula="of:=SUMPRODUCT([Bilan.$C$15:Bilan.$N$15];[.$C54:.$N54])/4" office:value-type="float" office:value="5.5">
            <text:p>5.5</text:p>
          </table:table-cell>
          <table:table-cell/>
        </table:table-row>
        <table:table-row table:style-name="ro5">
          <table:table-cell office:value-type="float" office:value="135">
            <text:p>13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style-name="ce8" table:formula="of:=SUMPRODUCT([Bilan.$C$15:Bilan.$N$15];[.$C55:.$N55])/4" office:value-type="float" office:value="11.5">
            <text:p>11.5</text:p>
          </table:table-cell>
          <table:table-cell/>
        </table:table-row>
        <table:table-row table:style-name="ro5">
          <table:table-cell office:value-type="float" office:value="136">
            <text:p>136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8" table:formula="of:=SUMPRODUCT([Bilan.$C$15:Bilan.$N$15];[.$C56:.$N56])/4" office:value-type="float" office:value="12.75">
            <text:p>12.75</text:p>
          </table:table-cell>
          <table:table-cell/>
        </table:table-row>
        <table:table-row table:style-name="ro5">
          <table:table-cell office:value-type="float" office:value="143">
            <text:p>143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5"/>
          <table:table-cell table:style-name="ce8" table:formula="of:=SUMPRODUCT([Bilan.$C$15:Bilan.$N$15];[.$C57:.$N57])/4" office:value-type="float" office:value="6.25">
            <text:p>6.25</text:p>
          </table:table-cell>
          <table:table-cell/>
        </table:table-row>
        <table:table-row table:style-name="ro5">
          <table:table-cell office:value-type="float" office:value="147">
            <text:p>147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style-name="ce8" table:formula="of:=SUMPRODUCT([Bilan.$C$15:Bilan.$N$15];[.$C58:.$N58])/4" office:value-type="float" office:value="16.5">
            <text:p>16.5</text:p>
          </table:table-cell>
          <table:table-cell/>
        </table:table-row>
        <table:table-row table:style-name="ro5">
          <table:table-cell office:value-type="float" office:value="150">
            <text:p>15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5"/>
          <table:table-cell table:style-name="ce8" table:formula="of:=SUMPRODUCT([Bilan.$C$15:Bilan.$N$15];[.$C59:.$N59])/4" office:value-type="float" office:value="2">
            <text:p>2</text:p>
          </table:table-cell>
          <table:table-cell/>
        </table:table-row>
        <table:table-row table:style-name="ro5">
          <table:table-cell office:value-type="float" office:value="152">
            <text:p>152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 table:formula="of:=SUMPRODUCT([Bilan.$C$15:Bilan.$N$15];[.$C60:.$N60])/4" office:value-type="float" office:value="3">
            <text:p>3</text:p>
          </table:table-cell>
          <table:table-cell/>
        </table:table-row>
        <table:table-row table:style-name="ro5">
          <table:table-cell office:value-type="float" office:value="156">
            <text:p>156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style-name="ce8" table:formula="of:=SUMPRODUCT([Bilan.$C$15:Bilan.$N$15];[.$C61:.$N61])/4" office:value-type="float" office:value="8.5">
            <text:p>8.5</text:p>
          </table:table-cell>
          <table:table-cell/>
        </table:table-row>
      </table:table>
      <table:table table:name="MIAGE1" table:style-name="ta1" table:print="false">
        <table:table-column table:style-name="co25" table:default-cell-style-name="ce14"/>
        <table:table-column table:style-name="co26" table:default-cell-style-name="ce14"/>
        <table:table-column table:style-name="co1" table:number-columns-repeated="4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number-columns-repeated="3" table:default-cell-style-name="ce8"/>
        <table:table-column table:style-name="co29" table:default-cell-style-name="Default"/>
        <table:table-row table:style-name="ro2">
          <table:table-cell table:style-name="Default" table:number-columns-repeated="2"/>
          <table:table-cell office:value-type="float" office:value="1.1">
            <text:p>1.1</text:p>
          </table:table-cell>
          <table:table-cell office:value-type="string">
            <text:p>1.2.a</text:p>
          </table:table-cell>
          <table:table-cell office:value-type="string">
            <text:p>1.2.b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table:number-columns-repeated="3"/>
          <table:table-cell office:value-type="string">
            <text:p>lisibilité</text:p>
          </table:table-cell>
        </table:table-row>
        <table:table-row table:style-name="ro1">
          <table:table-cell table:style-name="Default" table:number-columns-repeated="2"/>
          <table:table-cell table:formula="of:=[$Bilan.$C$2]" office:value-type="float" office:value="3">
            <text:p>3</text:p>
          </table:table-cell>
          <table:table-cell table:formula="of:=[$Bilan.$D$2]" office:value-type="float" office:value="2">
            <text:p>2</text:p>
          </table:table-cell>
          <table:table-cell table:formula="of:=[$Bilan.$E$2]" office:value-type="float" office:value="3">
            <text:p>3</text:p>
          </table:table-cell>
          <table:table-cell table:formula="of:=[$Bilan.$F$2]" office:value-type="float" office:value="2">
            <text:p>2</text:p>
          </table:table-cell>
          <table:table-cell table:formula="of:=[$Bilan.$G$2]" office:value-type="float" office:value="3">
            <text:p>3</text:p>
          </table:table-cell>
          <table:table-cell table:formula="of:=[$Bilan.$H$2]" office:value-type="float" office:value="4">
            <text:p>4</text:p>
          </table:table-cell>
          <table:table-cell table:formula="of:=[$Bilan.$J$2]" office:value-type="float" office:value="3">
            <text:p>3</text:p>
          </table:table-cell>
          <table:table-cell table:style-name="ce16" table:formula="of:=AVERAGE([.J4:.J24])" office:value-type="float" office:value="11.0952380952381">
            <text:p>11.1</text:p>
          </table:table-cell>
          <table:table-cell table:style-name="ce16" table:formula="of:=STDEV([.J4:.J24])" office:value-type="float" office:value="3.37127219169206">
            <text:p>3.37</text:p>
          </table:table-cell>
          <table:table-cell table:style-name="ce16"/>
          <table:table-cell/>
        </table:table-row>
        <table:table-row table:style-name="ro10">
          <table:table-cell table:style-name="Default" table:number-columns-repeated="2"/>
          <table:table-cell office:value-type="string">
            <text:p>2357 = 4</text:p>
            <text:p>23579 = 2</text:p>
            <text:p>Autre = 0</text:p>
          </table:table-cell>
          <table:table-cell office:value-type="string">
            <text:p>binaire</text:p>
          </table:table-cell>
          <table:table-cell office:value-type="string">
            <text:p>binaire</text:p>
          </table:table-cell>
          <table:table-cell office:value-type="string">
            <text:p>arret = 1</text:p>
            <text:p>recursif = 1</text:p>
            <text:p>retour = 1</text:p>
            <text:p>formule = 1</text:p>
          </table:table-cell>
          <table:table-cell office:value-type="string">
            <text:p>gestion var = 1</text:p>
            <text:p>Remplissage = 1</text:p>
            <text:p>Recherche = 1</text:p>
            <text:p>retour + formule = 1</text:p>
          </table:table-cell>
          <table:table-cell office:value-type="string">
            <text:p>Colonne = 1</text:p>
            <text:p>Ligne = 1</text:p>
            <text:p>Diagonale = 1</text:p>
            <text:p>Nombres = 1</text:p>
          </table:table-cell>
          <table:table-cell office:value-type="string">
            <text:p>parcours = 1</text:p>
            <text:p>Conditions = 1</text:p>
            <text:p>Valeurs = 1</text:p>
            <text:p># = 1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>
            <text:p>BAH </text:p>
          </table:table-cell>
          <table:table-cell office:value-type="string">
            <text:p>Boubacar Haby 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EILING(SUMPRODUCT([.$C$2:.$I$2];[.$C4:.$I4])/4;0.5;0)" office:value-type="float" office:value="3.5">
            <text:p>3.5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ALDE </text:p>
          </table:table-cell>
          <table:table-cell office:value-type="string">
            <text:p>Saikou Oumar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CEILING(SUMPRODUCT([.$C$2:.$I$2];[.$C5:.$I5])/4;0.5;0)" office:value-type="float" office:value="13">
            <text:p>13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ECKER </text:p>
          </table:table-cell>
          <table:table-cell office:value-type="string">
            <text:p>Sébastien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CEILING(SUMPRODUCT([.$C$2:.$I$2];[.$C6:.$I6])/4;0.5;0)" office:value-type="float" office:value="11">
            <text:p>11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INOIS </text:p>
          </table:table-cell>
          <table:table-cell office:value-type="string">
            <text:p>Jimmy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CEILING(SUMPRODUCT([.$C$2:.$I$2];[.$C7:.$I7])/4;0.5;0)" office:value-type="float" office:value="10">
            <text:p>1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ORDONE </text:p>
          </table:table-cell>
          <table:table-cell office:value-type="string">
            <text:p>Romain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CEILING(SUMPRODUCT([.$C$2:.$I$2];[.$C8:.$I8])/4;0.5;0)" office:value-type="float" office:value="6.5">
            <text:p>6.5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RICHE </text:p>
          </table:table-cell>
          <table:table-cell office:value-type="string">
            <text:p>Maxime </text:p>
          </table:table-cell>
          <table:table-cell office:value-type="float" office:value="0">
            <text:p>0</text:p>
          </table:table-cell>
          <table:table-cell table:number-columns-repeated="2" table:style-name="ce14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9:.$I9])/4;0.5;0)" office:value-type="float" office:value="9">
            <text:p>9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APIZZI </text:p>
          </table:table-cell>
          <table:table-cell office:value-type="string">
            <text:p>Lesly-Anne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CEILING(SUMPRODUCT([.$C$2:.$I$2];[.$C10:.$I10])/4;0.5;0)" office:value-type="float" office:value="12">
            <text:p>12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ATTE </text:p>
          </table:table-cell>
          <table:table-cell office:value-type="string">
            <text:p>Matthieu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CEILING(SUMPRODUCT([.$C$2:.$I$2];[.$C11:.$I11])/4;0.5;0)"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ORNET </text:p>
          </table:table-cell>
          <table:table-cell office:value-type="string">
            <text:p>Guillaume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12:.$I12])/4;0.5;0)" office:value-type="float" office:value="10">
            <text:p>10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AMLENCOUR </text:p>
          </table:table-cell>
          <table:table-cell office:value-type="string">
            <text:p>Julia 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CEILING(SUMPRODUCT([.$C$2:.$I$2];[.$C13:.$I13])/4;0.5;0)" office:value-type="float" office:value="16">
            <text:p>16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ROLET </text:p>
          </table:table-cell>
          <table:table-cell office:value-type="string">
            <text:p>Gaëtan 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CEILING(SUMPRODUCT([.$C$2:.$I$2];[.$C14:.$I14])/4;0.5;0)" office:value-type="float" office:value="15.5">
            <text:p>15.5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FLOQUET </text:p>
          </table:table-cell>
          <table:table-cell office:value-type="string">
            <text:p>Emeric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CEILING(SUMPRODUCT([.$C$2:.$I$2];[.$C15:.$I15])/4;0.5;0)" office:value-type="float" office:value="13.5">
            <text:p>13.5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REVILLE </text:p>
          </table:table-cell>
          <table:table-cell office:value-type="string">
            <text:p>Mathieu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formula="of:=CEILING(SUMPRODUCT([.$C$2:.$I$2];[.$C16:.$I16])/4;0.5;0)" office:value-type="float" office:value="11">
            <text:p>11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HARD </text:p>
          </table:table-cell>
          <table:table-cell office:value-type="string">
            <text:p>Martin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CEILING(SUMPRODUCT([.$C$2:.$I$2];[.$C17:.$I17])/4;0.5;0)" office:value-type="float" office:value="7.5">
            <text:p>7.5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LANGLOIS </text:p>
          </table:table-cell>
          <table:table-cell office:value-type="string">
            <text:p>Julien 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CEILING(SUMPRODUCT([.$C$2:.$I$2];[.$C18:.$I18])/4;0.5;0)" office:value-type="float" office:value="17.5">
            <text:p>17.5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LEDOUX </text:p>
          </table:table-cell>
          <table:table-cell office:value-type="string">
            <text:p>Charlotte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CEILING(SUMPRODUCT([.$C$2:.$I$2];[.$C19:.$I19])/4;0.5;0)" office:value-type="float" office:value="8.5">
            <text:p>8.5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LENAIN </text:p>
          </table:table-cell>
          <table:table-cell office:value-type="string">
            <text:p>Sébastien 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20:.$I20])/4;0.5;0)" office:value-type="float" office:value="15">
            <text:p>15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IMON </text:p>
          </table:table-cell>
          <table:table-cell office:value-type="string">
            <text:p>Martin 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21:.$I21])/4;0.5;0)" office:value-type="float" office:value="11.5">
            <text:p>11.5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5" office:value-type="string">
            <text:p>DESROZIERS</text:p>
          </table:table-cell>
          <table:table-cell table:style-name="ce15" office:value-type="string">
            <text:p>Quentin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CEILING(SUMPRODUCT([.$C$2:.$I$2];[.$C22:.$I22])/4;0.5;0)" office:value-type="float" office:value="11">
            <text:p>11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2">
          <table:table-cell table:style-name="ce15" office:value-type="string">
            <text:p>WUILBAUT</text:p>
          </table:table-cell>
          <table:table-cell table:style-name="ce15" office:value-type="string">
            <text:p>Géry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formula="of:=CEILING(SUMPRODUCT([.$C$2:.$I$2];[.$C23:.$I23])/4;0.5;0)" office:value-type="float" office:value="12.5">
            <text:p>12.5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table:style-name="ce15" office:value-type="string">
            <text:p>WAELKENS</text:p>
          </table:table-cell>
          <table:table-cell table:style-name="ce15" office:value-type="string">
            <text:p>Yannick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CEILING(SUMPRODUCT([.$C$2:.$I$2];[.$C24:.$I24])/4;0.5;0)" office:value-type="float" office:value="10.5">
            <text:p>10.5</text:p>
          </table:table-cell>
          <table:table-cell table:number-columns-repeated="2"/>
          <table:table-cell office:value-type="float" office:value="1">
            <text:p>1</text:p>
          </table:table-cell>
        </table:table-row>
      </table:table>
      <table:table table:name="MIAGE2" table:style-name="ta1" table:print="false">
        <office:forms form:automatic-focus="false" form:apply-design-mode="false"/>
        <table:table-column table:style-name="co41" table:default-cell-style-name="ce14"/>
        <table:table-column table:style-name="co42" table:default-cell-style-name="ce14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office:value-type="float" office:value="1.1">
            <text:p>1.1</text:p>
          </table:table-cell>
          <table:table-cell office:value-type="string">
            <text:p>1.2.a</text:p>
          </table:table-cell>
          <table:table-cell office:value-type="string">
            <text:p>1.2.b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formula="of:=[$Bilan.$C$2]" office:value-type="float" office:value="3">
            <text:p>3</text:p>
          </table:table-cell>
          <table:table-cell table:formula="of:=[$Bilan.$D$2]" office:value-type="float" office:value="2">
            <text:p>2</text:p>
          </table:table-cell>
          <table:table-cell table:formula="of:=[$Bilan.$E$2]" office:value-type="float" office:value="3">
            <text:p>3</text:p>
          </table:table-cell>
          <table:table-cell table:formula="of:=[$Bilan.$F$2]" office:value-type="float" office:value="2">
            <text:p>2</text:p>
          </table:table-cell>
          <table:table-cell table:formula="of:=[$Bilan.$G$2]" office:value-type="float" office:value="3">
            <text:p>3</text:p>
          </table:table-cell>
          <table:table-cell table:formula="of:=[$Bilan.$H$2]" office:value-type="float" office:value="4">
            <text:p>4</text:p>
          </table:table-cell>
          <table:table-cell table:formula="of:=[$Bilan.$I$2]" office:value-type="float" office:value="0">
            <text:p>0</text:p>
          </table:table-cell>
          <table:table-cell table:formula="of:=AVERAGE([.J3:.J22])" office:value-type="float" office:value="8.675">
            <text:p>8.68</text:p>
          </table:table-cell>
          <table:table-cell table:formula="of:=STDEV([.J3:.J22])" office:value-type="float" office:value="4.57186763633972">
            <text:p>4.57</text:p>
          </table:table-cell>
        </table:table-row>
        <table:table-row table:style-name="ro2">
          <table:table-cell office:value-type="string">
            <text:p>BERGEUS </text:p>
          </table:table-cell>
          <table:table-cell office:value-type="string">
            <text:p>Guillaume 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table:formula="of:=CEILING(SUMPRODUCT([.$C$2:.$I$2];[.$C4:.$I4])/4;0.5;0)" office:value-type="float" office:value="11.5">
            <text:p>11.5</text:p>
          </table:table-cell>
          <table:table-cell/>
        </table:table-row>
        <table:table-row table:style-name="ro2">
          <table:table-cell office:value-type="string">
            <text:p>BERTIN </text:p>
          </table:table-cell>
          <table:table-cell office:value-type="string">
            <text:p>Agathe 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CEILING(SUMPRODUCT([.$C$2:.$I$2];[.$C4:.$I4])/4;0.5;0)" office:value-type="float" office:value="11.5">
            <text:p>11.5</text:p>
          </table:table-cell>
          <table:table-cell/>
        </table:table-row>
        <table:table-row table:style-name="ro2">
          <table:table-cell office:value-type="string">
            <text:p>BOUTROUILLE </text:p>
          </table:table-cell>
          <table:table-cell office:value-type="string">
            <text:p>Maxime 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CEILING(SUMPRODUCT([.$C$2:.$I$2];[.$C5:.$I5])/4;0.5;0)" office:value-type="float" office:value="11.5">
            <text:p>11.5</text:p>
          </table:table-cell>
          <table:table-cell/>
        </table:table-row>
        <table:table-row table:style-name="ro2">
          <table:table-cell office:value-type="string">
            <text:p>FREZIN </text:p>
          </table:table-cell>
          <table:table-cell office:value-type="string">
            <text:p>Gilles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CEILING(SUMPRODUCT([.$C$2:.$I$2];[.$C6:.$I6])/4;0.5;0)"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JOURDAIN </text:p>
          </table:table-cell>
          <table:table-cell office:value-type="string">
            <text:p>Benoît 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CEILING(SUMPRODUCT([.$C$2:.$I$2];[.$C7:.$I7])/4;0.5;0)" office:value-type="float" office:value="16">
            <text:p>16</text:p>
          </table:table-cell>
          <table:table-cell/>
        </table:table-row>
        <table:table-row table:style-name="ro2">
          <table:table-cell office:value-type="string">
            <text:p>LENQUETTE </text:p>
          </table:table-cell>
          <table:table-cell office:value-type="string">
            <text:p>Cédric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CEILING(SUMPRODUCT([.$C$2:.$I$2];[.$C8:.$I8])/4;0.5;0)" office:value-type="float" office:value="4.5">
            <text:p>4.5</text:p>
          </table:table-cell>
          <table:table-cell/>
        </table:table-row>
        <table:table-row table:style-name="ro2">
          <table:table-cell office:value-type="string">
            <text:p>MAINVIS </text:p>
          </table:table-cell>
          <table:table-cell office:value-type="string">
            <text:p>Terry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CEILING(SUMPRODUCT([.$C$2:.$I$2];[.$C9:.$I9])/4;0.5;0)"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MASOCCO </text:p>
          </table:table-cell>
          <table:table-cell office:value-type="string">
            <text:p>Angélina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EILING(SUMPRODUCT([.$C$2:.$I$2];[.$C10:.$I10])/4;0.5;0)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ORET </text:p>
          </table:table-cell>
          <table:table-cell office:value-type="string">
            <text:p>Basile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CEILING(SUMPRODUCT([.$C$2:.$I$2];[.$C11:.$I11])/4;0.5;0)" office:value-type="float" office:value="9.5">
            <text:p>9.5</text:p>
          </table:table-cell>
          <table:table-cell/>
        </table:table-row>
        <table:table-row table:style-name="ro2">
          <table:table-cell office:value-type="string">
            <text:p>PRUD'HOMME </text:p>
          </table:table-cell>
          <table:table-cell office:value-type="string">
            <text:p>Maxime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CEILING(SUMPRODUCT([.$C$2:.$I$2];[.$C12:.$I12])/4;0.5;0)" office:value-type="float" office:value="9.5">
            <text:p>9.5</text:p>
          </table:table-cell>
          <table:table-cell/>
        </table:table-row>
        <table:table-row table:style-name="ro2">
          <table:table-cell office:value-type="string">
            <text:p>RAKOTOBE </text:p>
          </table:table-cell>
          <table:table-cell office:value-type="string">
            <text:p>Jerry Philippe 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CEILING(SUMPRODUCT([.$C$2:.$I$2];[.$C13:.$I13])/4;0.5;0)" office:value-type="float" office:value="14.5">
            <text:p>14.5</text:p>
          </table:table-cell>
          <table:table-cell/>
        </table:table-row>
        <table:table-row table:style-name="ro2">
          <table:table-cell office:value-type="string">
            <text:p>SOULIMANI </text:p>
          </table:table-cell>
          <table:table-cell office:value-type="string">
            <text:p>Julien </text:p>
          </table:table-cell>
          <table:table-cell table:number-columns-repeated="7"/>
          <table:table-cell table:formula="of:=CEILING(SUMPRODUCT([.$C$2:.$I$2];[.$C14:.$I14])/4;0.5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ALCKE </text:p>
          </table:table-cell>
          <table:table-cell office:value-type="string">
            <text:p>Antoine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CEILING(SUMPRODUCT([.$C$2:.$I$2];[.$C15:.$I15])/4;0.5;0)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ZOONEKYND </text:p>
          </table:table-cell>
          <table:table-cell office:value-type="string">
            <text:p>Vivien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16:.$I16])/4;0.5;0)" office:value-type="float" office:value="8">
            <text:p>8</text:p>
          </table:table-cell>
          <table:table-cell/>
        </table:table-row>
        <table:table-row table:style-name="ro2">
          <table:table-cell table:style-name="Default" office:value-type="string">
            <text:p>Duhampas </text:p>
          </table:table-cell>
          <table:table-cell table:style-name="Default" office:value-type="string">
            <text:p>Clement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EILING(SUMPRODUCT([.$C$2:.$I$2];[.$C17:.$I17])/4;0.5;0)" office:value-type="float" office:value="12">
            <text:p>12</text:p>
          </table:table-cell>
          <table:table-cell/>
        </table:table-row>
        <table:table-row table:style-name="ro2">
          <table:table-cell table:style-name="Default" office:value-type="string">
            <text:p>Ruchot Sylvain</text:p>
          </table:table-cell>
          <table:table-cell table:style-name="Default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EILING(SUMPRODUCT([.$C$2:.$I$2];[.$C18:.$I18])/4;0.5;0)" office:value-type="float" office:value="3">
            <text:p>3</text:p>
          </table:table-cell>
          <table:table-cell/>
        </table:table-row>
        <table:table-row table:style-name="ro1">
          <table:table-cell table:style-name="Default" office:value-type="string">
            <text:p>Motte Louis</text:p>
          </table:table-cell>
          <table:table-cell table:style-name="Default"/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CEILING(SUMPRODUCT([.$C$2:.$I$2];[.$C19:.$I19])/4;0.5;0)" office:value-type="float" office:value="7.5">
            <text:p>7.5</text:p>
          </table:table-cell>
          <table:table-cell/>
        </table:table-row>
        <table:table-row table:style-name="ro2">
          <table:table-cell table:style-name="Default" office:value-type="string">
            <text:p>Duquesnoy Julien</text:p>
          </table:table-cell>
          <table:table-cell table:style-name="Default"/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20:.$I20])/4;0.5;0)" office:value-type="float" office:value="10">
            <text:p>10</text:p>
          </table:table-cell>
          <table:table-cell/>
        </table:table-row>
        <table:table-row table:style-name="ro2">
          <table:table-cell table:style-name="Default" office:value-type="string">
            <text:p>Titeca Florent</text:p>
          </table:table-cell>
          <table:table-cell table:style-name="Default"/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CEILING(SUMPRODUCT([.$C$2:.$I$2];[.$C21:.$I21])/4;0.5;0)" office:value-type="float" office:value="11.5">
            <text:p>11.5</text:p>
          </table:table-cell>
          <table:table-cell/>
        </table:table-row>
        <table:table-row table:style-name="ro2">
          <table:table-cell table:style-name="Default" office:value-type="string">
            <text:p>Dessein Samuel</text:p>
          </table:table-cell>
          <table:table-cell table:style-name="Default"/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CEILING(SUMPRODUCT([.$C$2:.$I$2];[.$C22:.$I22])/4;0.5;0)" office:value-type="float" office:value="15">
            <text:p>15</text:p>
          </table:table-cell>
          <table:table-cell/>
        </table:table-row>
      </table:table>
      <table:table table:name="Feuille1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21" table:default-cell-style-name="Default"/>
        <table:table-row table:style-name="ro2"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ote</text:p>
          </table:table-cell>
          <table:table-cell table:number-columns-repeated="1021"/>
        </table:table-row>
        <table:table-row table:style-name="ro1">
          <table:table-cell office:value-type="string">
            <text:p>Abbas</text:p>
          </table:table-cell>
          <table:table-cell office:value-type="string">
            <text:p>Hussein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it Belarbi</text:p>
          </table:table-cell>
          <table:table-cell table:style-name="ce9" office:value-type="string">
            <text:p>Mohamed-Amine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21"/>
        </table:table-row>
        <table:table-row table:style-name="ro2">
          <table:table-cell office:value-type="string">
            <text:p>Asseman</text:p>
          </table:table-cell>
          <table:table-cell office:value-type="string">
            <text:p>Antoine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 office:value-type="string">
            <text:p>Bacara</text:p>
          </table:table-cell>
          <table:table-cell office:value-type="string">
            <text:p>Christoph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2">
          <table:table-cell office:value-type="string">
            <text:p>Batnini</text:p>
          </table:table-cell>
          <table:table-cell office:value-type="string">
            <text:p>Myriam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2">
          <table:table-cell office:value-type="string">
            <text:p>Bens</text:p>
          </table:table-cell>
          <table:table-cell office:value-type="string">
            <text:p>Joffrey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2">
          <table:table-cell office:value-type="string">
            <text:p>Berneaux</text:p>
          </table:table-cell>
          <table:table-cell office:value-type="string">
            <text:p>Denis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2">
          <table:table-cell office:value-type="string">
            <text:p>Boeykens</text:p>
          </table:table-cell>
          <table:table-cell office:value-type="string">
            <text:p>Matthieu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Calibre</text:p>
          </table:table-cell>
          <table:table-cell office:value-type="string">
            <text:p>Theo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 office:value-type="string">
            <text:p>Cousin</text:p>
          </table:table-cell>
          <table:table-cell office:value-type="string">
            <text:p>Aurelien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2">
          <table:table-cell office:value-type="string">
            <text:p>De Ville</text:p>
          </table:table-cell>
          <table:table-cell office:value-type="string">
            <text:p>Halim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Demol</text:p>
          </table:table-cell>
          <table:table-cell office:value-type="string">
            <text:p>David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 office:value-type="string">
            <text:p>Dufeu</text:p>
          </table:table-cell>
          <table:table-cell office:value-type="string">
            <text:p>Jean-Philippe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 office:value-type="string">
            <text:p>El Arbaoui</text:p>
          </table:table-cell>
          <table:table-cell office:value-type="string">
            <text:p>Sara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2">
          <table:table-cell office:value-type="string">
            <text:p>El Moutaoukil</text:p>
          </table:table-cell>
          <table:table-cell office:value-type="string">
            <text:p>Moulay-Mehdi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2">
          <table:table-cell office:value-type="string">
            <text:p>Fetiveau</text:p>
          </table:table-cell>
          <table:table-cell office:value-type="string">
            <text:p>Jérémy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 office:value-type="string">
            <text:p>Fontaine</text:p>
          </table:table-cell>
          <table:table-cell office:value-type="string">
            <text:p>Jérémy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office:value-type="string">
            <text:p>Foulon</text:p>
          </table:table-cell>
          <table:table-cell office:value-type="string">
            <text:p>Nicolas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Fournier</text:p>
          </table:table-cell>
          <table:table-cell office:value-type="string">
            <text:p>Quentin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office:value-type="string">
            <text:p>Gouzer</text:p>
          </table:table-cell>
          <table:table-cell office:value-type="string">
            <text:p>William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2">
          <table:table-cell office:value-type="string">
            <text:p>Grahek</text:p>
          </table:table-cell>
          <table:table-cell office:value-type="string">
            <text:p>Kevin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Grave</text:p>
          </table:table-cell>
          <table:table-cell office:value-type="string">
            <text:p>Guy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Guida</text:p>
          </table:table-cell>
          <table:table-cell office:value-type="string">
            <text:p>Tony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office:value-type="string">
            <text:p>Havet</text:p>
          </table:table-cell>
          <table:table-cell office:value-type="string">
            <text:p>Aurélien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2">
          <table:table-cell office:value-type="string">
            <text:p>Hochedez</text:p>
          </table:table-cell>
          <table:table-cell office:value-type="string">
            <text:p>Clement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 office:value-type="string">
            <text:p>Kachani</text:p>
          </table:table-cell>
          <table:table-cell office:value-type="string">
            <text:p>Zineb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office:value-type="string">
            <text:p>Koma</text:p>
          </table:table-cell>
          <table:table-cell office:value-type="string">
            <text:p>Xavier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office:value-type="string">
            <text:p>Lallbeeharry</text:p>
          </table:table-cell>
          <table:table-cell office:value-type="string">
            <text:p>Navish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6">
          <table:table-cell office:value-type="string">
            <text:p>Lefer</text:p>
          </table:table-cell>
          <table:table-cell office:value-type="string">
            <text:p>Grégory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2">
          <table:table-cell office:value-type="string">
            <text:p>Lefils</text:p>
          </table:table-cell>
          <table:table-cell office:value-type="string">
            <text:p>Valentin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Lemaire</text:p>
          </table:table-cell>
          <table:table-cell office:value-type="string">
            <text:p>Helene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2">
          <table:table-cell office:value-type="string">
            <text:p>Massa</text:p>
          </table:table-cell>
          <table:table-cell office:value-type="string">
            <text:p>Alexis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office:value-type="string">
            <text:p>Nait Abdelaziz</text:p>
          </table:table-cell>
          <table:table-cell office:value-type="string">
            <text:p>Yanis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2">
          <table:table-cell office:value-type="string">
            <text:p>Nejmeddine</text:p>
          </table:table-cell>
          <table:table-cell office:value-type="string">
            <text:p>Ayoub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Renaud</text:p>
          </table:table-cell>
          <table:table-cell office:value-type="string">
            <text:p>Alexandre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office:value-type="string">
            <text:p>Rodrigues</text:p>
          </table:table-cell>
          <table:table-cell office:value-type="string">
            <text:p>Rémi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2">
          <table:table-cell office:value-type="string">
            <text:p>Schepens</text:p>
          </table:table-cell>
          <table:table-cell office:value-type="string">
            <text:p>Mathieu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2">
          <table:table-cell office:value-type="string">
            <text:p>Slepak</text:p>
          </table:table-cell>
          <table:table-cell office:value-type="string">
            <text:p>Jeremy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2">
          <table:table-cell office:value-type="string">
            <text:p>Souiki</text:p>
          </table:table-cell>
          <table:table-cell office:value-type="string">
            <text:p>Adam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2">
          <table:table-cell office:value-type="string">
            <text:p>Thorez</text:p>
          </table:table-cell>
          <table:table-cell office:value-type="string">
            <text:p>Donatien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 office:value-type="string">
            <text:p>Vierlinck</text:p>
          </table:table-cell>
          <table:table-cell office:value-type="string">
            <text:p>Floria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2">
          <table:table-cell office:value-type="string">
            <text:p>Weng</text:p>
          </table:table-cell>
          <table:table-cell office:value-type="string">
            <text:p>Zhi-Hao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2">
          <table:table-cell office:value-type="string">
            <text:p>Zeriouh</text:p>
          </table:table-cell>
          <table:table-cell office:value-type="string">
            <text:p>Amal</text:p>
          </table:table-cell>
          <table:table-cell office:value-type="float" office:value="15">
            <text:p>15</text:p>
          </table:table-cell>
          <table:table-cell table:number-columns-repeated="1021"/>
        </table:table-row>
      </table:table>
      <table:database-ranges>
        <table:database-range table:target-range-address="Feuille1.A2:Feuille1.C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1/23/2013</text:date>, <text:time>12:2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23T12:21:59</dc:date>
    <meta:generator>OpenOffice.org/3.3$Unix OpenOffice.org_project/330m20$Build-9567</meta:generator>
    <meta:editing-duration>P1DT11H17S</meta:editing-duration>
    <meta:editing-cycles>66</meta:editing-cycles>
    <meta:printed-by>toto le heros</meta:printed-by>
    <meta:print-date>2012-11-02T09:41:18.38</meta:print-date>
    <meta:document-statistic meta:table-count="9" meta:cell-count="4285" meta:object-count="0"/>
  </office:meta>
</office:document-meta>
</file>